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3.33cm"/>
    </style:style>
    <style:style style:name="co12" style:family="table-column">
      <style:table-column-properties fo:break-before="auto" style:column-width="8.042cm"/>
    </style:style>
    <style:style style:name="co13" style:family="table-column">
      <style:table-column-properties fo:break-before="auto" style:column-width="6.054cm"/>
    </style:style>
    <style:style style:name="co14" style:family="table-column">
      <style:table-column-properties fo:break-before="auto" style:column-width="5.618cm"/>
    </style:style>
    <style:style style:name="co15" style:family="table-column">
      <style:table-column-properties fo:break-before="auto" style:column-width="6.135cm"/>
    </style:style>
    <style:style style:name="co16" style:family="table-column">
      <style:table-column-properties fo:break-before="auto" style:column-width="5.644cm"/>
    </style:style>
    <style:style style:name="co17" style:family="table-column">
      <style:table-column-properties fo:break-before="auto" style:column-width="5.073cm"/>
    </style:style>
    <style:style style:name="co18" style:family="table-column">
      <style:table-column-properties fo:break-before="auto" style:column-width="5.373cm"/>
    </style:style>
    <style:style style:name="co19" style:family="table-column">
      <style:table-column-properties fo:break-before="auto" style:column-width="5.808cm"/>
    </style:style>
    <style:style style:name="co20" style:family="table-column">
      <style:table-column-properties fo:break-before="auto" style:column-width="6.299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5.427cm"/>
    </style:style>
    <style:style style:name="co23" style:family="table-column">
      <style:table-column-properties fo:break-before="auto" style:column-width="6.354cm"/>
    </style:style>
    <style:style style:name="co24" style:family="table-column">
      <style:table-column-properties fo:break-before="auto" style:column-width="3.03cm"/>
    </style:style>
    <style:style style:name="co25" style:family="table-column">
      <style:table-column-properties fo:break-before="auto" style:column-width="6.971cm"/>
    </style:style>
    <style:style style:name="co26" style:family="table-column">
      <style:table-column-properties fo:break-before="auto" style:column-width="6.018cm"/>
    </style:style>
    <style:style style:name="co27" style:family="table-column">
      <style:table-column-properties fo:break-before="auto" style:column-width="2.84cm"/>
    </style:style>
    <style:style style:name="co28" style:family="table-column">
      <style:table-column-properties fo:break-before="auto" style:column-width="3.076cm"/>
    </style:style>
    <style:style style:name="co29" style:family="table-column">
      <style:table-column-properties fo:break-before="auto" style:column-width="6.735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6.87cm"/>
    </style:style>
    <style:style style:name="co32" style:family="table-column">
      <style:table-column-properties fo:break-before="auto" style:column-width="5.292cm"/>
    </style:style>
    <style:style style:name="co33" style:family="table-column">
      <style:table-column-properties fo:break-before="auto" style:column-width="6.408cm"/>
    </style:style>
    <style:style style:name="co34" style:family="table-column">
      <style:table-column-properties fo:break-before="auto" style:column-width="5.89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6.073cm"/>
    </style:style>
    <style:style style:name="co37" style:family="table-column">
      <style:table-column-properties fo:break-before="auto" style:column-width="2.649cm"/>
    </style:style>
    <style:style style:name="co38" style:family="table-column">
      <style:table-column-properties fo:break-before="auto" style:column-width="6.489cm"/>
    </style:style>
    <style:style style:name="co39" style:family="table-column">
      <style:table-column-properties fo:break-before="auto" style:column-width="8.114cm"/>
    </style:style>
    <style:style style:name="co40" style:family="table-column">
      <style:table-column-properties fo:break-before="auto" style:column-width="2.187cm"/>
    </style:style>
    <style:style style:name="co41" style:family="table-column">
      <style:table-column-properties fo:break-before="auto" style:column-width="10.1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border="none"/>
    </style:style>
    <style:style style:name="ce9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fo:border="none"/>
      <style:text-properties style:text-underline-style="none" fo:font-weight="bold" style:font-weight-asian="bold" style:font-weight-complex="bold"/>
    </style:style>
    <style:style style:name="ce12" style:family="table-cell" style:parent-style-name="Default" style:data-style-name="N104"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 style:data-style-name="N104">
      <style:text-properties fo:font-weight="normal" style:font-weight-asian="normal" style:font-weight-complex="normal"/>
    </style:style>
  </office:automatic-styles>
  <office:body>
    <office:spreadsheet>
      <table:table table:name="publica_ordin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Formación Política</text:p>
          </table:table-cell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ubvención Estatal</text:p>
          </table:table-cell>
          <table:table-cell table:style-name="ce1" office:value-type="string" calcext:value-type="string">
            <text:p>Gobiernos Autonómicos</text:p>
          </table:table-cell>
          <table:table-cell table:style-name="ce1" office:value-type="string" calcext:value-type="string">
            <text:p>Cortes Generales</text:p>
          </table:table-cell>
          <table:table-cell table:style-name="ce1" office:value-type="string" calcext:value-type="string">
            <text:p>Asambleas Legislativas Autonómicas y Ciudades Autónomas</text:p>
          </table:table-cell>
          <table:table-cell table:style-name="ce11" office:value-type="string" calcext:value-type="string">
            <text:p>Entidades Locale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6823386.29" calcext:value-type="currency">
            <text:p>36.823.386,29 €</text:p>
          </table:table-cell>
          <table:table-cell table:style-name="ce10" office:value-type="currency" office:currency="EUR" office:value="2195748.59" calcext:value-type="currency">
            <text:p>2.195.748,59 €</text:p>
          </table:table-cell>
          <table:table-cell table:style-name="ce10" office:value-type="currency" office:currency="EUR" office:value="6317143.18" calcext:value-type="currency">
            <text:p>6.317.143,18 €</text:p>
          </table:table-cell>
          <table:table-cell table:style-name="ce10" office:value-type="currency" office:currency="EUR" office:value="23367279.64" calcext:value-type="currency">
            <text:p>23.367.279,64 €</text:p>
          </table:table-cell>
          <table:table-cell table:style-name="ce8" office:value-type="currency" office:currency="EUR" office:value="17822757.05" calcext:value-type="currency">
            <text:p>17.822.757,05 €</text:p>
          </table:table-cell>
          <table:table-cell table:style-name="ce9" table:formula="of:=SUM([.F2:.J2])" office:value-type="currency" office:currency="EUR" office:value="86526314.75" calcext:value-type="currency">
            <text:p>86.526.314,75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3051886.63" calcext:value-type="currency">
            <text:p>33.051.886,63 €</text:p>
          </table:table-cell>
          <table:table-cell table:style-name="ce10" office:value-type="currency" office:currency="EUR" office:value="2795237.36" calcext:value-type="currency">
            <text:p>2.795.237,36 €</text:p>
          </table:table-cell>
          <table:table-cell table:style-name="ce10" office:value-type="currency" office:currency="EUR" office:value="6058131.22" calcext:value-type="currency">
            <text:p>6.058.131,22 €</text:p>
          </table:table-cell>
          <table:table-cell table:style-name="ce10" office:value-type="currency" office:currency="EUR" office:value="18702616.18" calcext:value-type="currency">
            <text:p>18.702.616,18 €</text:p>
          </table:table-cell>
          <table:table-cell table:style-name="ce8" office:value-type="currency" office:currency="EUR" office:value="15153967.09" calcext:value-type="currency">
            <text:p>15.153.967,09 €</text:p>
          </table:table-cell>
          <table:table-cell table:style-name="ce9" table:formula="of:=SUM([.F3:.J3])" office:value-type="currency" office:currency="EUR" office:value="75761838.48" calcext:value-type="currency">
            <text:p>75.761.838,48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725686.96" calcext:value-type="currency">
            <text:p>5.725.686,96 €</text:p>
          </table:table-cell>
          <table:table-cell table:style-name="ce10" table:number-columns-repeated="2"/>
          <table:table-cell table:style-name="ce10" office:value-type="currency" office:currency="EUR" office:value="4030287.19" calcext:value-type="currency">
            <text:p>4.030.287,19 €</text:p>
          </table:table-cell>
          <table:table-cell table:style-name="ce8" office:value-type="currency" office:currency="EUR" office:value="3707929.56" calcext:value-type="currency">
            <text:p>3.707.929,56 €</text:p>
          </table:table-cell>
          <table:table-cell table:style-name="ce9" table:formula="of:=SUM([.F4:.J4])" office:value-type="currency" office:currency="EUR" office:value="13463903.71" calcext:value-type="currency">
            <text:p>13.463.903,71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35719.5" calcext:value-type="currency">
            <text:p>135.719,50 €</text:p>
          </table:table-cell>
          <table:table-cell table:style-name="ce10"/>
          <table:table-cell table:style-name="ce10" office:value-type="currency" office:currency="EUR" office:value="902665.99" calcext:value-type="currency">
            <text:p>902.665,99 €</text:p>
          </table:table-cell>
          <table:table-cell table:style-name="ce10" office:value-type="currency" office:currency="EUR" office:value="7924504.52" calcext:value-type="currency">
            <text:p>7.924.504,52 €</text:p>
          </table:table-cell>
          <table:table-cell table:style-name="ce8" office:value-type="currency" office:currency="EUR" office:value="2559172.68" calcext:value-type="currency">
            <text:p>2.559.172,68 €</text:p>
          </table:table-cell>
          <table:table-cell table:style-name="ce9" table:formula="of:=SUM([.F5:.J5])" office:value-type="currency" office:currency="EUR" office:value="11522062.69" calcext:value-type="currency">
            <text:p>11.522.062,6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147659.34" calcext:value-type="currency">
            <text:p>2.147.659,34 €</text:p>
          </table:table-cell>
          <table:table-cell table:style-name="ce10" office:value-type="currency" office:currency="EUR" office:value="263114.89" calcext:value-type="currency">
            <text:p>263.114,89 €</text:p>
          </table:table-cell>
          <table:table-cell table:style-name="ce10" office:value-type="currency" office:currency="EUR" office:value="29663.94" calcext:value-type="currency">
            <text:p>29.663,94 €</text:p>
          </table:table-cell>
          <table:table-cell table:style-name="ce10" office:value-type="currency" office:currency="EUR" office:value="3271795.33" calcext:value-type="currency">
            <text:p>3.271.795,33 €</text:p>
          </table:table-cell>
          <table:table-cell table:style-name="ce8" office:value-type="currency" office:currency="EUR" office:value="3288117.19" calcext:value-type="currency">
            <text:p>3.288.117,19 €</text:p>
          </table:table-cell>
          <table:table-cell table:style-name="ce9" table:formula="of:=SUM([.F6:.J6])" office:value-type="currency" office:currency="EUR" office:value="9000350.69" calcext:value-type="currency">
            <text:p>9.000.350,6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211031.7" calcext:value-type="currency">
            <text:p>1.211.031,70 €</text:p>
          </table:table-cell>
          <table:table-cell table:style-name="ce10" office:value-type="currency" office:currency="EUR" office:value="2535491.94" calcext:value-type="currency">
            <text:p>2.535.491,94 €</text:p>
          </table:table-cell>
          <table:table-cell table:style-name="ce10" office:value-type="currency" office:currency="EUR" office:value="470691.49" calcext:value-type="currency">
            <text:p>470.691,49 €</text:p>
          </table:table-cell>
          <table:table-cell table:style-name="ce10" office:value-type="currency" office:currency="EUR" office:value="1332720" calcext:value-type="currency">
            <text:p>1.332.720,00 €</text:p>
          </table:table-cell>
          <table:table-cell table:style-name="ce8" office:value-type="currency" office:currency="EUR" office:value="2446660.38" calcext:value-type="currency">
            <text:p>2.446.660,38 €</text:p>
          </table:table-cell>
          <table:table-cell table:style-name="ce9" table:formula="of:=SUM([.F7:.J7])" office:value-type="currency" office:currency="EUR" office:value="7996595.51" calcext:value-type="currency">
            <text:p>7.996.595,51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number-columns-repeated="4"/>
          <table:table-cell table:style-name="ce10" office:value-type="currency" office:currency="EUR" office:value="6283637.14" calcext:value-type="currency">
            <text:p>6.283.637,14 €</text:p>
          </table:table-cell>
          <table:table-cell table:style-name="ce9" table:formula="of:=SUM([.F8:.J8])" office:value-type="currency" office:currency="EUR" office:value="6283637.14" calcext:value-type="currency">
            <text:p>6.283.637,1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419799.63" calcext:value-type="currency">
            <text:p>419.799,63 €</text:p>
          </table:table-cell>
          <table:table-cell table:style-name="ce10" office:value-type="currency" office:currency="EUR" office:value="3827528.74" calcext:value-type="currency">
            <text:p>3.827.528,74 €</text:p>
          </table:table-cell>
          <table:table-cell table:style-name="ce8"/>
          <table:table-cell table:style-name="ce9" table:formula="of:=SUM([.F9:.J9])" office:value-type="currency" office:currency="EUR" office:value="4247328.37" calcext:value-type="currency">
            <text:p>4.247.328,37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990499" calcext:value-type="currency">
            <text:p>990.499,00 €</text:p>
          </table:table-cell>
          <table:table-cell table:style-name="ce10"/>
          <table:table-cell table:style-name="ce10" office:value-type="currency" office:currency="EUR" office:value="4344.32" calcext:value-type="currency">
            <text:p>4.344,32 €</text:p>
          </table:table-cell>
          <table:table-cell table:style-name="ce10" office:value-type="currency" office:currency="EUR" office:value="1900039.63" calcext:value-type="currency">
            <text:p>1.900.039,63 €</text:p>
          </table:table-cell>
          <table:table-cell table:style-name="ce8" office:value-type="currency" office:currency="EUR" office:value="1085760.16" calcext:value-type="currency">
            <text:p>1.085.760,16 €</text:p>
          </table:table-cell>
          <table:table-cell table:style-name="ce9" table:formula="of:=SUM([.F10:.J10])" office:value-type="currency" office:currency="EUR" office:value="3980643.11" calcext:value-type="currency">
            <text:p>3.980.643,11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58968.07" calcext:value-type="currency">
            <text:p>558.968,07 €</text:p>
          </table:table-cell>
          <table:table-cell table:style-name="ce10" table:number-columns-repeated="2"/>
          <table:table-cell table:style-name="ce10" office:value-type="currency" office:currency="EUR" office:value="1792325.63" calcext:value-type="currency">
            <text:p>1.792.325,63 €</text:p>
          </table:table-cell>
          <table:table-cell table:style-name="ce8" office:value-type="currency" office:currency="EUR" office:value="1017465.19" calcext:value-type="currency">
            <text:p>1.017.465,19 €</text:p>
          </table:table-cell>
          <table:table-cell table:style-name="ce9" table:formula="of:=SUM([.F11:.J11])" office:value-type="currency" office:currency="EUR" office:value="3368758.89" calcext:value-type="currency">
            <text:p>3.368.758,8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67384.06" calcext:value-type="currency">
            <text:p>567.384,06 €</text:p>
          </table:table-cell>
          <table:table-cell table:style-name="ce10"/>
          <table:table-cell table:style-name="ce10" office:value-type="currency" office:currency="EUR" office:value="129139.99" calcext:value-type="currency">
            <text:p>129.139,99 €</text:p>
          </table:table-cell>
          <table:table-cell table:style-name="ce10" office:value-type="currency" office:currency="EUR" office:value="649605" calcext:value-type="currency">
            <text:p>649.605,00 €</text:p>
          </table:table-cell>
          <table:table-cell table:style-name="ce8" office:value-type="currency" office:currency="EUR" office:value="942049.49" calcext:value-type="currency">
            <text:p>942.049,49 €</text:p>
          </table:table-cell>
          <table:table-cell table:style-name="ce9" table:formula="of:=SUM([.F12:.J12])" office:value-type="currency" office:currency="EUR" office:value="2288178.54" calcext:value-type="currency">
            <text:p>2.288.178,54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982488.22" calcext:value-type="currency">
            <text:p>1.982.488,22 €</text:p>
          </table:table-cell>
          <table:table-cell table:style-name="ce10" table:number-columns-repeated="3"/>
          <table:table-cell table:style-name="ce8" office:value-type="currency" office:currency="EUR" office:value="203866.3" calcext:value-type="currency">
            <text:p>203.866,30 €</text:p>
          </table:table-cell>
          <table:table-cell table:style-name="ce9" table:formula="of:=SUM([.F13:.J13])" office:value-type="currency" office:currency="EUR" office:value="2186354.52" calcext:value-type="currency">
            <text:p>2.186.354,5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070570.89" calcext:value-type="currency">
            <text:p>1.070.570,89 €</text:p>
          </table:table-cell>
          <table:table-cell table:style-name="ce10" office:value-type="currency" office:currency="EUR" office:value="53415.41" calcext:value-type="currency">
            <text:p>53.415,41 €</text:p>
          </table:table-cell>
          <table:table-cell table:style-name="ce10" office:value-type="currency" office:currency="EUR" office:value="85655.39" calcext:value-type="currency">
            <text:p>85.655,39 €</text:p>
          </table:table-cell>
          <table:table-cell table:style-name="ce10" office:value-type="currency" office:currency="EUR" office:value="476114.45" calcext:value-type="currency">
            <text:p>476.114,45 €</text:p>
          </table:table-cell>
          <table:table-cell table:style-name="ce8" office:value-type="currency" office:currency="EUR" office:value="192107.68" calcext:value-type="currency">
            <text:p>192.107,68 €</text:p>
          </table:table-cell>
          <table:table-cell table:style-name="ce9" table:formula="of:=SUM([.F14:.J14])" office:value-type="currency" office:currency="EUR" office:value="1877863.82" calcext:value-type="currency">
            <text:p>1.877.863,82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657226.52" calcext:value-type="currency">
            <text:p>657.226,52 €</text:p>
          </table:table-cell>
          <table:table-cell table:style-name="ce10"/>
          <table:table-cell table:style-name="ce10" office:value-type="currency" office:currency="EUR" office:value="129139.99" calcext:value-type="currency">
            <text:p>129.139,99 €</text:p>
          </table:table-cell>
          <table:table-cell table:style-name="ce10" office:value-type="currency" office:currency="EUR" office:value="518455.08" calcext:value-type="currency">
            <text:p>518.455,08 €</text:p>
          </table:table-cell>
          <table:table-cell table:style-name="ce8" office:value-type="currency" office:currency="EUR" office:value="557019.2" calcext:value-type="currency">
            <text:p>557.019,20 €</text:p>
          </table:table-cell>
          <table:table-cell table:style-name="ce9" table:formula="of:=SUM([.F15:.J15])" office:value-type="currency" office:currency="EUR" office:value="1861840.79" calcext:value-type="currency">
            <text:p>1.861.840,7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476241.2" calcext:value-type="currency">
            <text:p>476.241,20 €</text:p>
          </table:table-cell>
          <table:table-cell table:style-name="ce10"/>
          <table:table-cell table:style-name="ce10" office:value-type="currency" office:currency="EUR" office:value="94459.01" calcext:value-type="currency">
            <text:p>94.459,01 €</text:p>
          </table:table-cell>
          <table:table-cell table:style-name="ce10" office:value-type="currency" office:currency="EUR" office:value="976701.05" calcext:value-type="currency">
            <text:p>976.701,05 €</text:p>
          </table:table-cell>
          <table:table-cell table:style-name="ce8" office:value-type="currency" office:currency="EUR" office:value="67108.48" calcext:value-type="currency">
            <text:p>67.108,48 €</text:p>
          </table:table-cell>
          <table:table-cell table:style-name="ce9" table:formula="of:=SUM([.F16:.J16])" office:value-type="currency" office:currency="EUR" office:value="1614509.74" calcext:value-type="currency">
            <text:p>1.614.509,74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377245.21" calcext:value-type="currency">
            <text:p>377.245,21 €</text:p>
          </table:table-cell>
          <table:table-cell table:style-name="ce10"/>
          <table:table-cell table:style-name="ce10" office:value-type="currency" office:currency="EUR" office:value="367808" calcext:value-type="currency">
            <text:p>367.808,00 €</text:p>
          </table:table-cell>
          <table:table-cell table:style-name="ce8" office:value-type="currency" office:currency="EUR" office:value="140449.68" calcext:value-type="currency">
            <text:p>140.449,68 €</text:p>
          </table:table-cell>
          <table:table-cell table:style-name="ce9" table:formula="of:=SUM([.F17:.J17])" office:value-type="currency" office:currency="EUR" office:value="885502.89" calcext:value-type="currency">
            <text:p>885.502,89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660829.41" calcext:value-type="currency">
            <text:p>660.829,41 €</text:p>
          </table:table-cell>
          <table:table-cell table:style-name="ce10" table:number-columns-repeated="3"/>
          <table:table-cell table:style-name="ce8" office:value-type="currency" office:currency="EUR" office:value="78364.32" calcext:value-type="currency">
            <text:p>78.364,32 €</text:p>
          </table:table-cell>
          <table:table-cell table:style-name="ce9" table:formula="of:=SUM([.F18:.J18])" office:value-type="currency" office:currency="EUR" office:value="739193.73" calcext:value-type="currency">
            <text:p>739.193,7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Foro de Ciudadano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6630.47" calcext:value-type="currency">
            <text:p>36.630,47 €</text:p>
          </table:table-cell>
          <table:table-cell table:style-name="ce10" table:number-columns-repeated="2"/>
          <table:table-cell table:style-name="ce10" office:value-type="currency" office:currency="EUR" office:value="468278.43" calcext:value-type="currency">
            <text:p>468.278,43 €</text:p>
          </table:table-cell>
          <table:table-cell table:style-name="ce8" office:value-type="currency" office:currency="EUR" office:value="158159.28" calcext:value-type="currency">
            <text:p>158.159,28 €</text:p>
          </table:table-cell>
          <table:table-cell table:style-name="ce9" table:formula="of:=SUM([.F19:.J19])" office:value-type="currency" office:currency="EUR" office:value="663068.18" calcext:value-type="currency">
            <text:p>663.068,1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Aragoné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41761.77" calcext:value-type="currency">
            <text:p>41.761,77 €</text:p>
          </table:table-cell>
          <table:table-cell table:style-name="ce10" table:number-columns-repeated="2"/>
          <table:table-cell table:style-name="ce10" office:value-type="currency" office:currency="EUR" office:value="448773.51" calcext:value-type="currency">
            <text:p>448.773,51 €</text:p>
          </table:table-cell>
          <table:table-cell table:style-name="ce8" office:value-type="currency" office:currency="EUR" office:value="167625.82" calcext:value-type="currency">
            <text:p>167.625,82 €</text:p>
          </table:table-cell>
          <table:table-cell table:style-name="ce9" table:formula="of:=SUM([.F20:.J20])" office:value-type="currency" office:currency="EUR" office:value="658161.1" calcext:value-type="currency">
            <text:p>658.161,10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02908.69" calcext:value-type="currency">
            <text:p>202.908,69 €</text:p>
          </table:table-cell>
          <table:table-cell table:style-name="ce10"/>
          <table:table-cell table:style-name="ce10" office:value-type="currency" office:currency="EUR" office:value="62573.4" calcext:value-type="currency">
            <text:p>62.573,40 €</text:p>
          </table:table-cell>
          <table:table-cell table:style-name="ce10" office:value-type="currency" office:currency="EUR" office:value="290564.27" calcext:value-type="currency">
            <text:p>290.564,27 €</text:p>
          </table:table-cell>
          <table:table-cell table:style-name="ce8" office:value-type="currency" office:currency="EUR" office:value="40941.68" calcext:value-type="currency">
            <text:p>40.941,68 €</text:p>
          </table:table-cell>
          <table:table-cell table:style-name="ce9" table:formula="of:=SUM([.F21:.J21])" office:value-type="currency" office:currency="EUR" office:value="596988.04" calcext:value-type="currency">
            <text:p>596.988,04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hunta Aragonesist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0899.95" calcext:value-type="currency">
            <text:p>20.899,95 €</text:p>
          </table:table-cell>
          <table:table-cell table:style-name="ce10" table:number-columns-repeated="2"/>
          <table:table-cell table:style-name="ce10" office:value-type="currency" office:currency="EUR" office:value="328388.07" calcext:value-type="currency">
            <text:p>328.388,07 €</text:p>
          </table:table-cell>
          <table:table-cell table:style-name="ce8" office:value-type="currency" office:currency="EUR" office:value="125524.22" calcext:value-type="currency">
            <text:p>125.524,22 €</text:p>
          </table:table-cell>
          <table:table-cell table:style-name="ce9" table:formula="of:=SUM([.F22:.J22])" office:value-type="currency" office:currency="EUR" office:value="474812.24" calcext:value-type="currency">
            <text:p>474.812,24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472768.7" calcext:value-type="currency">
            <text:p>472.768,70 €</text:p>
          </table:table-cell>
          <table:table-cell table:style-name="ce10"/>
          <table:table-cell table:style-name="ce8"/>
          <table:table-cell table:style-name="ce9" table:formula="of:=SUM([.F23:.J23])" office:value-type="currency" office:currency="EUR" office:value="472768.7" calcext:value-type="currency">
            <text:p>472.768,7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440910.54" calcext:value-type="currency">
            <text:p>440.910,54 €</text:p>
          </table:table-cell>
          <table:table-cell table:style-name="ce10"/>
          <table:table-cell table:style-name="ce8"/>
          <table:table-cell table:style-name="ce9" table:formula="of:=SUM([.F24:.J24])" office:value-type="currency" office:currency="EUR" office:value="440910.54" calcext:value-type="currency">
            <text:p>440.910,54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117675.23" calcext:value-type="currency">
            <text:p>117.675,23 €</text:p>
          </table:table-cell>
          <table:table-cell table:style-name="ce10"/>
          <table:table-cell table:style-name="ce10" office:value-type="currency" office:currency="EUR" office:value="110231.96" calcext:value-type="currency">
            <text:p>110.231,96 €</text:p>
          </table:table-cell>
          <table:table-cell table:style-name="ce8" office:value-type="currency" office:currency="EUR" office:value="140945.69" calcext:value-type="currency">
            <text:p>140.945,69 €</text:p>
          </table:table-cell>
          <table:table-cell table:style-name="ce9" table:formula="of:=SUM([.F25:.J25])" office:value-type="currency" office:currency="EUR" office:value="368852.88" calcext:value-type="currency">
            <text:p>368.852,88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-Iniciativa-Verds: 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97976.3" calcext:value-type="currency">
            <text:p>97.976,30 €</text:p>
          </table:table-cell>
          <table:table-cell table:style-name="ce10"/>
          <table:table-cell table:style-name="ce10" office:value-type="currency" office:currency="EUR" office:value="220983.79" calcext:value-type="currency">
            <text:p>220.983,79 €</text:p>
          </table:table-cell>
          <table:table-cell table:style-name="ce8" office:value-type="currency" office:currency="EUR" office:value="29513.43" calcext:value-type="currency">
            <text:p>29.513,43 €</text:p>
          </table:table-cell>
          <table:table-cell table:style-name="ce9" table:formula="of:=SUM([.F26:.J26])" office:value-type="currency" office:currency="EUR" office:value="348473.52" calcext:value-type="currency">
            <text:p>348.473,5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266151.43" calcext:value-type="currency">
            <text:p>266.151,43 €</text:p>
          </table:table-cell>
          <table:table-cell table:style-name="ce10"/>
          <table:table-cell table:style-name="ce8"/>
          <table:table-cell table:style-name="ce9" table:formula="of:=SUM([.F27:.J27])" office:value-type="currency" office:currency="EUR" office:value="266151.43" calcext:value-type="currency">
            <text:p>266.151,43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69095.12" calcext:value-type="currency">
            <text:p>69.095,12 €</text:p>
          </table:table-cell>
          <table:table-cell table:style-name="ce10"/>
          <table:table-cell table:style-name="ce10" office:value-type="currency" office:currency="EUR" office:value="173799.35" calcext:value-type="currency">
            <text:p>173.799,35 €</text:p>
          </table:table-cell>
          <table:table-cell table:style-name="ce8"/>
          <table:table-cell table:style-name="ce9" table:formula="of:=SUM([.F28:.J28])" office:value-type="currency" office:currency="EUR" office:value="242894.47" calcext:value-type="currency">
            <text:p>242.894,47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Amaiu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56503.06" calcext:value-type="currency">
            <text:p>156.503,06 €</text:p>
          </table:table-cell>
          <table:table-cell table:style-name="ce10"/>
          <table:table-cell table:style-name="ce10" office:value-type="currency" office:currency="EUR" office:value="13647.1" calcext:value-type="currency">
            <text:p>13.647,10 €</text:p>
          </table:table-cell>
          <table:table-cell table:style-name="ce10"/>
          <table:table-cell table:style-name="ce8"/>
          <table:table-cell table:style-name="ce9" table:formula="of:=SUM([.F29:.J29])" office:value-type="currency" office:currency="EUR" office:value="170150.16" calcext:value-type="currency">
            <text:p>170.150,16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 Nacionalista Valenciá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table:number-columns-repeated="3"/>
          <table:table-cell table:style-name="ce8" office:value-type="currency" office:currency="EUR" office:value="102386" calcext:value-type="currency">
            <text:p>102.386,00 €</text:p>
          </table:table-cell>
          <table:table-cell table:style-name="ce9" table:formula="of:=SUM([.F30:.J30])" office:value-type="currency" office:currency="EUR" office:value="102386" calcext:value-type="currency">
            <text:p>102.386,00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-Iniciativa-Verds-Equo-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43763.94" calcext:value-type="currency">
            <text:p>43.763,94 €</text:p>
          </table:table-cell>
          <table:table-cell table:style-name="ce10"/>
          <table:table-cell table:style-name="ce10" office:value-type="currency" office:currency="EUR" office:value="1996.6" calcext:value-type="currency">
            <text:p>1.996,60 €</text:p>
          </table:table-cell>
          <table:table-cell table:style-name="ce10"/>
          <table:table-cell table:style-name="ce8"/>
          <table:table-cell table:style-name="ce9" table:formula="of:=SUM([.F31:.J31])" office:value-type="currency" office:currency="EUR" office:value="45760.54" calcext:value-type="currency">
            <text:p>45.760,54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e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0874.6" calcext:value-type="currency">
            <text:p>20.874,60 €</text:p>
          </table:table-cell>
          <table:table-cell table:style-name="ce10"/>
          <table:table-cell table:style-name="ce10" office:value-type="currency" office:currency="EUR" office:value="1996.6" calcext:value-type="currency">
            <text:p>1.996,60 €</text:p>
          </table:table-cell>
          <table:table-cell table:style-name="ce10"/>
          <table:table-cell table:style-name="ce8"/>
          <table:table-cell table:style-name="ce9" table:formula="of:=SUM([.F32:.J32])" office:value-type="currency" office:currency="EUR" office:value="22871.2" calcext:value-type="currency">
            <text:p>22.871,20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ntesa pel Progr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20461.29" calcext:value-type="currency">
            <text:p>20.461,29 €</text:p>
          </table:table-cell>
          <table:table-cell table:style-name="ce10"/>
          <table:table-cell table:style-name="ce8"/>
          <table:table-cell table:style-name="ce9" table:formula="of:=SUM([.F33:.J33])" office:value-type="currency" office:currency="EUR" office:value="20461.29" calcext:value-type="currency">
            <text:p>20.461,29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5739905.46" calcext:value-type="currency">
            <text:p>35.739.905,46 €</text:p>
          </table:table-cell>
          <table:table-cell table:style-name="ce10" office:value-type="currency" office:currency="EUR" office:value="2834525.48" calcext:value-type="currency">
            <text:p>2.834.525,48 €</text:p>
          </table:table-cell>
          <table:table-cell table:style-name="ce10" office:value-type="currency" office:currency="EUR" office:value="6564211.88" calcext:value-type="currency">
            <text:p>6.564.211,88 €</text:p>
          </table:table-cell>
          <table:table-cell table:style-name="ce10" office:value-type="currency" office:currency="EUR" office:value="21962842.6" calcext:value-type="currency">
            <text:p>21.962.842,60 €</text:p>
          </table:table-cell>
          <table:table-cell table:style-name="ce8" office:value-type="currency" office:currency="EUR" office:value="17518460.14" calcext:value-type="currency">
            <text:p>17.518.460,14 €</text:p>
          </table:table-cell>
          <table:table-cell table:style-name="ce9" table:formula="of:=SUM([.F34:.J34])" office:value-type="currency" office:currency="EUR" office:value="84619945.56" calcext:value-type="currency">
            <text:p>84.619.945,5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3831136.9" calcext:value-type="currency">
            <text:p>33.831.136,90 €</text:p>
          </table:table-cell>
          <table:table-cell table:style-name="ce10" office:value-type="currency" office:currency="EUR" office:value="3458987.91" calcext:value-type="currency">
            <text:p>3.458.987,91 €</text:p>
          </table:table-cell>
          <table:table-cell table:style-name="ce10" office:value-type="currency" office:currency="EUR" office:value="6509214.09" calcext:value-type="currency">
            <text:p>6.509.214,09 €</text:p>
          </table:table-cell>
          <table:table-cell table:style-name="ce10" office:value-type="currency" office:currency="EUR" office:value="19908246.46" calcext:value-type="currency">
            <text:p>19.908.246,46 €</text:p>
          </table:table-cell>
          <table:table-cell table:style-name="ce8" office:value-type="currency" office:currency="EUR" office:value="17834171.96" calcext:value-type="currency">
            <text:p>17.834.171,96 €</text:p>
          </table:table-cell>
          <table:table-cell table:style-name="ce9" table:formula="of:=SUM([.F35:.J35])" office:value-type="currency" office:currency="EUR" office:value="81541757.32" calcext:value-type="currency">
            <text:p>81.541.757,32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927514.22" calcext:value-type="currency">
            <text:p>5.927.514,22 €</text:p>
          </table:table-cell>
          <table:table-cell table:style-name="ce10" table:number-columns-repeated="2"/>
          <table:table-cell table:style-name="ce10" office:value-type="currency" office:currency="EUR" office:value="3673693.76" calcext:value-type="currency">
            <text:p>3.673.693,76 €</text:p>
          </table:table-cell>
          <table:table-cell table:style-name="ce8" office:value-type="currency" office:currency="EUR" office:value="4130226.07" calcext:value-type="currency">
            <text:p>4.130.226,07 €</text:p>
          </table:table-cell>
          <table:table-cell table:style-name="ce9" table:formula="of:=SUM([.F36:.J36])" office:value-type="currency" office:currency="EUR" office:value="13731434.05" calcext:value-type="currency">
            <text:p>13.731.434,05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893923.32" calcext:value-type="currency">
            <text:p>1.893.923,32 €</text:p>
          </table:table-cell>
          <table:table-cell table:style-name="ce10" office:value-type="currency" office:currency="EUR" office:value="211120.29" calcext:value-type="currency">
            <text:p>211.120,29 €</text:p>
          </table:table-cell>
          <table:table-cell table:style-name="ce10"/>
          <table:table-cell table:style-name="ce10" office:value-type="currency" office:currency="EUR" office:value="3201915.36" calcext:value-type="currency">
            <text:p>3.201.915,36 €</text:p>
          </table:table-cell>
          <table:table-cell table:style-name="ce8" office:value-type="currency" office:currency="EUR" office:value="3997806.87" calcext:value-type="currency">
            <text:p>3.997.806,87 €</text:p>
          </table:table-cell>
          <table:table-cell table:style-name="ce9" table:formula="of:=SUM([.F37:.J37])" office:value-type="currency" office:currency="EUR" office:value="9304765.84" calcext:value-type="currency">
            <text:p>9.304.765,84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193414.78" calcext:value-type="currency">
            <text:p>1.193.414,78 €</text:p>
          </table:table-cell>
          <table:table-cell table:style-name="ce10" office:value-type="currency" office:currency="EUR" office:value="2837336.22" calcext:value-type="currency">
            <text:p>2.837.336,22 €</text:p>
          </table:table-cell>
          <table:table-cell table:style-name="ce10" office:value-type="currency" office:currency="EUR" office:value="485937.48" calcext:value-type="currency">
            <text:p>485.937,48 €</text:p>
          </table:table-cell>
          <table:table-cell table:style-name="ce10" office:value-type="currency" office:currency="EUR" office:value="1344417.49" calcext:value-type="currency">
            <text:p>1.344.417,49 €</text:p>
          </table:table-cell>
          <table:table-cell table:style-name="ce8" office:value-type="currency" office:currency="EUR" office:value="2671982.66" calcext:value-type="currency">
            <text:p>2.671.982,66 €</text:p>
          </table:table-cell>
          <table:table-cell table:style-name="ce9" table:formula="of:=SUM([.F38:.J38])" office:value-type="currency" office:currency="EUR" office:value="8533088.63" calcext:value-type="currency">
            <text:p>8.533.088,63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27436.72" calcext:value-type="currency">
            <text:p>127.436,72 €</text:p>
          </table:table-cell>
          <table:table-cell table:style-name="ce10"/>
          <table:table-cell table:style-name="ce10" office:value-type="currency" office:currency="EUR" office:value="918772.2" calcext:value-type="currency">
            <text:p>918.772,20 €</text:p>
          </table:table-cell>
          <table:table-cell table:style-name="ce10" office:value-type="currency" office:currency="EUR" office:value="4778012.32" calcext:value-type="currency">
            <text:p>4.778.012,32 €</text:p>
          </table:table-cell>
          <table:table-cell table:style-name="ce8" office:value-type="currency" office:currency="EUR" office:value="2645484.52" calcext:value-type="currency">
            <text:p>2.645.484,52 €</text:p>
          </table:table-cell>
          <table:table-cell table:style-name="ce9" table:formula="of:=SUM([.F39:.J39])" office:value-type="currency" office:currency="EUR" office:value="8469705.76" calcext:value-type="currency">
            <text:p>8.469.705,76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4"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style-name="ce2" table:number-columns-repeated="4"/>
          <table:table-cell table:style-name="ce12" office:value-type="currency" office:currency="EUR" office:value="5347395.66" calcext:value-type="currency">
            <text:p>5.347.395,66 €</text:p>
          </table:table-cell>
          <table:table-cell table:style-name="ce9" table:formula="of:=SUM([.F40:.J40])" office:value-type="currency" office:currency="EUR" office:value="5347395.66" calcext:value-type="currency">
            <text:p>5.347.395,66 €</text:p>
          </table:table-cell>
          <table:table-cell table:style-name="ce2"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989699.41" calcext:value-type="currency">
            <text:p>989.699,41 €</text:p>
          </table:table-cell>
          <table:table-cell table:style-name="ce10" table:number-columns-repeated="2"/>
          <table:table-cell table:style-name="ce10" office:value-type="currency" office:currency="EUR" office:value="2213516.68" calcext:value-type="currency">
            <text:p>2.213.516,68 €</text:p>
          </table:table-cell>
          <table:table-cell table:style-name="ce8" office:value-type="currency" office:currency="EUR" office:value="1398862.31" calcext:value-type="currency">
            <text:p>1.398.862,31 €</text:p>
          </table:table-cell>
          <table:table-cell table:style-name="ce9" table:formula="of:=SUM([.F41:.J41])" office:value-type="currency" office:currency="EUR" office:value="4602078.4" calcext:value-type="currency">
            <text:p>4.602.078,40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465152.28" calcext:value-type="currency">
            <text:p>465.152,28 €</text:p>
          </table:table-cell>
          <table:table-cell table:style-name="ce10" office:value-type="currency" office:currency="EUR" office:value="3100760.22" calcext:value-type="currency">
            <text:p>3.100.760,22 €</text:p>
          </table:table-cell>
          <table:table-cell table:style-name="ce8"/>
          <table:table-cell table:style-name="ce9" table:formula="of:=SUM([.F42:.J42])" office:value-type="currency" office:currency="EUR" office:value="3565912.5" calcext:value-type="currency">
            <text:p>3.565.912,50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03832.38" calcext:value-type="currency">
            <text:p>503.832,38 €</text:p>
          </table:table-cell>
          <table:table-cell table:style-name="ce10" table:number-columns-repeated="2"/>
          <table:table-cell table:style-name="ce10" office:value-type="currency" office:currency="EUR" office:value="1415202.48" calcext:value-type="currency">
            <text:p>1.415.202,48 €</text:p>
          </table:table-cell>
          <table:table-cell table:style-name="ce8" office:value-type="currency" office:currency="EUR" office:value="1369369.1" calcext:value-type="currency">
            <text:p>1.369.369,10 €</text:p>
          </table:table-cell>
          <table:table-cell table:style-name="ce9" table:formula="of:=SUM([.F43:.J43])" office:value-type="currency" office:currency="EUR" office:value="3288403.96" calcext:value-type="currency">
            <text:p>3.288.403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65083.51" calcext:value-type="currency">
            <text:p>565.083,51 €</text:p>
          </table:table-cell>
          <table:table-cell table:style-name="ce10"/>
          <table:table-cell table:style-name="ce10" office:value-type="currency" office:currency="EUR" office:value="144777.92" calcext:value-type="currency">
            <text:p>144.777,92 €</text:p>
          </table:table-cell>
          <table:table-cell table:style-name="ce10" office:value-type="currency" office:currency="EUR" office:value="672600" calcext:value-type="currency">
            <text:p>672.600,00 €</text:p>
          </table:table-cell>
          <table:table-cell table:style-name="ce8" office:value-type="currency" office:currency="EUR" office:value="903169.71" calcext:value-type="currency">
            <text:p>903.169,71 €</text:p>
          </table:table-cell>
          <table:table-cell table:style-name="ce9" table:formula="of:=SUM([.F44:.J44])" office:value-type="currency" office:currency="EUR" office:value="2285631.14" calcext:value-type="currency">
            <text:p>2.285.631,14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652458.09" calcext:value-type="currency">
            <text:p>652.458,09 €</text:p>
          </table:table-cell>
          <table:table-cell table:style-name="ce10"/>
          <table:table-cell table:style-name="ce10" office:value-type="currency" office:currency="EUR" office:value="144777.92" calcext:value-type="currency">
            <text:p>144.777,92 €</text:p>
          </table:table-cell>
          <table:table-cell table:style-name="ce10" office:value-type="currency" office:currency="EUR" office:value="518455.08" calcext:value-type="currency">
            <text:p>518.455,08 €</text:p>
          </table:table-cell>
          <table:table-cell table:style-name="ce8" office:value-type="currency" office:currency="EUR" office:value="620451.04" calcext:value-type="currency">
            <text:p>620.451,04 €</text:p>
          </table:table-cell>
          <table:table-cell table:style-name="ce9" table:formula="of:=SUM([.F45:.J45])" office:value-type="currency" office:currency="EUR" office:value="1936142.13" calcext:value-type="currency">
            <text:p>1.936.142,13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861499.04" calcext:value-type="currency">
            <text:p>1.861.499,04 €</text:p>
          </table:table-cell>
          <table:table-cell table:style-name="ce10" table:number-columns-repeated="3"/>
          <table:table-cell table:style-name="ce8" office:value-type="currency" office:currency="EUR" office:value="66371.34" calcext:value-type="currency">
            <text:p>66.371,34 €</text:p>
          </table:table-cell>
          <table:table-cell table:style-name="ce9" table:formula="of:=SUM([.F46:.J46])" office:value-type="currency" office:currency="EUR" office:value="1927870.38" calcext:value-type="currency">
            <text:p>1.927.870,3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469283.52" calcext:value-type="currency">
            <text:p>469.283,52 €</text:p>
          </table:table-cell>
          <table:table-cell table:style-name="ce10"/>
          <table:table-cell table:style-name="ce10" office:value-type="currency" office:currency="EUR" office:value="72388.96" calcext:value-type="currency">
            <text:p>72.388,96 €</text:p>
          </table:table-cell>
          <table:table-cell table:style-name="ce10" office:value-type="currency" office:currency="EUR" office:value="1060128" calcext:value-type="currency">
            <text:p>1.060.128,00 €</text:p>
          </table:table-cell>
          <table:table-cell table:style-name="ce8" office:value-type="currency" office:currency="EUR" office:value="66614.14" calcext:value-type="currency">
            <text:p>66.614,14 €</text:p>
          </table:table-cell>
          <table:table-cell table:style-name="ce9" table:formula="of:=SUM([.F47:.J47])" office:value-type="currency" office:currency="EUR" office:value="1668414.62" calcext:value-type="currency">
            <text:p>1.668.414,6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786692.42" calcext:value-type="currency">
            <text:p>786.692,42 €</text:p>
          </table:table-cell>
          <table:table-cell table:style-name="ce10" office:value-type="currency" office:currency="EUR" office:value="53415.41" calcext:value-type="currency">
            <text:p>53.415,41 €</text:p>
          </table:table-cell>
          <table:table-cell table:style-name="ce10" office:value-type="currency" office:currency="EUR" office:value="72388.96" calcext:value-type="currency">
            <text:p>72.388,96 €</text:p>
          </table:table-cell>
          <table:table-cell table:style-name="ce10" office:value-type="currency" office:currency="EUR" office:value="110631.96" calcext:value-type="currency">
            <text:p>110.631,96 €</text:p>
          </table:table-cell>
          <table:table-cell table:style-name="ce8"/>
          <table:table-cell table:style-name="ce9" table:formula="of:=SUM([.F48:.J48])" office:value-type="currency" office:currency="EUR" office:value="1023128.75" calcext:value-type="currency">
            <text:p>1.023.128,75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25120.52" calcext:value-type="currency">
            <text:p>225.120,52 €</text:p>
          </table:table-cell>
          <table:table-cell table:style-name="ce10"/>
          <table:table-cell table:style-name="ce10" office:value-type="currency" office:currency="EUR" office:value="72388.92" calcext:value-type="currency">
            <text:p>72.388,92 €</text:p>
          </table:table-cell>
          <table:table-cell table:style-name="ce10" office:value-type="currency" office:currency="EUR" office:value="637824" calcext:value-type="currency">
            <text:p>637.824,00 €</text:p>
          </table:table-cell>
          <table:table-cell table:style-name="ce8" office:value-type="currency" office:currency="EUR" office:value="44570.51" calcext:value-type="currency">
            <text:p>44.570,51 €</text:p>
          </table:table-cell>
          <table:table-cell table:style-name="ce9" table:formula="of:=SUM([.F49:.J49])" office:value-type="currency" office:currency="EUR" office:value="979903.95" calcext:value-type="currency">
            <text:p>979.903,95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377245.21" calcext:value-type="currency">
            <text:p>377.245,21 €</text:p>
          </table:table-cell>
          <table:table-cell table:style-name="ce10"/>
          <table:table-cell table:style-name="ce10" office:value-type="currency" office:currency="EUR" office:value="369408" calcext:value-type="currency">
            <text:p>369.408,00 €</text:p>
          </table:table-cell>
          <table:table-cell table:style-name="ce8" office:value-type="currency" office:currency="EUR" office:value="122470.48" calcext:value-type="currency">
            <text:p>122.470,48 €</text:p>
          </table:table-cell>
          <table:table-cell table:style-name="ce9" table:formula="of:=SUM([.F50:.J50])" office:value-type="currency" office:currency="EUR" office:value="869123.69" calcext:value-type="currency">
            <text:p>869.123,69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620499.71" calcext:value-type="currency">
            <text:p>620.499,71 €</text:p>
          </table:table-cell>
          <table:table-cell table:style-name="ce10" table:number-columns-repeated="3"/>
          <table:table-cell table:style-name="ce8" office:value-type="currency" office:currency="EUR" office:value="30059.79" calcext:value-type="currency">
            <text:p>30.059,79 €</text:p>
          </table:table-cell>
          <table:table-cell table:style-name="ce9" table:formula="of:=SUM([.F51:.J51])" office:value-type="currency" office:currency="EUR" office:value="650559.5" calcext:value-type="currency">
            <text:p>650.559,50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251500.82" calcext:value-type="currency">
            <text:p>251.500,82 €</text:p>
          </table:table-cell>
          <table:table-cell table:style-name="ce10"/>
          <table:table-cell table:style-name="ce10" office:value-type="currency" office:currency="EUR" office:value="380831.69" calcext:value-type="currency">
            <text:p>380.831,69 €</text:p>
          </table:table-cell>
          <table:table-cell table:style-name="ce8"/>
          <table:table-cell table:style-name="ce9" table:formula="of:=SUM([.F52:.J52])" office:value-type="currency" office:currency="EUR" office:value="632332.51" calcext:value-type="currency">
            <text:p>632.332,51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131684.18" calcext:value-type="currency">
            <text:p>131.684,18 €</text:p>
          </table:table-cell>
          <table:table-cell table:style-name="ce10"/>
          <table:table-cell table:style-name="ce10" office:value-type="currency" office:currency="EUR" office:value="110026.93" calcext:value-type="currency">
            <text:p>110.026,93 €</text:p>
          </table:table-cell>
          <table:table-cell table:style-name="ce8" office:value-type="currency" office:currency="EUR" office:value="314389.37" calcext:value-type="currency">
            <text:p>314.389,37 €</text:p>
          </table:table-cell>
          <table:table-cell table:style-name="ce9" table:formula="of:=SUM([.F53:.J53])" office:value-type="currency" office:currency="EUR" office:value="556100.48" calcext:value-type="currency">
            <text:p>556.100,48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543486.96" calcext:value-type="currency">
            <text:p>543.486,96 €</text:p>
          </table:table-cell>
          <table:table-cell table:style-name="ce10"/>
          <table:table-cell table:style-name="ce8"/>
          <table:table-cell table:style-name="ce9" table:formula="of:=SUM([.F54:.J54])" office:value-type="currency" office:currency="EUR" office:value="543486.96" calcext:value-type="currency">
            <text:p>543.486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496821.96" calcext:value-type="currency">
            <text:p>496.821,96 €</text:p>
          </table:table-cell>
          <table:table-cell table:style-name="ce10"/>
          <table:table-cell table:style-name="ce8"/>
          <table:table-cell table:style-name="ce9" table:formula="of:=SUM([.F55:.J55])" office:value-type="currency" office:currency="EUR" office:value="496821.96" calcext:value-type="currency">
            <text:p>496.821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286280.92" calcext:value-type="currency">
            <text:p>286.280,92 €</text:p>
          </table:table-cell>
          <table:table-cell table:style-name="ce10"/>
          <table:table-cell table:style-name="ce8"/>
          <table:table-cell table:style-name="ce9" table:formula="of:=SUM([.F56:.J56])" office:value-type="currency" office:currency="EUR" office:value="286280.92" calcext:value-type="currency">
            <text:p>286.280,9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5811529.68" calcext:value-type="currency">
            <text:p>35.811.529,68 €</text:p>
          </table:table-cell>
          <table:table-cell table:style-name="ce10" office:value-type="currency" office:currency="EUR" office:value="3090225.01" calcext:value-type="currency">
            <text:p>3.090.225,01 €</text:p>
          </table:table-cell>
          <table:table-cell table:style-name="ce10" office:value-type="currency" office:currency="EUR" office:value="6548949" calcext:value-type="currency">
            <text:p>6.548.949,00 €</text:p>
          </table:table-cell>
          <table:table-cell table:style-name="ce10" office:value-type="currency" office:currency="EUR" office:value="22833601.2" calcext:value-type="currency">
            <text:p>22.833.601,20 €</text:p>
          </table:table-cell>
          <table:table-cell table:style-name="ce8" office:value-type="currency" office:currency="EUR" office:value="17438235.78" calcext:value-type="currency">
            <text:p>17.438.235,78 €</text:p>
          </table:table-cell>
          <table:table-cell table:style-name="ce9" table:formula="of:=SUM([.F57:.J57])" office:value-type="currency" office:currency="EUR" office:value="85722540.67" calcext:value-type="currency">
            <text:p>85.722.540,67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33898935.87" calcext:value-type="currency">
            <text:p>33.898.935,87 €</text:p>
          </table:table-cell>
          <table:table-cell table:style-name="ce10" office:value-type="currency" office:currency="EUR" office:value="3523065.9" calcext:value-type="currency">
            <text:p>3.523.065,90 €</text:p>
          </table:table-cell>
          <table:table-cell table:style-name="ce10" office:value-type="currency" office:currency="EUR" office:value="6480569.49" calcext:value-type="currency">
            <text:p>6.480.569,49 €</text:p>
          </table:table-cell>
          <table:table-cell table:style-name="ce10" office:value-type="currency" office:currency="EUR" office:value="20194874.41" calcext:value-type="currency">
            <text:p>20.194.874,41 €</text:p>
          </table:table-cell>
          <table:table-cell table:style-name="ce8" office:value-type="currency" office:currency="EUR" office:value="17095716.68" calcext:value-type="currency">
            <text:p>17.095.716,68 €</text:p>
          </table:table-cell>
          <table:table-cell table:style-name="ce9" table:formula="of:=SUM([.F58:.J58])" office:value-type="currency" office:currency="EUR" office:value="81193162.35" calcext:value-type="currency">
            <text:p>81.193.162,35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939393.21" calcext:value-type="currency">
            <text:p>5.939.393,21 €</text:p>
          </table:table-cell>
          <table:table-cell table:style-name="ce10" table:number-columns-repeated="2"/>
          <table:table-cell table:style-name="ce10" office:value-type="currency" office:currency="EUR" office:value="4631754.4" calcext:value-type="currency">
            <text:p>4.631.754,40 €</text:p>
          </table:table-cell>
          <table:table-cell table:style-name="ce8" office:value-type="currency" office:currency="EUR" office:value="4231638.45" calcext:value-type="currency">
            <text:p>4.231.638,45 €</text:p>
          </table:table-cell>
          <table:table-cell table:style-name="ce9" table:formula="of:=SUM([.F59:.J59])" office:value-type="currency" office:currency="EUR" office:value="14802786.06" calcext:value-type="currency">
            <text:p>14.802.786,06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956683.08" calcext:value-type="currency">
            <text:p>956.683,08 €</text:p>
          </table:table-cell>
          <table:table-cell table:style-name="ce10"/>
          <table:table-cell table:style-name="ce10" office:value-type="currency" office:currency="EUR" office:value="917070.12" calcext:value-type="currency">
            <text:p>917.070,12 €</text:p>
          </table:table-cell>
          <table:table-cell table:style-name="ce10" office:value-type="currency" office:currency="EUR" office:value="5897747.8" calcext:value-type="currency">
            <text:p>5.897.747,80 €</text:p>
          </table:table-cell>
          <table:table-cell table:style-name="ce8" office:value-type="currency" office:currency="EUR" office:value="2711757.51" calcext:value-type="currency">
            <text:p>2.711.757,51 €</text:p>
          </table:table-cell>
          <table:table-cell table:style-name="ce9" table:formula="of:=SUM([.F60:.J60])" office:value-type="currency" office:currency="EUR" office:value="10483258.51" calcext:value-type="currency">
            <text:p>10.483.258,51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897718.82" calcext:value-type="currency">
            <text:p>1.897.718,82 €</text:p>
          </table:table-cell>
          <table:table-cell table:style-name="ce10" office:value-type="currency" office:currency="EUR" office:value="236672.32" calcext:value-type="currency">
            <text:p>236.672,32 €</text:p>
          </table:table-cell>
          <table:table-cell table:style-name="ce10"/>
          <table:table-cell table:style-name="ce10" office:value-type="currency" office:currency="EUR" office:value="3151974.93" calcext:value-type="currency">
            <text:p>3.151.974,93 €</text:p>
          </table:table-cell>
          <table:table-cell table:style-name="ce8" office:value-type="currency" office:currency="EUR" office:value="3842141.35" calcext:value-type="currency">
            <text:p>3.842.141,35 €</text:p>
          </table:table-cell>
          <table:table-cell table:style-name="ce9" table:formula="of:=SUM([.F61:.J61])" office:value-type="currency" office:currency="EUR" office:value="9128507.42" calcext:value-type="currency">
            <text:p>9.128.507,42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195806.42" calcext:value-type="currency">
            <text:p>1.195.806,42 €</text:p>
          </table:table-cell>
          <table:table-cell table:style-name="ce10" office:value-type="currency" office:currency="EUR" office:value="2722676.56" calcext:value-type="currency">
            <text:p>2.722.676,56 €</text:p>
          </table:table-cell>
          <table:table-cell table:style-name="ce10" office:value-type="currency" office:currency="EUR" office:value="484484.04" calcext:value-type="currency">
            <text:p>484.484,04 €</text:p>
          </table:table-cell>
          <table:table-cell table:style-name="ce10" office:value-type="currency" office:currency="EUR" office:value="1122209.31" calcext:value-type="currency">
            <text:p>1.122.209,31 €</text:p>
          </table:table-cell>
          <table:table-cell table:style-name="ce8" office:value-type="currency" office:currency="EUR" office:value="2760941.04" calcext:value-type="currency">
            <text:p>2.760.941,04 €</text:p>
          </table:table-cell>
          <table:table-cell table:style-name="ce9" table:formula="of:=SUM([.F62:.J62])" office:value-type="currency" office:currency="EUR" office:value="8286117.37" calcext:value-type="currency">
            <text:p>8.286.117,37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991682.81" calcext:value-type="currency">
            <text:p>991.682,81 €</text:p>
          </table:table-cell>
          <table:table-cell table:style-name="ce10" table:number-columns-repeated="2"/>
          <table:table-cell table:style-name="ce10" office:value-type="currency" office:currency="EUR" office:value="2818186" calcext:value-type="currency">
            <text:p>2.818.186,00 €</text:p>
          </table:table-cell>
          <table:table-cell table:style-name="ce8" office:value-type="currency" office:currency="EUR" office:value="1484914.58" calcext:value-type="currency">
            <text:p>1.484.914,58 €</text:p>
          </table:table-cell>
          <table:table-cell table:style-name="ce9" table:formula="of:=SUM([.F63:.J63])" office:value-type="currency" office:currency="EUR" office:value="5294783.39" calcext:value-type="currency">
            <text:p>5.294.783,39 €</text:p>
          </table:table-cell>
          <table:table-cell table:number-columns-repeated="1013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number-columns-repeated="4"/>
          <table:table-cell table:style-name="ce10" office:value-type="currency" office:currency="EUR" office:value="5284213.27" calcext:value-type="currency">
            <text:p>5.284.213,27 €</text:p>
          </table:table-cell>
          <table:table-cell table:style-name="ce9" table:formula="of:=SUM([.F64:.J64])" office:value-type="currency" office:currency="EUR" office:value="5284213.27" calcext:value-type="currency">
            <text:p>5.284.213,27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463761" calcext:value-type="currency">
            <text:p>463.761,00 €</text:p>
          </table:table-cell>
          <table:table-cell table:style-name="ce10" office:value-type="currency" office:currency="EUR" office:value="3452727.61" calcext:value-type="currency">
            <text:p>3.452.727,61 €</text:p>
          </table:table-cell>
          <table:table-cell table:style-name="ce8"/>
          <table:table-cell table:style-name="ce9" table:formula="of:=SUM([.F65:.J65])" office:value-type="currency" office:currency="EUR" office:value="3916488.61" calcext:value-type="currency">
            <text:p>3.916.488,61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04842.08" calcext:value-type="currency">
            <text:p>504.842,08 €</text:p>
          </table:table-cell>
          <table:table-cell table:style-name="ce10" table:number-columns-repeated="2"/>
          <table:table-cell table:style-name="ce10" office:value-type="currency" office:currency="EUR" office:value="1777063.4" calcext:value-type="currency">
            <text:p>1.777.063,40 €</text:p>
          </table:table-cell>
          <table:table-cell table:style-name="ce8" office:value-type="currency" office:currency="EUR" office:value="1458711.43" calcext:value-type="currency">
            <text:p>1.458.711,43 €</text:p>
          </table:table-cell>
          <table:table-cell table:style-name="ce9" table:formula="of:=SUM([.F66:.J66])" office:value-type="currency" office:currency="EUR" office:value="3740616.91" calcext:value-type="currency">
            <text:p>3.740.616,91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566215.96" calcext:value-type="currency">
            <text:p>566.215,96 €</text:p>
          </table:table-cell>
          <table:table-cell table:style-name="ce10"/>
          <table:table-cell table:style-name="ce10" office:value-type="currency" office:currency="EUR" office:value="142308.83" calcext:value-type="currency">
            <text:p>142.308,83 €</text:p>
          </table:table-cell>
          <table:table-cell table:style-name="ce10" office:value-type="currency" office:currency="EUR" office:value="672600" calcext:value-type="currency">
            <text:p>672.600,00 €</text:p>
          </table:table-cell>
          <table:table-cell table:style-name="ce8" office:value-type="currency" office:currency="EUR" office:value="646111.83" calcext:value-type="currency">
            <text:p>646.111,83 €</text:p>
          </table:table-cell>
          <table:table-cell table:style-name="ce9" table:formula="of:=SUM([.F67:.J67])" office:value-type="currency" office:currency="EUR" office:value="2027236.62" calcext:value-type="currency">
            <text:p>2.027.236,62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653765.64" calcext:value-type="currency">
            <text:p>653.765,64 €</text:p>
          </table:table-cell>
          <table:table-cell table:style-name="ce10"/>
          <table:table-cell table:style-name="ce10" office:value-type="currency" office:currency="EUR" office:value="142308.83" calcext:value-type="currency">
            <text:p>142.308,83 €</text:p>
          </table:table-cell>
          <table:table-cell table:style-name="ce10" office:value-type="currency" office:currency="EUR" office:value="523966.11" calcext:value-type="currency">
            <text:p>523.966,11 €</text:p>
          </table:table-cell>
          <table:table-cell table:style-name="ce8" office:value-type="currency" office:currency="EUR" office:value="629796.38" calcext:value-type="currency">
            <text:p>629.796,38 €</text:p>
          </table:table-cell>
          <table:table-cell table:style-name="ce9" table:formula="of:=SUM([.F68:.J68])" office:value-type="currency" office:currency="EUR" office:value="1949836.96" calcext:value-type="currency">
            <text:p>1.949.836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470223.98" calcext:value-type="currency">
            <text:p>470.223,98 €</text:p>
          </table:table-cell>
          <table:table-cell table:style-name="ce10"/>
          <table:table-cell table:style-name="ce10" office:value-type="currency" office:currency="EUR" office:value="80907.29" calcext:value-type="currency">
            <text:p>80.907,29 €</text:p>
          </table:table-cell>
          <table:table-cell table:style-name="ce10" office:value-type="currency" office:currency="EUR" office:value="1018510.43" calcext:value-type="currency">
            <text:p>1.018.510,43 €</text:p>
          </table:table-cell>
          <table:table-cell table:style-name="ce8" office:value-type="currency" office:currency="EUR" office:value="71007.63" calcext:value-type="currency">
            <text:p>71.007,63 €</text:p>
          </table:table-cell>
          <table:table-cell table:style-name="ce9" table:formula="of:=SUM([.F69:.J69])" office:value-type="currency" office:currency="EUR" office:value="1640649.33" calcext:value-type="currency">
            <text:p>1.640.649,33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1243486.34" calcext:value-type="currency">
            <text:p>1.243.486,34 €</text:p>
          </table:table-cell>
          <table:table-cell table:style-name="ce10" table:number-columns-repeated="3"/>
          <table:table-cell table:style-name="ce8" office:value-type="currency" office:currency="EUR" office:value="137879.44" calcext:value-type="currency">
            <text:p>137.879,44 €</text:p>
          </table:table-cell>
          <table:table-cell table:style-name="ce9" table:formula="of:=SUM([.F70:.J70])" office:value-type="currency" office:currency="EUR" office:value="1381365.78" calcext:value-type="currency">
            <text:p>1.381.365,78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788268.99" calcext:value-type="currency">
            <text:p>788.268,99 €</text:p>
          </table:table-cell>
          <table:table-cell table:style-name="ce10" office:value-type="currency" office:currency="EUR" office:value="50092.22" calcext:value-type="currency">
            <text:p>50.092,22 €</text:p>
          </table:table-cell>
          <table:table-cell table:style-name="ce10" office:value-type="currency" office:currency="EUR" office:value="71154.41" calcext:value-type="currency">
            <text:p>71.154,41 €</text:p>
          </table:table-cell>
          <table:table-cell table:style-name="ce10" office:value-type="currency" office:currency="EUR" office:value="82359.35" calcext:value-type="currency">
            <text:p>82.359,35 €</text:p>
          </table:table-cell>
          <table:table-cell table:style-name="ce8"/>
          <table:table-cell table:style-name="ce9" table:formula="of:=SUM([.F71:.J71])" office:value-type="currency" office:currency="EUR" office:value="991874.97" calcext:value-type="currency">
            <text:p>991.874,97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225571.67" calcext:value-type="currency">
            <text:p>225.571,67 €</text:p>
          </table:table-cell>
          <table:table-cell table:style-name="ce10"/>
          <table:table-cell table:style-name="ce10" office:value-type="currency" office:currency="EUR" office:value="71154.41" calcext:value-type="currency">
            <text:p>71.154,41 €</text:p>
          </table:table-cell>
          <table:table-cell table:style-name="ce10" office:value-type="currency" office:currency="EUR" office:value="613344" calcext:value-type="currency">
            <text:p>613.344,00 €</text:p>
          </table:table-cell>
          <table:table-cell table:style-name="ce8" office:value-type="currency" office:currency="EUR" office:value="45368.44" calcext:value-type="currency">
            <text:p>45.368,44 €</text:p>
          </table:table-cell>
          <table:table-cell table:style-name="ce9" table:formula="of:=SUM([.F72:.J72])" office:value-type="currency" office:currency="EUR" office:value="955438.52" calcext:value-type="currency">
            <text:p>955.438,52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277377.15" calcext:value-type="currency">
            <text:p>277.377,15 €</text:p>
          </table:table-cell>
          <table:table-cell table:style-name="ce10"/>
          <table:table-cell table:style-name="ce10" office:value-type="currency" office:currency="EUR" office:value="169193.99" calcext:value-type="currency">
            <text:p>169.193,99 €</text:p>
          </table:table-cell>
          <table:table-cell table:style-name="ce8" office:value-type="currency" office:currency="EUR" office:value="493391" calcext:value-type="currency">
            <text:p>493.391,00 €</text:p>
          </table:table-cell>
          <table:table-cell table:style-name="ce9" table:formula="of:=SUM([.F73:.J73])" office:value-type="currency" office:currency="EUR" office:value="939962.14" calcext:value-type="currency">
            <text:p>939.962,14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370987.48" calcext:value-type="currency">
            <text:p>370.987,48 €</text:p>
          </table:table-cell>
          <table:table-cell table:style-name="ce10"/>
          <table:table-cell table:style-name="ce10" office:value-type="currency" office:currency="EUR" office:value="289522.59" calcext:value-type="currency">
            <text:p>289.522,59 €</text:p>
          </table:table-cell>
          <table:table-cell table:style-name="ce8" office:value-type="currency" office:currency="EUR" office:value="235832.26" calcext:value-type="currency">
            <text:p>235.832,26 €</text:p>
          </table:table-cell>
          <table:table-cell table:style-name="ce9" table:formula="of:=SUM([.F74:.J74])" office:value-type="currency" office:currency="EUR" office:value="896342.33" calcext:value-type="currency">
            <text:p>896.342,33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 office:value-type="currency" office:currency="EUR" office:value="279445.36" calcext:value-type="currency">
            <text:p>279.445,36 €</text:p>
          </table:table-cell>
          <table:table-cell table:style-name="ce10"/>
          <table:table-cell table:style-name="ce10" office:value-type="currency" office:currency="EUR" office:value="382704.84" calcext:value-type="currency">
            <text:p>382.704,84 €</text:p>
          </table:table-cell>
          <table:table-cell table:style-name="ce8"/>
          <table:table-cell table:style-name="ce9" table:formula="of:=SUM([.F75:.J75])" office:value-type="currency" office:currency="EUR" office:value="662150.2" calcext:value-type="currency">
            <text:p>662.150,20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543486.96" calcext:value-type="currency">
            <text:p>543.486,96 €</text:p>
          </table:table-cell>
          <table:table-cell table:style-name="ce10"/>
          <table:table-cell table:style-name="ce8"/>
          <table:table-cell table:style-name="ce9" table:formula="of:=SUM([.F76:.J76])" office:value-type="currency" office:currency="EUR" office:value="543486.96" calcext:value-type="currency">
            <text:p>543.486,96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517733.22" calcext:value-type="currency">
            <text:p>517.733,22 €</text:p>
          </table:table-cell>
          <table:table-cell table:style-name="ce10"/>
          <table:table-cell table:style-name="ce8"/>
          <table:table-cell table:style-name="ce9" table:formula="of:=SUM([.F77:.J77])" office:value-type="currency" office:currency="EUR" office:value="517733.22" calcext:value-type="currency">
            <text:p>517.733,22 €</text:p>
          </table:table-cell>
          <table:table-cell table:number-columns-repeated="1013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 office:value-type="currency" office:currency="EUR" office:value="414495.45" calcext:value-type="currency">
            <text:p>414.495,45 €</text:p>
          </table:table-cell>
          <table:table-cell table:style-name="ce10" table:number-columns-repeated="3"/>
          <table:table-cell table:style-name="ce8" office:value-type="currency" office:currency="EUR" office:value="41423.18" calcext:value-type="currency">
            <text:p>41.423,18 €</text:p>
          </table:table-cell>
          <table:table-cell table:style-name="ce9" table:formula="of:=SUM([.F78:.J78])" office:value-type="currency" office:currency="EUR" office:value="455918.63" calcext:value-type="currency">
            <text:p>455.918,63 €</text:p>
          </table:table-cell>
          <table:table-cell table:number-columns-repeated="1013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8"/>
          <table:table-cell table:style-name="ce10"/>
          <table:table-cell table:style-name="ce10" office:value-type="currency" office:currency="EUR" office:value="287105.67" calcext:value-type="currency">
            <text:p>287.105,67 €</text:p>
          </table:table-cell>
          <table:table-cell table:style-name="ce10"/>
          <table:table-cell table:style-name="ce8"/>
          <table:table-cell table:style-name="ce9" table:formula="of:=SUM([.F79:.J79])" office:value-type="currency" office:currency="EUR" office:value="287105.67" calcext:value-type="currency">
            <text:p>287.105,67 €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Total</text:p>
          </table:table-cell>
          <table:table-cell table:style-name="ce1" office:value-type="string" calcext:value-type="string">
            <text:p>Pública</text:p>
          </table:table-cell>
          <table:table-cell table:style-name="ce1" office:value-type="string" calcext:value-type="string">
            <text:p>Subvención</text:p>
          </table:table-cell>
          <table:table-cell table:style-name="ce1" office:value-type="string" calcext:value-type="string">
            <text:p>Funcionamiento Ordinario</text:p>
          </table:table-cell>
          <table:table-cell table:style-name="ce9" table:formula="of:=SUM([.F2:.F79])" office:value-type="currency" office:currency="EUR" office:value="257529040.27" calcext:value-type="currency">
            <text:p>257.529.040,27 €</text:p>
          </table:table-cell>
          <table:table-cell table:style-name="ce9" table:formula="of:=SUM([.G2:.G79])" office:value-type="currency" office:currency="EUR" office:value="29211357.57" calcext:value-type="currency">
            <text:p>29.211.357,57 €</text:p>
          </table:table-cell>
          <table:table-cell table:style-name="ce9" table:formula="of:=SUM([.H2:.H79])" office:value-type="currency" office:currency="EUR" office:value="49448933.53" calcext:value-type="currency">
            <text:p>49.448.933,53 €</text:p>
          </table:table-cell>
          <table:table-cell table:style-name="ce9" table:formula="of:=SUM([.I2:.I79])" office:value-type="currency" office:currency="EUR" office:value="206269653.22" calcext:value-type="currency">
            <text:p>206.269.653,22 €</text:p>
          </table:table-cell>
          <table:table-cell table:style-name="ce9" table:formula="of:=SUM([.J2:.J79])" office:value-type="currency" office:currency="EUR" office:value="174002463.63" calcext:value-type="currency">
            <text:p>174.002.463,63 €</text:p>
          </table:table-cell>
          <table:table-cell table:style-name="ce9" table:formula="of:=SUM([.K2:.K79])" office:value-type="currency" office:currency="EUR" office:value="716461448.22" calcext:value-type="currency">
            <text:p>716.461.448,22 €</text:p>
          </table:table-cell>
          <table:table-cell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_electoral" table:style-name="ta1">
        <table:table-column table:style-name="co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" table:number-columns-repeated="1005" table:default-cell-style-name="Default"/>
        <table:table-row table:style-name="ro2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Formaciones políticas</text:p>
          </table:table-cell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Fuent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arlamento <text:s/>de Cataluña 01/11/2006</text:p>
          </table:table-cell>
          <table:table-cell table:style-name="ce2" office:value-type="string" calcext:value-type="string">
            <text:p>Elecciones Locales 27/05/2007</text:p>
          </table:table-cell>
          <table:table-cell table:style-name="ce2" office:value-type="string" calcext:value-type="string">
            <text:p>Parlamento de Andalucía 09/03/2008</text:p>
          </table:table-cell>
          <table:table-cell table:style-name="ce2" office:value-type="string" calcext:value-type="string">
            <text:p>Parlamento de Galicia 01/03/2009</text:p>
          </table:table-cell>
          <table:table-cell table:style-name="ce2" office:value-type="string" calcext:value-type="string">
            <text:p>Parlamento Vasco 01/03/2009</text:p>
          </table:table-cell>
          <table:table-cell table:style-name="ce2" office:value-type="string" calcext:value-type="string">
            <text:p>Parlamento Europeo 07/06/2009</text:p>
          </table:table-cell>
          <table:table-cell table:style-name="ce2" office:value-type="string" calcext:value-type="string">
            <text:p>Elecciones Locales 27/05/2007</text:p>
          </table:table-cell>
          <table:table-cell table:style-name="ce2" office:value-type="string" calcext:value-type="string">
            <text:p>Elecciones Generales 09/03/2008</text:p>
          </table:table-cell>
          <table:table-cell table:style-name="ce2" office:value-type="string" calcext:value-type="string">
            <text:p>Parlamento <text:s/>de Cataluña 28/11/2010</text:p>
          </table:table-cell>
          <table:table-cell table:style-name="ce2" office:value-type="string" calcext:value-type="string">
            <text:p>Parlamento de Cataluña 28/11/2010</text:p>
          </table:table-cell>
          <table:table-cell table:style-name="ce2" office:value-type="string" calcext:value-type="string">
            <text:p>Elecciones Locales 22/05/2011</text:p>
          </table:table-cell>
          <table:table-cell table:style-name="ce2" office:value-type="string" calcext:value-type="string">
            <text:p>Elecciones Autonómicas 22/05/2011</text:p>
          </table:table-cell>
          <table:table-cell table:style-name="ce2" office:value-type="string" calcext:value-type="string">
            <text:p>Elecciones Generales 22/11/2011</text:p>
          </table:table-cell>
          <table:table-cell table:style-name="ce2" office:value-type="string" calcext:value-type="string">
            <text:p>Total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9"/>
          <table:table-cell table:style-name="ce10" office:value-type="currency" office:currency="EUR" office:value="1157540.2" calcext:value-type="currency">
            <text:p>1.157.540,20 €</text:p>
          </table:table-cell>
          <table:table-cell table:style-name="ce10" office:value-type="currency" office:currency="EUR" office:value="15273373.82" calcext:value-type="currency">
            <text:p>15.273.373,82 €</text:p>
          </table:table-cell>
          <table:table-cell table:style-name="ce10" office:value-type="currency" office:currency="EUR" office:value="4017039.26" calcext:value-type="currency">
            <text:p>4.017.039,26 €</text:p>
          </table:table-cell>
          <table:table-cell table:style-name="ce10" office:value-type="currency" office:currency="EUR" office:value="6842720.33" calcext:value-type="currency">
            <text:p>6.842.720,33 €</text:p>
          </table:table-cell>
          <table:table-cell table:style-name="ce12" table:formula="of:=SUM([.F2:.R2])" office:value-type="currency" office:currency="EUR" office:value="27290673.61" calcext:value-type="currency">
            <text:p>27.290.673,61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13924619.22" calcext:value-type="currency">
            <text:p>13.924.619,22 €</text:p>
          </table:table-cell>
          <table:table-cell table:style-name="ce10" office:value-type="currency" office:currency="EUR" office:value="3610131.33" calcext:value-type="currency">
            <text:p>3.610.131,33 €</text:p>
          </table:table-cell>
          <table:table-cell table:style-name="ce10" office:value-type="currency" office:currency="EUR" office:value="5785144.82" calcext:value-type="currency">
            <text:p>5.785.144,82 €</text:p>
          </table:table-cell>
          <table:table-cell table:style-name="ce12" table:formula="of:=SUM([.F3:.R3])" office:value-type="currency" office:currency="EUR" office:value="23319895.37" calcext:value-type="currency">
            <text:p>23.319.895,37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4316251.46" calcext:value-type="currency">
            <text:p>4.316.251,46 €</text:p>
          </table:table-cell>
          <table:table-cell table:style-name="ce10" office:value-type="currency" office:currency="EUR" office:value="540556.82" calcext:value-type="currency">
            <text:p>540.556,82 €</text:p>
          </table:table-cell>
          <table:table-cell table:style-name="ce10" office:value-type="currency" office:currency="EUR" office:value="2230293.88" calcext:value-type="currency">
            <text:p>2.230.293,88 €</text:p>
          </table:table-cell>
          <table:table-cell table:style-name="ce12" table:formula="of:=SUM([.F4:.R4])" office:value-type="currency" office:currency="EUR" office:value="7087102.16" calcext:value-type="currency">
            <text:p>7.087.102,16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9"/>
          <table:table-cell table:style-name="ce10" office:value-type="currency" office:currency="EUR" office:value="1243088.2" calcext:value-type="currency">
            <text:p>1.243.088,20 €</text:p>
          </table:table-cell>
          <table:table-cell table:style-name="ce10" office:value-type="currency" office:currency="EUR" office:value="1695096.82" calcext:value-type="currency">
            <text:p>1.695.096,82 €</text:p>
          </table:table-cell>
          <table:table-cell table:style-name="ce10"/>
          <table:table-cell table:style-name="ce10" office:value-type="currency" office:currency="EUR" office:value="887545.54" calcext:value-type="currency">
            <text:p>887.545,54 €</text:p>
          </table:table-cell>
          <table:table-cell table:style-name="ce12" table:formula="of:=SUM([.F5:.R5])" office:value-type="currency" office:currency="EUR" office:value="3825730.56" calcext:value-type="currency">
            <text:p>3.825.730,56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9"/>
          <table:table-cell table:style-name="ce10" office:value-type="currency" office:currency="EUR" office:value="2194360.94" calcext:value-type="currency">
            <text:p>2.194.360,94 €</text:p>
          </table:table-cell>
          <table:table-cell table:style-name="ce10" office:value-type="currency" office:currency="EUR" office:value="681379.26" calcext:value-type="currency">
            <text:p>681.379,26 €</text:p>
          </table:table-cell>
          <table:table-cell table:style-name="ce10"/>
          <table:table-cell table:style-name="ce10" office:value-type="currency" office:currency="EUR" office:value="691330.73" calcext:value-type="currency">
            <text:p>691.330,73 €</text:p>
          </table:table-cell>
          <table:table-cell table:style-name="ce12" table:formula="of:=SUM([.F6:.R6])" office:value-type="currency" office:currency="EUR" office:value="3567070.93" calcext:value-type="currency">
            <text:p>3.567.070,93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9"/>
          <table:table-cell table:style-name="ce10" office:value-type="currency" office:currency="EUR" office:value="214496.91" calcext:value-type="currency">
            <text:p>214.496,91 €</text:p>
          </table:table-cell>
          <table:table-cell table:style-name="ce10" office:value-type="currency" office:currency="EUR" office:value="1987543.51" calcext:value-type="currency">
            <text:p>1.987.543,51 €</text:p>
          </table:table-cell>
          <table:table-cell table:style-name="ce10" office:value-type="currency" office:currency="EUR" office:value="481108.74" calcext:value-type="currency">
            <text:p>481.108,74 €</text:p>
          </table:table-cell>
          <table:table-cell table:style-name="ce10" office:value-type="currency" office:currency="EUR" office:value="743093.33" calcext:value-type="currency">
            <text:p>743.093,33 €</text:p>
          </table:table-cell>
          <table:table-cell table:style-name="ce12" table:formula="of:=SUM([.F7:.R7])" office:value-type="currency" office:currency="EUR" office:value="3426242.49" calcext:value-type="currency">
            <text:p>3.426.242,49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9"/>
          <table:table-cell table:style-name="ce10" office:value-type="currency" office:currency="EUR" office:value="837963.86" calcext:value-type="currency">
            <text:p>837.963,86 €</text:p>
          </table:table-cell>
          <table:table-cell table:style-name="ce10" office:value-type="currency" office:currency="EUR" office:value="1068316.08" calcext:value-type="currency">
            <text:p>1.068.316,08 €</text:p>
          </table:table-cell>
          <table:table-cell table:style-name="ce10"/>
          <table:table-cell table:style-name="ce10" office:value-type="currency" office:currency="EUR" office:value="401505.56" calcext:value-type="currency">
            <text:p>401.505,56 €</text:p>
          </table:table-cell>
          <table:table-cell table:style-name="ce12" table:formula="of:=SUM([.F8:.R8])" office:value-type="currency" office:currency="EUR" office:value="2307785.5" calcext:value-type="currency">
            <text:p>2.307.785,50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9"/>
          <table:table-cell table:style-name="ce10" office:value-type="currency" office:currency="EUR" office:value="859607.03" calcext:value-type="currency">
            <text:p>859.607,03 €</text:p>
          </table:table-cell>
          <table:table-cell table:style-name="ce10" office:value-type="currency" office:currency="EUR" office:value="893979.12" calcext:value-type="currency">
            <text:p>893.979,12 €</text:p>
          </table:table-cell>
          <table:table-cell table:style-name="ce10" table:number-columns-repeated="2"/>
          <table:table-cell table:style-name="ce12" table:formula="of:=SUM([.F9:.R9])" office:value-type="currency" office:currency="EUR" office:value="1753586.15" calcext:value-type="currency">
            <text:p>1.753.586,15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1324809.83" calcext:value-type="currency">
            <text:p>1.324.809,83 €</text:p>
          </table:table-cell>
          <table:table-cell table:style-name="ce10"/>
          <table:table-cell table:style-name="ce10" office:value-type="currency" office:currency="EUR" office:value="261870.53" calcext:value-type="currency">
            <text:p>261.870,53 €</text:p>
          </table:table-cell>
          <table:table-cell table:style-name="ce12" table:formula="of:=SUM([.F10:.R10])" office:value-type="currency" office:currency="EUR" office:value="1586680.36" calcext:value-type="currency">
            <text:p>1.586.680,36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298990.01" calcext:value-type="currency">
            <text:p>298.990,01 €</text:p>
          </table:table-cell>
          <table:table-cell table:style-name="ce10" office:value-type="currency" office:currency="EUR" office:value="486554.73" calcext:value-type="currency">
            <text:p>486.554,73 €</text:p>
          </table:table-cell>
          <table:table-cell table:style-name="ce10" office:value-type="currency" office:currency="EUR" office:value="24036.31" calcext:value-type="currency">
            <text:p>24.036,31 €</text:p>
          </table:table-cell>
          <table:table-cell table:style-name="ce12" table:formula="of:=SUM([.F11:.R11])" office:value-type="currency" office:currency="EUR" office:value="809581.05" calcext:value-type="currency">
            <text:p>809.581,05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105358.37" calcext:value-type="currency">
            <text:p>105.358,37 €</text:p>
          </table:table-cell>
          <table:table-cell table:style-name="ce10" office:value-type="currency" office:currency="EUR" office:value="409851.56" calcext:value-type="currency">
            <text:p>409.851,56 €</text:p>
          </table:table-cell>
          <table:table-cell table:style-name="ce10" office:value-type="currency" office:currency="EUR" office:value="96196.24" calcext:value-type="currency">
            <text:p>96.196,24 €</text:p>
          </table:table-cell>
          <table:table-cell table:style-name="ce12" table:formula="of:=SUM([.F12:.R12])" office:value-type="currency" office:currency="EUR" office:value="611406.17" calcext:value-type="currency">
            <text:p>611.406,17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245885.84" calcext:value-type="currency">
            <text:p>245.885,84 €</text:p>
          </table:table-cell>
          <table:table-cell table:style-name="ce10"/>
          <table:table-cell table:style-name="ce10" office:value-type="currency" office:currency="EUR" office:value="215493.13" calcext:value-type="currency">
            <text:p>215.493,13 €</text:p>
          </table:table-cell>
          <table:table-cell table:style-name="ce12" table:formula="of:=SUM([.F13:.R13])" office:value-type="currency" office:currency="EUR" office:value="461378.97" calcext:value-type="currency">
            <text:p>461.378,97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361224.83" calcext:value-type="currency">
            <text:p>361.224,83 €</text:p>
          </table:table-cell>
          <table:table-cell table:style-name="ce10" table:number-columns-repeated="2"/>
          <table:table-cell table:style-name="ce12" table:formula="of:=SUM([.F14:.R14])" office:value-type="currency" office:currency="EUR" office:value="361224.83" calcext:value-type="currency">
            <text:p>361.224,83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230764.16" calcext:value-type="currency">
            <text:p>230.764,16 €</text:p>
          </table:table-cell>
          <table:table-cell table:style-name="ce10" office:value-type="currency" office:currency="EUR" office:value="95176.17" calcext:value-type="currency">
            <text:p>95.176,17 €</text:p>
          </table:table-cell>
          <table:table-cell table:style-name="ce10"/>
          <table:table-cell table:style-name="ce12" table:formula="of:=SUM([.F15:.R15])" office:value-type="currency" office:currency="EUR" office:value="325940.33" calcext:value-type="currency">
            <text:p>325.940,33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197315.98" calcext:value-type="currency">
            <text:p>197.315,98 €</text:p>
          </table:table-cell>
          <table:table-cell table:style-name="ce10" office:value-type="currency" office:currency="EUR" office:value="75185" calcext:value-type="currency">
            <text:p>75.185,00 €</text:p>
          </table:table-cell>
          <table:table-cell table:style-name="ce10"/>
          <table:table-cell table:style-name="ce12" table:formula="of:=SUM([.F16:.R16])" office:value-type="currency" office:currency="EUR" office:value="272500.98" calcext:value-type="currency">
            <text:p>272.500,98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1"/>
          <table:table-cell table:style-name="ce10" office:value-type="currency" office:currency="EUR" office:value="242603.22" calcext:value-type="currency">
            <text:p>242.603,22 €</text:p>
          </table:table-cell>
          <table:table-cell table:style-name="ce10"/>
          <table:table-cell table:style-name="ce12" table:formula="of:=SUM([.F17:.R17])" office:value-type="currency" office:currency="EUR" office:value="242603.22" calcext:value-type="currency">
            <text:p>242.603,22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211112.16" calcext:value-type="currency">
            <text:p>211.112,16 €</text:p>
          </table:table-cell>
          <table:table-cell table:style-name="ce10" table:number-columns-repeated="2"/>
          <table:table-cell table:style-name="ce12" table:formula="of:=SUM([.F18:.R18])" office:value-type="currency" office:currency="EUR" office:value="211112.16" calcext:value-type="currency">
            <text:p>211.112,16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117404.34" calcext:value-type="currency">
            <text:p>117.404,34 €</text:p>
          </table:table-cell>
          <table:table-cell table:style-name="ce10" table:number-columns-repeated="2"/>
          <table:table-cell table:style-name="ce12" table:formula="of:=SUM([.F19:.R19])" office:value-type="currency" office:currency="EUR" office:value="117404.34" calcext:value-type="currency">
            <text:p>117.404,34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10"/>
          <table:table-cell table:style-name="ce10" office:value-type="currency" office:currency="EUR" office:value="12098.84" calcext:value-type="currency">
            <text:p>12.098,84 €</text:p>
          </table:table-cell>
          <table:table-cell table:style-name="ce10" table:number-columns-repeated="2"/>
          <table:table-cell table:style-name="ce12" table:formula="of:=SUM([.F20:.R20])" office:value-type="currency" office:currency="EUR" office:value="12098.84" calcext:value-type="currency">
            <text:p>12.098,84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3080082.64" calcext:value-type="currency">
            <text:p>3.080.082,64 €</text:p>
          </table:table-cell>
          <table:table-cell table:style-name="ce10" office:value-type="currency" office:currency="EUR" office:value="447007.38" calcext:value-type="currency">
            <text:p>447.007,38 €</text:p>
          </table:table-cell>
          <table:table-cell table:style-name="ce10" table:number-columns-repeated="4"/>
          <table:table-cell table:style-name="ce12" table:formula="of:=SUM([.F21:.R21])" office:value-type="currency" office:currency="EUR" office:value="3527090.02" calcext:value-type="currency">
            <text:p>3.527.090,02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1933313.35" calcext:value-type="currency">
            <text:p>1.933.313,35 €</text:p>
          </table:table-cell>
          <table:table-cell table:style-name="ce10" table:number-columns-repeated="5"/>
          <table:table-cell table:style-name="ce12" table:formula="of:=SUM([.F22:.R22])" office:value-type="currency" office:currency="EUR" office:value="1933313.35" calcext:value-type="currency">
            <text:p>1.933.313,35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542699.34" calcext:value-type="currency">
            <text:p>542.699,34 €</text:p>
          </table:table-cell>
          <table:table-cell table:style-name="ce10" office:value-type="currency" office:currency="EUR" office:value="671308.6" calcext:value-type="currency">
            <text:p>671.308,60 €</text:p>
          </table:table-cell>
          <table:table-cell table:style-name="ce10" table:number-columns-repeated="4"/>
          <table:table-cell table:style-name="ce12" table:formula="of:=SUM([.F23:.R23])" office:value-type="currency" office:currency="EUR" office:value="1214007.94" calcext:value-type="currency">
            <text:p>1.214.007,94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230252.5" calcext:value-type="currency">
            <text:p>230.252,50 €</text:p>
          </table:table-cell>
          <table:table-cell table:style-name="ce10" office:value-type="currency" office:currency="EUR" office:value="765198.41" calcext:value-type="currency">
            <text:p>765.198,41 €</text:p>
          </table:table-cell>
          <table:table-cell table:style-name="ce10" table:number-columns-repeated="4"/>
          <table:table-cell table:style-name="ce12" table:formula="of:=SUM([.F24:.R24])" office:value-type="currency" office:currency="EUR" office:value="995450.91" calcext:value-type="currency">
            <text:p>995.450,91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125057.55" calcext:value-type="currency">
            <text:p>125.057,55 €</text:p>
          </table:table-cell>
          <table:table-cell table:style-name="ce10" office:value-type="currency" office:currency="EUR" office:value="506830.5" calcext:value-type="currency">
            <text:p>506.830,50 €</text:p>
          </table:table-cell>
          <table:table-cell table:style-name="ce10" table:number-columns-repeated="4"/>
          <table:table-cell table:style-name="ce12" table:formula="of:=SUM([.F25:.R25])" office:value-type="currency" office:currency="EUR" office:value="631888.05" calcext:value-type="currency">
            <text:p>631.888,05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576400.91" calcext:value-type="currency">
            <text:p>576.400,91 €</text:p>
          </table:table-cell>
          <table:table-cell table:style-name="ce10" table:number-columns-repeated="5"/>
          <table:table-cell table:style-name="ce12" table:formula="of:=SUM([.F26:.R26])" office:value-type="currency" office:currency="EUR" office:value="576400.91" calcext:value-type="currency">
            <text:p>576.400,91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562863.71" calcext:value-type="currency">
            <text:p>562.863,71 €</text:p>
          </table:table-cell>
          <table:table-cell table:style-name="ce10" table:number-columns-repeated="5"/>
          <table:table-cell table:style-name="ce12" table:formula="of:=SUM([.F27:.R27])" office:value-type="currency" office:currency="EUR" office:value="562863.71" calcext:value-type="currency">
            <text:p>562.863,71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47415.86" calcext:value-type="currency">
            <text:p>47.415,86 €</text:p>
          </table:table-cell>
          <table:table-cell table:style-name="ce10" office:value-type="currency" office:currency="EUR" office:value="428996.94" calcext:value-type="currency">
            <text:p>428.996,94 €</text:p>
          </table:table-cell>
          <table:table-cell table:style-name="ce10" table:number-columns-repeated="4"/>
          <table:table-cell table:style-name="ce12" table:formula="of:=SUM([.F28:.R28])" office:value-type="currency" office:currency="EUR" office:value="476412.8" calcext:value-type="currency">
            <text:p>476.412,80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87289.99" calcext:value-type="currency">
            <text:p>87.289,99 €</text:p>
          </table:table-cell>
          <table:table-cell table:style-name="ce10" table:number-columns-repeated="5"/>
          <table:table-cell table:style-name="ce12" table:formula="of:=SUM([.F29:.R29])" office:value-type="currency" office:currency="EUR" office:value="87289.99" calcext:value-type="currency">
            <text:p>87.289,99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68021.75" calcext:value-type="currency">
            <text:p>68.021,75 €</text:p>
          </table:table-cell>
          <table:table-cell table:style-name="ce10" table:number-columns-repeated="5"/>
          <table:table-cell table:style-name="ce12" table:formula="of:=SUM([.F30:.R30])" office:value-type="currency" office:currency="EUR" office:value="68021.75" calcext:value-type="currency">
            <text:p>68.021,75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60924.3" calcext:value-type="currency">
            <text:p>60.924,30 €</text:p>
          </table:table-cell>
          <table:table-cell table:style-name="ce10" table:number-columns-repeated="5"/>
          <table:table-cell table:style-name="ce12" table:formula="of:=SUM([.F31:.R31])" office:value-type="currency" office:currency="EUR" office:value="60924.3" calcext:value-type="currency">
            <text:p>60.924,30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/>
          <table:table-cell table:style-name="ce10" table:number-columns-repeated="4"/>
          <table:table-cell table:style-name="ce10" office:value-type="currency" office:currency="EUR" office:value="5335.59" calcext:value-type="currency">
            <text:p>5.335,59 €</text:p>
          </table:table-cell>
          <table:table-cell table:style-name="ce10" office:value-type="currency" office:currency="EUR" office:value="9243.84" calcext:value-type="currency">
            <text:p>9.243,84 €</text:p>
          </table:table-cell>
          <table:table-cell table:style-name="ce10"/>
          <table:table-cell table:style-name="ce10" office:value-type="currency" office:currency="EUR" office:value="33078.44" calcext:value-type="currency">
            <text:p>33.078,44 €</text:p>
          </table:table-cell>
          <table:table-cell table:style-name="ce10" table:number-columns-repeated="3"/>
          <table:table-cell table:style-name="ce12" table:formula="of:=SUM([.F32:.R32])" office:value-type="currency" office:currency="EUR" office:value="47657.87" calcext:value-type="currency">
            <text:p>47.657,87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7"/>
          <table:table-cell table:style-name="ce10" office:value-type="currency" office:currency="EUR" office:value="23849.31" calcext:value-type="currency">
            <text:p>23.849,31 €</text:p>
          </table:table-cell>
          <table:table-cell table:style-name="ce10" table:number-columns-repeated="5"/>
          <table:table-cell table:style-name="ce12" table:formula="of:=SUM([.F33:.R33])" office:value-type="currency" office:currency="EUR" office:value="23849.31" calcext:value-type="currency">
            <text:p>23.849,31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office:value-type="currency" office:currency="EUR" office:value="148734.18" calcext:value-type="currency">
            <text:p>148.734,18 €</text:p>
          </table:table-cell>
          <table:table-cell table:style-name="ce10" office:value-type="currency" office:currency="EUR" office:value="2291173.06" calcext:value-type="currency">
            <text:p>2.291.173,06 €</text:p>
          </table:table-cell>
          <table:table-cell table:style-name="ce10" office:value-type="currency" office:currency="EUR" office:value="397664.01" calcext:value-type="currency">
            <text:p>397.664,01 €</text:p>
          </table:table-cell>
          <table:table-cell table:style-name="ce10" office:value-type="currency" office:currency="EUR" office:value="1652185.53" calcext:value-type="currency">
            <text:p>1.652.185,53 €</text:p>
          </table:table-cell>
          <table:table-cell table:style-name="ce10" office:value-type="currency" office:currency="EUR" office:value="944518" calcext:value-type="currency">
            <text:p>944.518,00 €</text:p>
          </table:table-cell>
          <table:table-cell table:style-name="ce10" office:value-type="currency" office:currency="EUR" office:value="11847753.45" calcext:value-type="currency">
            <text:p>11.847.753,45 €</text:p>
          </table:table-cell>
          <table:table-cell table:style-name="ce10" table:number-columns-repeated="7"/>
          <table:table-cell table:style-name="ce12" table:formula="of:=SUM([.F34:.R34])" office:value-type="currency" office:currency="EUR" office:value="17282028.23" calcext:value-type="currency">
            <text:p>17.282.028,23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1486366.66" calcext:value-type="currency">
            <text:p>1.486.366,66 €</text:p>
          </table:table-cell>
          <table:table-cell table:style-name="ce10" office:value-type="currency" office:currency="EUR" office:value="398973.69" calcext:value-type="currency">
            <text:p>398.973,69 €</text:p>
          </table:table-cell>
          <table:table-cell table:style-name="ce10" office:value-type="currency" office:currency="EUR" office:value="1253365.25" calcext:value-type="currency">
            <text:p>1.253.365,25 €</text:p>
          </table:table-cell>
          <table:table-cell table:style-name="ce10" office:value-type="currency" office:currency="EUR" office:value="1388264.24" calcext:value-type="currency">
            <text:p>1.388.264,24 €</text:p>
          </table:table-cell>
          <table:table-cell table:style-name="ce10" office:value-type="currency" office:currency="EUR" office:value="11311226.92" calcext:value-type="currency">
            <text:p>11.311.226,92 €</text:p>
          </table:table-cell>
          <table:table-cell table:style-name="ce10" table:number-columns-repeated="7"/>
          <table:table-cell table:style-name="ce12" table:formula="of:=SUM([.F35:.R35])" office:value-type="currency" office:currency="EUR" office:value="15838196.76" calcext:value-type="currency">
            <text:p>15.838.196,76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office:value-type="currency" office:currency="EUR" office:value="22008.1" calcext:value-type="currency">
            <text:p>22.008,10 €</text:p>
          </table:table-cell>
          <table:table-cell table:style-name="ce10" office:value-type="currency" office:currency="EUR" office:value="413443.35" calcext:value-type="currency">
            <text:p>413.443,35 €</text:p>
          </table:table-cell>
          <table:table-cell table:style-name="ce10" table:number-columns-repeated="3"/>
          <table:table-cell table:style-name="ce10" office:value-type="currency" office:currency="EUR" office:value="3269323.28" calcext:value-type="currency">
            <text:p>3.269.323,28 €</text:p>
          </table:table-cell>
          <table:table-cell table:style-name="ce10" table:number-columns-repeated="7"/>
          <table:table-cell table:style-name="ce12" table:formula="of:=SUM([.F36:.R36])" office:value-type="currency" office:currency="EUR" office:value="3704774.73" calcext:value-type="currency">
            <text:p>3.704.774,73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Izquierda Unida- Iniciativa per Catalunya Verds - Esquerra Unidad i Alternativa - Blouqe por Asturies: La Izquier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5"/>
          <table:table-cell table:style-name="ce10" office:value-type="currency" office:currency="EUR" office:value="1830590.63" calcext:value-type="currency">
            <text:p>1.830.590,63 €</text:p>
          </table:table-cell>
          <table:table-cell table:style-name="ce10" table:number-columns-repeated="7"/>
          <table:table-cell table:style-name="ce12" table:formula="of:=SUM([.F37:.R37])" office:value-type="currency" office:currency="EUR" office:value="1830590.63" calcext:value-type="currency">
            <text:p>1.830.590,63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61236.63" calcext:value-type="currency">
            <text:p>61.236,63 €</text:p>
          </table:table-cell>
          <table:table-cell table:style-name="ce10" table:number-columns-repeated="2"/>
          <table:table-cell table:style-name="ce10" office:value-type="currency" office:currency="EUR" office:value="1561643.66" calcext:value-type="currency">
            <text:p>1.561.643,66 €</text:p>
          </table:table-cell>
          <table:table-cell table:style-name="ce10" table:number-columns-repeated="8"/>
          <table:table-cell table:style-name="ce12" table:formula="of:=SUM([.F38:.R38])" office:value-type="currency" office:currency="EUR" office:value="1622880.29" calcext:value-type="currency">
            <text:p>1.622.880,29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414738.42" calcext:value-type="currency">
            <text:p>414.738,42 €</text:p>
          </table:table-cell>
          <table:table-cell table:style-name="ce10" office:value-type="currency" office:currency="EUR" office:value="750676.63" calcext:value-type="currency">
            <text:p>750.676,63 €</text:p>
          </table:table-cell>
          <table:table-cell table:style-name="ce10"/>
          <table:table-cell table:style-name="ce10" office:value-type="currency" office:currency="EUR" office:value="194861.73" calcext:value-type="currency">
            <text:p>194.861,73 €</text:p>
          </table:table-cell>
          <table:table-cell table:style-name="ce10" table:number-columns-repeated="8"/>
          <table:table-cell table:style-name="ce12" table:formula="of:=SUM([.F39:.R39])" office:value-type="currency" office:currency="EUR" office:value="1360276.78" calcext:value-type="currency">
            <text:p>1.360.276,78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81961.95" calcext:value-type="currency">
            <text:p>81.961,95 €</text:p>
          </table:table-cell>
          <table:table-cell table:style-name="ce10"/>
          <table:table-cell table:style-name="ce10" office:value-type="currency" office:currency="EUR" office:value="957531.76" calcext:value-type="currency">
            <text:p>957.531,76 €</text:p>
          </table:table-cell>
          <table:table-cell table:style-name="ce10" table:number-columns-repeated="9"/>
          <table:table-cell table:style-name="ce12" table:formula="of:=SUM([.F40:.R40])" office:value-type="currency" office:currency="EUR" office:value="1039493.71" calcext:value-type="currency">
            <text:p>1.039.493,71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table:number-columns-repeated="4"/>
          <table:table-cell table:style-name="ce10" office:value-type="currency" office:currency="EUR" office:value="100402.31" calcext:value-type="currency">
            <text:p>100.402,31 €</text:p>
          </table:table-cell>
          <table:table-cell table:style-name="ce10" office:value-type="currency" office:currency="EUR" office:value="715768.49" calcext:value-type="currency">
            <text:p>715.768,49 €</text:p>
          </table:table-cell>
          <table:table-cell table:style-name="ce10" table:number-columns-repeated="7"/>
          <table:table-cell table:style-name="ce12" table:formula="of:=SUM([.F41:.R41])" office:value-type="currency" office:currency="EUR" office:value="816170.8" calcext:value-type="currency">
            <text:p>816.170,80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office:value-type="currency" office:currency="EUR" office:value="212507.46" calcext:value-type="currency">
            <text:p>212.507,46 €</text:p>
          </table:table-cell>
          <table:table-cell table:style-name="ce10" office:value-type="currency" office:currency="EUR" office:value="389370.54" calcext:value-type="currency">
            <text:p>389.370,54 €</text:p>
          </table:table-cell>
          <table:table-cell table:style-name="ce10" table:number-columns-repeated="11"/>
          <table:table-cell table:style-name="ce12" table:formula="of:=SUM([.F42:.R42])" office:value-type="currency" office:currency="EUR" office:value="601878" calcext:value-type="currency">
            <text:p>601.878,00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16239.28" calcext:value-type="currency">
            <text:p>16.239,28 €</text:p>
          </table:table-cell>
          <table:table-cell table:style-name="ce10" table:number-columns-repeated="2"/>
          <table:table-cell table:style-name="ce10" office:value-type="currency" office:currency="EUR" office:value="500619.54" calcext:value-type="currency">
            <text:p>500.619,54 €</text:p>
          </table:table-cell>
          <table:table-cell table:style-name="ce10" table:number-columns-repeated="8"/>
          <table:table-cell table:style-name="ce12" table:formula="of:=SUM([.F43:.R43])" office:value-type="currency" office:currency="EUR" office:value="516858.82" calcext:value-type="currency">
            <text:p>516.858,82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office:value-type="currency" office:currency="EUR" office:value="255066.14" calcext:value-type="currency">
            <text:p>255.066,14 €</text:p>
          </table:table-cell>
          <table:table-cell table:style-name="ce10" office:value-type="currency" office:currency="EUR" office:value="218240.11" calcext:value-type="currency">
            <text:p>218.240,11 €</text:p>
          </table:table-cell>
          <table:table-cell table:style-name="ce10" table:number-columns-repeated="11"/>
          <table:table-cell table:style-name="ce12" table:formula="of:=SUM([.F44:.R44])" office:value-type="currency" office:currency="EUR" office:value="473306.25" calcext:value-type="currency">
            <text:p>473.306,25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office:value-type="currency" office:currency="EUR" office:value="168943.5" calcext:value-type="currency">
            <text:p>168.943,50 €</text:p>
          </table:table-cell>
          <table:table-cell table:style-name="ce10" office:value-type="currency" office:currency="EUR" office:value="127105.45" calcext:value-type="currency">
            <text:p>127.105,45 €</text:p>
          </table:table-cell>
          <table:table-cell table:style-name="ce10" table:number-columns-repeated="11"/>
          <table:table-cell table:style-name="ce12" table:formula="of:=SUM([.F45:.R45])" office:value-type="currency" office:currency="EUR" office:value="296048.95" calcext:value-type="currency">
            <text:p>296.048,95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46862.4" calcext:value-type="currency">
            <text:p>46.862,40 €</text:p>
          </table:table-cell>
          <table:table-cell table:style-name="ce10" table:number-columns-repeated="2"/>
          <table:table-cell table:style-name="ce10" office:value-type="currency" office:currency="EUR" office:value="200586.59" calcext:value-type="currency">
            <text:p>200.586,59 €</text:p>
          </table:table-cell>
          <table:table-cell table:style-name="ce10" table:number-columns-repeated="8"/>
          <table:table-cell table:style-name="ce12" table:formula="of:=SUM([.F46:.R46])" office:value-type="currency" office:currency="EUR" office:value="247448.99" calcext:value-type="currency">
            <text:p>247.448,99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 office:value-type="currency" office:currency="EUR" office:value="142998.98" calcext:value-type="currency">
            <text:p>142.998,98 €</text:p>
          </table:table-cell>
          <table:table-cell table:style-name="ce10" office:value-type="currency" office:currency="EUR" office:value="26023.14" calcext:value-type="currency">
            <text:p>26.023,14 €</text:p>
          </table:table-cell>
          <table:table-cell table:style-name="ce10" table:number-columns-repeated="11"/>
          <table:table-cell table:style-name="ce12" table:formula="of:=SUM([.F47:.R47])" office:value-type="currency" office:currency="EUR" office:value="169022.12" calcext:value-type="currency">
            <text:p>169.022,12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157800.55" calcext:value-type="currency">
            <text:p>157.800,55 €</text:p>
          </table:table-cell>
          <table:table-cell table:style-name="ce10" table:number-columns-repeated="11"/>
          <table:table-cell table:style-name="ce12" table:formula="of:=SUM([.F48:.R48])" office:value-type="currency" office:currency="EUR" office:value="157800.55" calcext:value-type="currency">
            <text:p>157.800,55 €</text:p>
          </table:table-cell>
          <table:table-cell table:number-columns-repeated="1005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22210.07" calcext:value-type="currency">
            <text:p>22.210,07 €</text:p>
          </table:table-cell>
          <table:table-cell table:style-name="ce10" table:number-columns-repeated="11"/>
          <table:table-cell table:style-name="ce12" table:formula="of:=SUM([.F49:.R49])" office:value-type="currency" office:currency="EUR" office:value="22210.07" calcext:value-type="currency">
            <text:p>22.210,07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22038.95" calcext:value-type="currency">
            <text:p>22.038,95 €</text:p>
          </table:table-cell>
          <table:table-cell table:style-name="ce10" table:number-columns-repeated="11"/>
          <table:table-cell table:style-name="ce12" table:formula="of:=SUM([.F50:.R50])" office:value-type="currency" office:currency="EUR" office:value="22038.95" calcext:value-type="currency">
            <text:p>22.038,95 €</text:p>
          </table:table-cell>
          <table:table-cell table:number-columns-repeated="1005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0"/>
          <table:table-cell table:style-name="ce10" office:value-type="currency" office:currency="EUR" office:value="94.13" calcext:value-type="currency">
            <text:p>94,13 €</text:p>
          </table:table-cell>
          <table:table-cell table:style-name="ce10" table:number-columns-repeated="11"/>
          <table:table-cell table:style-name="ce12" table:formula="of:=SUM([.F51:.R51])" office:value-type="currency" office:currency="EUR" office:value="94.13" calcext:value-type="currency">
            <text:p>94,13 €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14" office:value-type="string" calcext:value-type="string">
            <text:p>Total</text:p>
          </table:table-cell>
          <table:table-cell table:style-name="ce2" office:value-type="string" calcext:value-type="string">
            <text:p>Pública</text:p>
          </table:table-cell>
          <table:table-cell table:style-name="ce2" office:value-type="string" calcext:value-type="string">
            <text:p>Subvención</text:p>
          </table:table-cell>
          <table:table-cell table:style-name="ce2" office:value-type="string" calcext:value-type="string">
            <text:p>Electoral</text:p>
          </table:table-cell>
          <table:table-cell table:style-name="ce12" table:formula="of:=SUM([.F2:.F51])" office:value-type="currency" office:currency="EUR" office:value="950258.36" calcext:value-type="currency">
            <text:p>950.258,36 €</text:p>
          </table:table-cell>
          <table:table-cell table:style-name="ce12" table:formula="of:=SUM([.G2:.G51])" office:value-type="currency" office:currency="EUR" office:value="5774904.69" calcext:value-type="currency">
            <text:p>5.774.904,69 €</text:p>
          </table:table-cell>
          <table:table-cell table:style-name="ce12" table:formula="of:=SUM([.H2:.H51])" office:value-type="currency" office:currency="EUR" office:value="1547314.33" calcext:value-type="currency">
            <text:p>1.547.314,33 €</text:p>
          </table:table-cell>
          <table:table-cell table:style-name="ce12" table:formula="of:=SUM([.I2:.I51])" office:value-type="currency" office:currency="EUR" office:value="3863082.54" calcext:value-type="currency">
            <text:p>3.863.082,54 €</text:p>
          </table:table-cell>
          <table:table-cell table:style-name="ce12" table:formula="of:=SUM([.J2:.J51])" office:value-type="currency" office:currency="EUR" office:value="4890896.07" calcext:value-type="currency">
            <text:p>4.890.896,07 €</text:p>
          </table:table-cell>
          <table:table-cell table:style-name="ce12" table:formula="of:=SUM([.K2:.K51])" office:value-type="currency" office:currency="EUR" office:value="28974662.77" calcext:value-type="currency">
            <text:p>28.974.662,77 €</text:p>
          </table:table-cell>
          <table:table-cell table:style-name="ce12" table:formula="of:=SUM([.L2:.L51])" office:value-type="currency" office:currency="EUR" office:value="5335.59" calcext:value-type="currency">
            <text:p>5.335,59 €</text:p>
          </table:table-cell>
          <table:table-cell table:style-name="ce12" table:formula="of:=SUM([.M2:.M51])" office:value-type="currency" office:currency="EUR" office:value="7347415.05" calcext:value-type="currency">
            <text:p>7.347.415,05 €</text:p>
          </table:table-cell>
          <table:table-cell table:style-name="ce12" table:formula="of:=SUM([.N2:.N51])" office:value-type="currency" office:currency="EUR" office:value="2819341.83" calcext:value-type="currency">
            <text:p>2.819.341,83 €</text:p>
          </table:table-cell>
          <table:table-cell table:style-name="ce12" table:formula="of:=SUM([.O2:.O51])" office:value-type="currency" office:currency="EUR" office:value="6540135.58" calcext:value-type="currency">
            <text:p>6.540.135,58 €</text:p>
          </table:table-cell>
          <table:table-cell table:style-name="ce12" table:formula="of:=SUM([.P2:.P51])" office:value-type="currency" office:currency="EUR" office:value="42945523.65" calcext:value-type="currency">
            <text:p>42.945.523,65 €</text:p>
          </table:table-cell>
          <table:table-cell table:style-name="ce12" table:formula="of:=SUM([.Q2:.Q51])" office:value-type="currency" office:currency="EUR" office:value="9958206.83" calcext:value-type="currency">
            <text:p>9.958.206,83 €</text:p>
          </table:table-cell>
          <table:table-cell table:style-name="ce12" table:formula="of:=SUM([.R2:.R51])" office:value-type="currency" office:currency="EUR" office:value="18179230.4" calcext:value-type="currency">
            <text:p>18.179.230,40 €</text:p>
          </table:table-cell>
          <table:table-cell table:style-name="ce12" table:formula="of:=SUM([.S2:.S51])" office:value-type="currency" office:currency="EUR" office:value="133796307.69" calcext:value-type="currency">
            <text:p>133.796.307,69 €</text:p>
          </table:table-cell>
          <table:table-cell table:style-name="ce2" table:number-columns-repeated="100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vada_ingresos" table:style-name="ta1">
        <table:table-column table:style-name="co1" table:default-cell-style-name="ce2"/>
        <table:table-column table:style-name="co25" table:default-cell-style-name="Default"/>
        <table:table-column table:style-name="co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ce4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2" office:value-type="string" calcext:value-type="string">
            <text:p>Formación Política</text:p>
          </table:table-cell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Fuent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uotas y aportaciones de afiliados, adheridos y simpatizantes</text:p>
          </table:table-cell>
          <table:table-cell table:style-name="ce2" office:value-type="string" calcext:value-type="string">
            <text:p>Donaciones</text:p>
          </table:table-cell>
          <table:table-cell table:style-name="ce2" office:value-type="string" calcext:value-type="string">
            <text:p>Otros Ingresos Financiación Privada</text:p>
          </table:table-cell>
          <table:table-cell table:style-name="ce2" office:value-type="string" calcext:value-type="string">
            <text:p>Total</text:p>
          </table:table-cell>
          <table:table-cell table:style-name="ce2"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formula="of:=[.I2]-[.F2]-[.G2]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35229.28" calcext:value-type="currency">
            <text:p>235.229,28 €</text:p>
          </table:table-cell>
          <table:table-cell table:style-name="ce10"/>
          <table:table-cell table:style-name="ce10" table:formula="of:=[.I3]-[.F3]-[.G3]" office:value-type="currency" office:currency="EUR" office:value="8079.42000000001" calcext:value-type="currency">
            <text:p>8.079,42 €</text:p>
          </table:table-cell>
          <table:table-cell table:style-name="ce12" office:value-type="currency" office:currency="EUR" office:value="243308.7" calcext:value-type="currency">
            <text:p>243.308,70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314342.94" calcext:value-type="currency">
            <text:p>314.342,94 €</text:p>
          </table:table-cell>
          <table:table-cell table:style-name="ce10"/>
          <table:table-cell table:style-name="ce10" table:formula="of:=[.I4]-[.F4]-[.G4]" office:value-type="currency" office:currency="EUR" office:value="49323.43" calcext:value-type="currency">
            <text:p>49.323,43 €</text:p>
          </table:table-cell>
          <table:table-cell table:style-name="ce12" office:value-type="currency" office:currency="EUR" office:value="363666.37" calcext:value-type="currency">
            <text:p>363.666,37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formula="of:=[.I5]-[.F5]-[.G5]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formula="of:=[.I6]-[.F6]-[.G6]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913139.3" calcext:value-type="currency">
            <text:p>913.139,30 €</text:p>
          </table:table-cell>
          <table:table-cell table:style-name="ce10" office:value-type="currency" office:currency="EUR" office:value="497135.99" calcext:value-type="currency">
            <text:p>497.135,99 €</text:p>
          </table:table-cell>
          <table:table-cell table:style-name="ce10" table:formula="of:=[.I7]-[.F7]-[.G7]" office:value-type="currency" office:currency="EUR" office:value="691559.06" calcext:value-type="currency">
            <text:p>691.559,06 €</text:p>
          </table:table-cell>
          <table:table-cell table:style-name="ce12" office:value-type="currency" office:currency="EUR" office:value="2101834.35" calcext:value-type="currency">
            <text:p>2.101.834,35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85077.64" calcext:value-type="currency">
            <text:p>185.077,64 €</text:p>
          </table:table-cell>
          <table:table-cell table:style-name="ce10"/>
          <table:table-cell table:style-name="ce10" table:formula="of:=[.I8]-[.F8]-[.G8]" office:value-type="currency" office:currency="EUR" office:value="202490.65" calcext:value-type="currency">
            <text:p>202.490,65 €</text:p>
          </table:table-cell>
          <table:table-cell table:style-name="ce12" office:value-type="currency" office:currency="EUR" office:value="387568.29" calcext:value-type="currency">
            <text:p>387.568,29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/>
          <table:table-cell table:style-name="ce10" office:value-type="currency" office:currency="EUR" office:value="250000" calcext:value-type="currency">
            <text:p>250.000,00 €</text:p>
          </table:table-cell>
          <table:table-cell table:style-name="ce10" table:formula="of:=[.I9]-[.F9]-[.G9]" office:value-type="currency" office:currency="EUR" office:value="100.179999999993" calcext:value-type="currency">
            <text:p>100,18 €</text:p>
          </table:table-cell>
          <table:table-cell table:style-name="ce12" office:value-type="currency" office:currency="EUR" office:value="250100.18" calcext:value-type="currency">
            <text:p>250.100,18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3115007.44" calcext:value-type="currency">
            <text:p>3.115.007,44 €</text:p>
          </table:table-cell>
          <table:table-cell table:style-name="ce10" office:value-type="currency" office:currency="EUR" office:value="50484" calcext:value-type="currency">
            <text:p>50.484,00 €</text:p>
          </table:table-cell>
          <table:table-cell table:style-name="ce10" table:formula="of:=[.I10]-[.F10]-[.G10]" office:value-type="currency" office:currency="EUR" office:value="2881741.57" calcext:value-type="currency">
            <text:p>2.881.741,57 €</text:p>
          </table:table-cell>
          <table:table-cell table:style-name="ce12" office:value-type="currency" office:currency="EUR" office:value="6047233.01" calcext:value-type="currency">
            <text:p>6.047.233,01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style-name="ce10" table:formula="of:=[.I11]-[.F11]-[.G11]" office:value-type="currency" office:currency="EUR" office:value="3303.89" calcext:value-type="currency">
            <text:p>3.303,89 €</text:p>
          </table:table-cell>
          <table:table-cell table:style-name="ce12" office:value-type="currency" office:currency="EUR" office:value="3303.89" calcext:value-type="currency">
            <text:p>3.303,89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895158.62" calcext:value-type="currency">
            <text:p>895.158,62 €</text:p>
          </table:table-cell>
          <table:table-cell table:style-name="ce10" office:value-type="currency" office:currency="EUR" office:value="69676.83" calcext:value-type="currency">
            <text:p>69.676,83 €</text:p>
          </table:table-cell>
          <table:table-cell table:style-name="ce10" table:formula="of:=[.I12]-[.F12]-[.G12]" office:value-type="currency" office:currency="EUR" office:value="1462554.74" calcext:value-type="currency">
            <text:p>1.462.554,74 €</text:p>
          </table:table-cell>
          <table:table-cell table:style-name="ce12" office:value-type="currency" office:currency="EUR" office:value="2427390.19" calcext:value-type="currency">
            <text:p>2.427.390,19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24762.71" calcext:value-type="currency">
            <text:p>224.762,71 €</text:p>
          </table:table-cell>
          <table:table-cell table:style-name="ce10" office:value-type="currency" office:currency="EUR" office:value="6362.26" calcext:value-type="currency">
            <text:p>6.362,26 €</text:p>
          </table:table-cell>
          <table:table-cell table:style-name="ce10" table:formula="of:=[.I13]-[.F13]-[.G13]" office:value-type="currency" office:currency="EUR" office:value="76772.82" calcext:value-type="currency">
            <text:p>76.772,82 €</text:p>
          </table:table-cell>
          <table:table-cell table:style-name="ce12" office:value-type="currency" office:currency="EUR" office:value="307897.79" calcext:value-type="currency">
            <text:p>307.897,79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style-name="ce10" table:formula="of:=[.I14]-[.F14]-[.G14]" office:value-type="currency" office:currency="EUR" office:value="21252.72" calcext:value-type="currency">
            <text:p>21.252,72 €</text:p>
          </table:table-cell>
          <table:table-cell table:style-name="ce12" office:value-type="currency" office:currency="EUR" office:value="21252.72" calcext:value-type="currency">
            <text:p>21.252,72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346622.59" calcext:value-type="currency">
            <text:p>346.622,59 €</text:p>
          </table:table-cell>
          <table:table-cell table:style-name="ce10" office:value-type="currency" office:currency="EUR" office:value="2045.64" calcext:value-type="currency">
            <text:p>2.045,64 €</text:p>
          </table:table-cell>
          <table:table-cell table:style-name="ce10" table:formula="of:=[.I15]-[.F15]-[.G15]" office:value-type="currency" office:currency="EUR" office:value="111479.61" calcext:value-type="currency">
            <text:p>111.479,61 €</text:p>
          </table:table-cell>
          <table:table-cell table:style-name="ce12" office:value-type="currency" office:currency="EUR" office:value="460147.84" calcext:value-type="currency">
            <text:p>460.147,84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26787.09" calcext:value-type="currency">
            <text:p>126.787,09 €</text:p>
          </table:table-cell>
          <table:table-cell table:style-name="ce10" office:value-type="currency" office:currency="EUR" office:value="4240" calcext:value-type="currency">
            <text:p>4.240,00 €</text:p>
          </table:table-cell>
          <table:table-cell table:style-name="ce10" table:formula="of:=[.I16]-[.F16]-[.G16]" office:value-type="currency" office:currency="EUR" office:value="111097.28" calcext:value-type="currency">
            <text:p>111.097,28 €</text:p>
          </table:table-cell>
          <table:table-cell table:style-name="ce12" office:value-type="currency" office:currency="EUR" office:value="242124.37" calcext:value-type="currency">
            <text:p>242.124,37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54168.05" calcext:value-type="currency">
            <text:p>154.168,05 €</text:p>
          </table:table-cell>
          <table:table-cell table:style-name="ce10" office:value-type="currency" office:currency="EUR" office:value="311212.67" calcext:value-type="currency">
            <text:p>311.212,67 €</text:p>
          </table:table-cell>
          <table:table-cell table:style-name="ce10" table:formula="of:=[.I17]-[.F17]-[.G17]" office:value-type="currency" office:currency="EUR" office:value="21209.2" calcext:value-type="currency">
            <text:p>21.209,20 €</text:p>
          </table:table-cell>
          <table:table-cell table:style-name="ce12" office:value-type="currency" office:currency="EUR" office:value="486589.92" calcext:value-type="currency">
            <text:p>486.589,92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formula="of:=[.I18]-[.F18]-[.G18]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47155.33" calcext:value-type="currency">
            <text:p>247.155,33 €</text:p>
          </table:table-cell>
          <table:table-cell table:style-name="ce10"/>
          <table:table-cell table:style-name="ce10" table:formula="of:=[.I19]-[.F19]-[.G19]" office:value-type="currency" office:currency="EUR" office:value="1010279.7" calcext:value-type="currency">
            <text:p>1.010.279,70 €</text:p>
          </table:table-cell>
          <table:table-cell table:style-name="ce12" office:value-type="currency" office:currency="EUR" office:value="1257435.03" calcext:value-type="currency">
            <text:p>1.257.435,03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631873" calcext:value-type="currency">
            <text:p>1.631.873,00 €</text:p>
          </table:table-cell>
          <table:table-cell table:style-name="ce10" office:value-type="currency" office:currency="EUR" office:value="123704.68" calcext:value-type="currency">
            <text:p>123.704,68 €</text:p>
          </table:table-cell>
          <table:table-cell table:style-name="ce10" table:formula="of:=[.I20]-[.F20]-[.G20]" office:value-type="currency" office:currency="EUR" office:value="1105285.19" calcext:value-type="currency">
            <text:p>1.105.285,19 €</text:p>
          </table:table-cell>
          <table:table-cell table:style-name="ce12" office:value-type="currency" office:currency="EUR" office:value="2860862.87" calcext:value-type="currency">
            <text:p>2.860.862,87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style-name="ce10" table:formula="of:=[.I21]-[.F21]-[.G21]" office:value-type="currency" office:currency="EUR" office:value="1199.32" calcext:value-type="currency">
            <text:p>1.199,32 €</text:p>
          </table:table-cell>
          <table:table-cell table:style-name="ce12" office:value-type="currency" office:currency="EUR" office:value="1199.32" calcext:value-type="currency">
            <text:p>1.199,32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07658.13" calcext:value-type="currency">
            <text:p>107.658,13 €</text:p>
          </table:table-cell>
          <table:table-cell table:style-name="ce10" office:value-type="currency" office:currency="EUR" office:value="144580" calcext:value-type="currency">
            <text:p>144.580,00 €</text:p>
          </table:table-cell>
          <table:table-cell table:style-name="ce10" table:formula="of:=[.I22]-[.F22]-[.G22]" office:value-type="currency" office:currency="EUR" office:value="52116.68" calcext:value-type="currency">
            <text:p>52.116,68 €</text:p>
          </table:table-cell>
          <table:table-cell table:style-name="ce12" office:value-type="currency" office:currency="EUR" office:value="304354.81" calcext:value-type="currency">
            <text:p>304.354,81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49374.94" calcext:value-type="currency">
            <text:p>149.374,94 €</text:p>
          </table:table-cell>
          <table:table-cell table:style-name="ce10" office:value-type="currency" office:currency="EUR" office:value="18553" calcext:value-type="currency">
            <text:p>18.553,00 €</text:p>
          </table:table-cell>
          <table:table-cell table:style-name="ce10" table:formula="of:=[.I23]-[.F23]-[.G23]" office:value-type="currency" office:currency="EUR" office:value="395537.03" calcext:value-type="currency">
            <text:p>395.537,03 €</text:p>
          </table:table-cell>
          <table:table-cell table:style-name="ce12" office:value-type="currency" office:currency="EUR" office:value="563464.97" calcext:value-type="currency">
            <text:p>563.464,97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965435.73" calcext:value-type="currency">
            <text:p>1.965.435,73 €</text:p>
          </table:table-cell>
          <table:table-cell table:style-name="ce10" office:value-type="currency" office:currency="EUR" office:value="120702.88" calcext:value-type="currency">
            <text:p>120.702,88 €</text:p>
          </table:table-cell>
          <table:table-cell table:style-name="ce10" table:formula="of:=[.I24]-[.F24]-[.G24]" office:value-type="currency" office:currency="EUR" office:value="5434684.08" calcext:value-type="currency">
            <text:p>5.434.684,08 €</text:p>
          </table:table-cell>
          <table:table-cell table:style-name="ce12" office:value-type="currency" office:currency="EUR" office:value="7520822.69" calcext:value-type="currency">
            <text:p>7.520.822,69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2078165.31" calcext:value-type="currency">
            <text:p>12.078.165,31 €</text:p>
          </table:table-cell>
          <table:table-cell table:style-name="ce10" office:value-type="currency" office:currency="EUR" office:value="2145070.55" calcext:value-type="currency">
            <text:p>2.145.070,55 €</text:p>
          </table:table-cell>
          <table:table-cell table:style-name="ce10" table:formula="of:=[.I25]-[.F25]-[.G25]" office:value-type="currency" office:currency="EUR" office:value="1776137.39" calcext:value-type="currency">
            <text:p>1.776.137,39 €</text:p>
          </table:table-cell>
          <table:table-cell table:style-name="ce12" office:value-type="currency" office:currency="EUR" office:value="15999373.25" calcext:value-type="currency">
            <text:p>15.999.373,25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8032378.04" calcext:value-type="currency">
            <text:p>18.032.378,04 €</text:p>
          </table:table-cell>
          <table:table-cell table:style-name="ce10" office:value-type="currency" office:currency="EUR" office:value="2908251.86" calcext:value-type="currency">
            <text:p>2.908.251,86 €</text:p>
          </table:table-cell>
          <table:table-cell table:style-name="ce10" table:formula="of:=[.I26]-[.F26]-[.G26]" office:value-type="currency" office:currency="EUR" office:value="1833015.08" calcext:value-type="currency">
            <text:p>1.833.015,08 €</text:p>
          </table:table-cell>
          <table:table-cell table:style-name="ce12" office:value-type="currency" office:currency="EUR" office:value="22773644.98" calcext:value-type="currency">
            <text:p>22.773.644,98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127244.95" calcext:value-type="currency">
            <text:p>1.127.244,95 €</text:p>
          </table:table-cell>
          <table:table-cell table:style-name="ce10" office:value-type="currency" office:currency="EUR" office:value="1351846.46" calcext:value-type="currency">
            <text:p>1.351.846,46 €</text:p>
          </table:table-cell>
          <table:table-cell table:style-name="ce10" table:formula="of:=[.I27]-[.F27]-[.G27]" office:value-type="currency" office:currency="EUR" office:value="286727.36" calcext:value-type="currency">
            <text:p>286.727,36 €</text:p>
          </table:table-cell>
          <table:table-cell table:style-name="ce12" office:value-type="currency" office:currency="EUR" office:value="2765818.77" calcext:value-type="currency">
            <text:p>2.765.818,77 €</text:p>
          </table:table-cell>
          <table:table-cell table:number-columns-repeated="101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310075" calcext:value-type="currency">
            <text:p>310.075,00 €</text:p>
          </table:table-cell>
          <table:table-cell table:style-name="ce10" office:value-type="currency" office:currency="EUR" office:value="627450" calcext:value-type="currency">
            <text:p>627.450,00 €</text:p>
          </table:table-cell>
          <table:table-cell table:style-name="ce10" table:formula="of:=[.I28]-[.F28]-[.G28]" office:value-type="currency" office:currency="EUR" office:value="843977.27" calcext:value-type="currency">
            <text:p>843.977,27 €</text:p>
          </table:table-cell>
          <table:table-cell table:style-name="ce12" office:value-type="currency" office:currency="EUR" office:value="1781502.27" calcext:value-type="currency">
            <text:p>1.781.502,27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70053" calcext:value-type="currency">
            <text:p>70.053,00 €</text:p>
          </table:table-cell>
          <table:table-cell table:style-name="ce10"/>
          <table:table-cell table:style-name="ce10" table:formula="of:=[.I29]-[.F29]-[.G29]" office:value-type="currency" office:currency="EUR" office:value="31360.97" calcext:value-type="currency">
            <text:p>31.360,97 €</text:p>
          </table:table-cell>
          <table:table-cell table:style-name="ce12" office:value-type="currency" office:currency="EUR" office:value="101413.97" calcext:value-type="currency">
            <text:p>101.413,97 €</text:p>
          </table:table-cell>
          <table:table-cell table:number-columns-repeated="10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039982.98" calcext:value-type="currency">
            <text:p>1.039.982,98 €</text:p>
          </table:table-cell>
          <table:table-cell table:style-name="ce10" office:value-type="currency" office:currency="EUR" office:value="132232.82" calcext:value-type="currency">
            <text:p>132.232,82 €</text:p>
          </table:table-cell>
          <table:table-cell table:style-name="ce10" table:formula="of:=[.I30]-[.F30]-[.G30]" office:value-type="currency" office:currency="EUR" office:value="95858.0899999999" calcext:value-type="currency">
            <text:p>95.858,09 €</text:p>
          </table:table-cell>
          <table:table-cell table:style-name="ce12" office:value-type="currency" office:currency="EUR" office:value="1268073.89" calcext:value-type="currency">
            <text:p>1.268.073,89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43905.87" calcext:value-type="currency">
            <text:p>243.905,87 €</text:p>
          </table:table-cell>
          <table:table-cell table:style-name="ce10"/>
          <table:table-cell table:style-name="ce10" table:formula="of:=[.I31]-[.F31]-[.G31]" office:value-type="currency" office:currency="EUR" office:value="1086.39999999999" calcext:value-type="currency">
            <text:p>1.086,40 €</text:p>
          </table:table-cell>
          <table:table-cell table:style-name="ce12" office:value-type="currency" office:currency="EUR" office:value="244992.27" calcext:value-type="currency">
            <text:p>244.992,27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714582.38" calcext:value-type="currency">
            <text:p>714.582,38 €</text:p>
          </table:table-cell>
          <table:table-cell table:style-name="ce10" office:value-type="currency" office:currency="EUR" office:value="606551.42" calcext:value-type="currency">
            <text:p>606.551,42 €</text:p>
          </table:table-cell>
          <table:table-cell table:style-name="ce10" table:formula="of:=[.I32]-[.F32]-[.G32]" office:value-type="currency" office:currency="EUR" office:value="690344.05" calcext:value-type="currency">
            <text:p>690.344,05 €</text:p>
          </table:table-cell>
          <table:table-cell table:style-name="ce12" office:value-type="currency" office:currency="EUR" office:value="2011477.85" calcext:value-type="currency">
            <text:p>2.011.477,85 €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69164.24" calcext:value-type="currency">
            <text:p>269.164,24 €</text:p>
          </table:table-cell>
          <table:table-cell table:style-name="ce10"/>
          <table:table-cell table:style-name="ce10" table:formula="of:=[.I33]-[.F33]-[.G33]" office:value-type="currency" office:currency="EUR" office:value="1917.08000000002" calcext:value-type="currency">
            <text:p>1.917,08 €</text:p>
          </table:table-cell>
          <table:table-cell table:style-name="ce12" office:value-type="currency" office:currency="EUR" office:value="271081.32" calcext:value-type="currency">
            <text:p>271.081,32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903044.64" calcext:value-type="currency">
            <text:p>2.903.044,64 €</text:p>
          </table:table-cell>
          <table:table-cell table:style-name="ce10" office:value-type="currency" office:currency="EUR" office:value="142254.99" calcext:value-type="currency">
            <text:p>142.254,99 €</text:p>
          </table:table-cell>
          <table:table-cell table:style-name="ce10" table:formula="of:=[.I34]-[.F34]-[.G34]" office:value-type="currency" office:currency="EUR" office:value="3957257.81" calcext:value-type="currency">
            <text:p>3.957.257,81 €</text:p>
          </table:table-cell>
          <table:table-cell table:style-name="ce12" office:value-type="currency" office:currency="EUR" office:value="7002557.44" calcext:value-type="currency">
            <text:p>7.002.557,44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/>
          <table:table-cell table:style-name="ce10" office:value-type="currency" office:currency="EUR" office:value="270" calcext:value-type="currency">
            <text:p>270,00 €</text:p>
          </table:table-cell>
          <table:table-cell table:style-name="ce10" table:formula="of:=[.I35]-[.F35]-[.G35]" office:value-type="currency" office:currency="EUR" office:value="13463.71" calcext:value-type="currency">
            <text:p>13.463,71 €</text:p>
          </table:table-cell>
          <table:table-cell table:style-name="ce12" office:value-type="currency" office:currency="EUR" office:value="13733.71" calcext:value-type="currency">
            <text:p>13.733,71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994904.56" calcext:value-type="currency">
            <text:p>994.904,56 €</text:p>
          </table:table-cell>
          <table:table-cell table:style-name="ce10" office:value-type="currency" office:currency="EUR" office:value="2412" calcext:value-type="currency">
            <text:p>2.412,00 €</text:p>
          </table:table-cell>
          <table:table-cell table:style-name="ce10" table:formula="of:=[.I36]-[.F36]-[.G36]" office:value-type="currency" office:currency="EUR" office:value="106429.72" calcext:value-type="currency">
            <text:p>106.429,72 €</text:p>
          </table:table-cell>
          <table:table-cell table:style-name="ce12" office:value-type="currency" office:currency="EUR" office:value="1103746.28" calcext:value-type="currency">
            <text:p>1.103.746,28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80149.77" calcext:value-type="currency">
            <text:p>180.149,77 €</text:p>
          </table:table-cell>
          <table:table-cell table:style-name="ce10"/>
          <table:table-cell table:style-name="ce10" table:formula="of:=[.I37]-[.F37]-[.G37]" office:value-type="currency" office:currency="EUR" office:value="37111.32" calcext:value-type="currency">
            <text:p>37.111,32 €</text:p>
          </table:table-cell>
          <table:table-cell table:style-name="ce12" office:value-type="currency" office:currency="EUR" office:value="217261.09" calcext:value-type="currency">
            <text:p>217.261,09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style-name="ce10" table:formula="of:=[.I38]-[.F38]-[.G38]" office:value-type="currency" office:currency="EUR" office:value="40259.59" calcext:value-type="currency">
            <text:p>40.259,59 €</text:p>
          </table:table-cell>
          <table:table-cell table:style-name="ce12" office:value-type="currency" office:currency="EUR" office:value="40259.59" calcext:value-type="currency">
            <text:p>40.259,59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27667.85" calcext:value-type="currency">
            <text:p>227.667,85 €</text:p>
          </table:table-cell>
          <table:table-cell table:style-name="ce10" office:value-type="currency" office:currency="EUR" office:value="2045.64" calcext:value-type="currency">
            <text:p>2.045,64 €</text:p>
          </table:table-cell>
          <table:table-cell table:style-name="ce10" table:formula="of:=[.I39]-[.F39]-[.G39]" office:value-type="currency" office:currency="EUR" office:value="140115.66" calcext:value-type="currency">
            <text:p>140.115,66 €</text:p>
          </table:table-cell>
          <table:table-cell table:style-name="ce12" office:value-type="currency" office:currency="EUR" office:value="369829.15" calcext:value-type="currency">
            <text:p>369.829,15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391948.15" calcext:value-type="currency">
            <text:p>391.948,15 €</text:p>
          </table:table-cell>
          <table:table-cell table:style-name="ce10" office:value-type="currency" office:currency="EUR" office:value="2880" calcext:value-type="currency">
            <text:p>2.880,00 €</text:p>
          </table:table-cell>
          <table:table-cell table:style-name="ce10" table:formula="of:=[.I40]-[.F40]-[.G40]" office:value-type="currency" office:currency="EUR" office:value="171400.3" calcext:value-type="currency">
            <text:p>171.400,30 €</text:p>
          </table:table-cell>
          <table:table-cell table:style-name="ce12" office:value-type="currency" office:currency="EUR" office:value="566228.45" calcext:value-type="currency">
            <text:p>566.228,45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98114.88" calcext:value-type="currency">
            <text:p>298.114,88 €</text:p>
          </table:table-cell>
          <table:table-cell table:style-name="ce10"/>
          <table:table-cell table:style-name="ce10" table:formula="of:=[.I41]-[.F41]-[.G41]" office:value-type="currency" office:currency="EUR" office:value="656993.05" calcext:value-type="currency">
            <text:p>656.993,05 €</text:p>
          </table:table-cell>
          <table:table-cell table:style-name="ce12" office:value-type="currency" office:currency="EUR" office:value="955107.93" calcext:value-type="currency">
            <text:p>955.107,93 €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183801.53" calcext:value-type="currency">
            <text:p>2.183.801,53 €</text:p>
          </table:table-cell>
          <table:table-cell table:style-name="ce10" office:value-type="currency" office:currency="EUR" office:value="162712.99" calcext:value-type="currency">
            <text:p>162.712,99 €</text:p>
          </table:table-cell>
          <table:table-cell table:style-name="ce10" table:formula="of:=[.I42]-[.F42]-[.G42]" office:value-type="currency" office:currency="EUR" office:value="579487.59" calcext:value-type="currency">
            <text:p>579.487,59 €</text:p>
          </table:table-cell>
          <table:table-cell table:style-name="ce12" office:value-type="currency" office:currency="EUR" office:value="2926002.11" calcext:value-type="currency">
            <text:p>2.926.002,11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style-name="ce10" table:formula="of:=[.I43]-[.F43]-[.G43]" office:value-type="currency" office:currency="EUR" office:value="1973.9" calcext:value-type="currency">
            <text:p>1.973,90 €</text:p>
          </table:table-cell>
          <table:table-cell table:style-name="ce12" office:value-type="currency" office:currency="EUR" office:value="1973.9" calcext:value-type="currency">
            <text:p>1.973,90 €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54724.88" calcext:value-type="currency">
            <text:p>154.724,88 €</text:p>
          </table:table-cell>
          <table:table-cell table:style-name="ce10" office:value-type="currency" office:currency="EUR" office:value="23591" calcext:value-type="currency">
            <text:p>23.591,00 €</text:p>
          </table:table-cell>
          <table:table-cell table:style-name="ce10" table:formula="of:=[.I44]-[.F44]-[.G44]" office:value-type="currency" office:currency="EUR" office:value="310425.24" calcext:value-type="currency">
            <text:p>310.425,24 €</text:p>
          </table:table-cell>
          <table:table-cell table:style-name="ce12" office:value-type="currency" office:currency="EUR" office:value="488741.12" calcext:value-type="currency">
            <text:p>488.741,12 €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236866.17" calcext:value-type="currency">
            <text:p>2.236.866,17 €</text:p>
          </table:table-cell>
          <table:table-cell table:style-name="ce10" office:value-type="currency" office:currency="EUR" office:value="37245.62" calcext:value-type="currency">
            <text:p>37.245,62 €</text:p>
          </table:table-cell>
          <table:table-cell table:style-name="ce10" table:formula="of:=[.I45]-[.F45]-[.G45]" office:value-type="currency" office:currency="EUR" office:value="5497493.15" calcext:value-type="currency">
            <text:p>5.497.493,15 €</text:p>
          </table:table-cell>
          <table:table-cell table:style-name="ce12" office:value-type="currency" office:currency="EUR" office:value="7771604.94" calcext:value-type="currency">
            <text:p>7.771.604,94 €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1265509.89" calcext:value-type="currency">
            <text:p>11.265.509,89 €</text:p>
          </table:table-cell>
          <table:table-cell table:style-name="ce10" office:value-type="currency" office:currency="EUR" office:value="537679.1" calcext:value-type="currency">
            <text:p>537.679,10 €</text:p>
          </table:table-cell>
          <table:table-cell table:style-name="ce10" table:formula="of:=[.I46]-[.F46]-[.G46]" office:value-type="currency" office:currency="EUR" office:value="1350063.43" calcext:value-type="currency">
            <text:p>1.350.063,43 €</text:p>
          </table:table-cell>
          <table:table-cell table:style-name="ce12" office:value-type="currency" office:currency="EUR" office:value="13153252.42" calcext:value-type="currency">
            <text:p>13.153.252,42 €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6384495.37" calcext:value-type="currency">
            <text:p>16.384.495,37 €</text:p>
          </table:table-cell>
          <table:table-cell table:style-name="ce10" office:value-type="currency" office:currency="EUR" office:value="3030914.83" calcext:value-type="currency">
            <text:p>3.030.914,83 €</text:p>
          </table:table-cell>
          <table:table-cell table:style-name="ce10" table:formula="of:=[.I47]-[.F47]-[.G47]" office:value-type="currency" office:currency="EUR" office:value="3455152.82" calcext:value-type="currency">
            <text:p>3.455.152,82 €</text:p>
          </table:table-cell>
          <table:table-cell table:style-name="ce12" office:value-type="currency" office:currency="EUR" office:value="22870563.02" calcext:value-type="currency">
            <text:p>22.870.563,02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167830.39" calcext:value-type="currency">
            <text:p>1.167.830,39 €</text:p>
          </table:table-cell>
          <table:table-cell table:style-name="ce10" office:value-type="currency" office:currency="EUR" office:value="1722971.67" calcext:value-type="currency">
            <text:p>1.722.971,67 €</text:p>
          </table:table-cell>
          <table:table-cell table:style-name="ce10" table:formula="of:=[.I48]-[.F48]-[.G48]" office:value-type="currency" office:currency="EUR" office:value="305192" calcext:value-type="currency">
            <text:p>305.192,00 €</text:p>
          </table:table-cell>
          <table:table-cell table:style-name="ce12" office:value-type="currency" office:currency="EUR" office:value="3195994.06" calcext:value-type="currency">
            <text:p>3.195.994,06 €</text:p>
          </table:table-cell>
          <table:table-cell table:number-columns-repeated="1014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85650" calcext:value-type="currency">
            <text:p>85.650,00 €</text:p>
          </table:table-cell>
          <table:table-cell table:style-name="ce10" office:value-type="currency" office:currency="EUR" office:value="709000" calcext:value-type="currency">
            <text:p>709.000,00 €</text:p>
          </table:table-cell>
          <table:table-cell table:style-name="ce10" table:formula="of:=[.I49]-[.F49]-[.G49]" office:value-type="currency" office:currency="EUR" office:value="415670.69" calcext:value-type="currency">
            <text:p>415.670,69 €</text:p>
          </table:table-cell>
          <table:table-cell table:style-name="ce12" office:value-type="currency" office:currency="EUR" office:value="1210320.69" calcext:value-type="currency">
            <text:p>1.210.320,69 €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72721" calcext:value-type="currency">
            <text:p>72.721,00 €</text:p>
          </table:table-cell>
          <table:table-cell table:style-name="ce10"/>
          <table:table-cell table:style-name="ce10" table:formula="of:=[.I50]-[.F50]-[.G50]" office:value-type="currency" office:currency="EUR" office:value="53522.78" calcext:value-type="currency">
            <text:p>53.522,78 €</text:p>
          </table:table-cell>
          <table:table-cell table:style-name="ce12" office:value-type="currency" office:currency="EUR" office:value="126243.78" calcext:value-type="currency">
            <text:p>126.243,78 €</text:p>
          </table:table-cell>
          <table:table-cell table:number-columns-repeated="10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004875.5" calcext:value-type="currency">
            <text:p>1.004.875,50 €</text:p>
          </table:table-cell>
          <table:table-cell table:style-name="ce10" office:value-type="currency" office:currency="EUR" office:value="42150" calcext:value-type="currency">
            <text:p>42.150,00 €</text:p>
          </table:table-cell>
          <table:table-cell table:style-name="ce10" table:formula="of:=[.I51]-[.F51]-[.G51]" office:value-type="currency" office:currency="EUR" office:value="111400.08" calcext:value-type="currency">
            <text:p>111.400,08 €</text:p>
          </table:table-cell>
          <table:table-cell table:style-name="ce12" office:value-type="currency" office:currency="EUR" office:value="1158425.58" calcext:value-type="currency">
            <text:p>1.158.425,58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357526.34" calcext:value-type="currency">
            <text:p>357.526,34 €</text:p>
          </table:table-cell>
          <table:table-cell table:style-name="ce10" office:value-type="currency" office:currency="EUR" office:value="3000" calcext:value-type="currency">
            <text:p>3.000,00 €</text:p>
          </table:table-cell>
          <table:table-cell table:style-name="ce10" table:formula="of:=[.I52]-[.F52]-[.G52]" office:value-type="currency" office:currency="EUR" office:value="5120.03999999998" calcext:value-type="currency">
            <text:p>5.120,04 €</text:p>
          </table:table-cell>
          <table:table-cell table:style-name="ce12" office:value-type="currency" office:currency="EUR" office:value="365646.38" calcext:value-type="currency">
            <text:p>365.646,38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685591.44" calcext:value-type="currency">
            <text:p>685.591,44 €</text:p>
          </table:table-cell>
          <table:table-cell table:style-name="ce10" office:value-type="currency" office:currency="EUR" office:value="305230.45" calcext:value-type="currency">
            <text:p>305.230,45 €</text:p>
          </table:table-cell>
          <table:table-cell table:style-name="ce10" table:formula="of:=[.I53]-[.F53]-[.G53]" office:value-type="currency" office:currency="EUR" office:value="942409.25" calcext:value-type="currency">
            <text:p>942.409,25 €</text:p>
          </table:table-cell>
          <table:table-cell table:style-name="ce12" office:value-type="currency" office:currency="EUR" office:value="1933231.14" calcext:value-type="currency">
            <text:p>1.933.231,14 €</text:p>
          </table:table-cell>
          <table:table-cell table:number-columns-repeated="10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81684.25" calcext:value-type="currency">
            <text:p>281.684,25 €</text:p>
          </table:table-cell>
          <table:table-cell table:style-name="ce10" office:value-type="currency" office:currency="EUR" office:value="60000" calcext:value-type="currency">
            <text:p>60.000,00 €</text:p>
          </table:table-cell>
          <table:table-cell table:style-name="ce10" table:formula="of:=[.I54]-[.F54]-[.G54]" office:value-type="currency" office:currency="EUR" office:value="1253.92999999999" calcext:value-type="currency">
            <text:p>1.253,93 €</text:p>
          </table:table-cell>
          <table:table-cell table:style-name="ce12" office:value-type="currency" office:currency="EUR" office:value="342938.18" calcext:value-type="currency">
            <text:p>342.938,18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535913.87" calcext:value-type="currency">
            <text:p>2.535.913,87 €</text:p>
          </table:table-cell>
          <table:table-cell table:style-name="ce10" office:value-type="currency" office:currency="EUR" office:value="387500" calcext:value-type="currency">
            <text:p>387.500,00 €</text:p>
          </table:table-cell>
          <table:table-cell table:style-name="ce10" table:formula="of:=[.I55]-[.F55]-[.G55]" office:value-type="currency" office:currency="EUR" office:value="2873853.7" calcext:value-type="currency">
            <text:p>2.873.853,70 €</text:p>
          </table:table-cell>
          <table:table-cell table:style-name="ce12" office:value-type="currency" office:currency="EUR" office:value="5797267.57" calcext:value-type="currency">
            <text:p>5.797.267,57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/>
          <table:table-cell table:style-name="ce10" office:value-type="currency" office:currency="EUR" office:value="3400" calcext:value-type="currency">
            <text:p>3.400,00 €</text:p>
          </table:table-cell>
          <table:table-cell table:style-name="ce10" table:formula="of:=[.I56]-[.F56]-[.G56]" office:value-type="currency" office:currency="EUR" office:value="55999.79" calcext:value-type="currency">
            <text:p>55.999,79 €</text:p>
          </table:table-cell>
          <table:table-cell table:style-name="ce12" office:value-type="currency" office:currency="EUR" office:value="59399.79" calcext:value-type="currency">
            <text:p>59.399,79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135665.14" calcext:value-type="currency">
            <text:p>1.135.665,14 €</text:p>
          </table:table-cell>
          <table:table-cell table:style-name="ce10" office:value-type="currency" office:currency="EUR" office:value="308" calcext:value-type="currency">
            <text:p>308,00 €</text:p>
          </table:table-cell>
          <table:table-cell table:style-name="ce10" table:formula="of:=[.I57]-[.F57]-[.G57]" office:value-type="currency" office:currency="EUR" office:value="118243.07" calcext:value-type="currency">
            <text:p>118.243,07 €</text:p>
          </table:table-cell>
          <table:table-cell table:style-name="ce12" office:value-type="currency" office:currency="EUR" office:value="1254216.21" calcext:value-type="currency">
            <text:p>1.254.216,21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82754.56" calcext:value-type="currency">
            <text:p>182.754,56 €</text:p>
          </table:table-cell>
          <table:table-cell table:style-name="ce10" office:value-type="currency" office:currency="EUR" office:value="4507.5" calcext:value-type="currency">
            <text:p>4.507,50 €</text:p>
          </table:table-cell>
          <table:table-cell table:style-name="ce10" table:formula="of:=[.I58]-[.F58]-[.G58]" office:value-type="currency" office:currency="EUR" office:value="44645.43" calcext:value-type="currency">
            <text:p>44.645,43 €</text:p>
          </table:table-cell>
          <table:table-cell table:style-name="ce12" office:value-type="currency" office:currency="EUR" office:value="231907.49" calcext:value-type="currency">
            <text:p>231.907,49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table:number-columns-repeated="2"/>
          <table:table-cell table:style-name="ce10" table:formula="of:=[.I59]-[.F59]-[.G59]" office:value-type="currency" office:currency="EUR" office:value="38215.75" calcext:value-type="currency">
            <text:p>38.215,75 €</text:p>
          </table:table-cell>
          <table:table-cell table:style-name="ce12" office:value-type="currency" office:currency="EUR" office:value="38215.75" calcext:value-type="currency">
            <text:p>38.215,75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504188.4" calcext:value-type="currency">
            <text:p>504.188,40 €</text:p>
          </table:table-cell>
          <table:table-cell table:style-name="ce10"/>
          <table:table-cell table:style-name="ce10" table:formula="of:=[.I60]-[.F60]-[.G60]" office:value-type="currency" office:currency="EUR" office:value="182712.73" calcext:value-type="currency">
            <text:p>182.712,73 €</text:p>
          </table:table-cell>
          <table:table-cell table:style-name="ce12" office:value-type="currency" office:currency="EUR" office:value="686901.13" calcext:value-type="currency">
            <text:p>686.901,13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546006.37" calcext:value-type="currency">
            <text:p>546.006,37 €</text:p>
          </table:table-cell>
          <table:table-cell table:style-name="ce10"/>
          <table:table-cell table:style-name="ce10" table:formula="of:=[.I61]-[.F61]-[.G61]" office:value-type="currency" office:currency="EUR" office:value="100628.32" calcext:value-type="currency">
            <text:p>100.628,32 €</text:p>
          </table:table-cell>
          <table:table-cell table:style-name="ce12" office:value-type="currency" office:currency="EUR" office:value="646634.69" calcext:value-type="currency">
            <text:p>646.634,69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51637" calcext:value-type="currency">
            <text:p>251.637,00 €</text:p>
          </table:table-cell>
          <table:table-cell table:style-name="ce10"/>
          <table:table-cell table:style-name="ce10" table:formula="of:=[.I62]-[.F62]-[.G62]" office:value-type="currency" office:currency="EUR" office:value="632542.48" calcext:value-type="currency">
            <text:p>632.542,48 €</text:p>
          </table:table-cell>
          <table:table-cell table:style-name="ce12" office:value-type="currency" office:currency="EUR" office:value="884179.48" calcext:value-type="currency">
            <text:p>884.179,48 €</text:p>
          </table:table-cell>
          <table:table-cell table:number-columns-repeated="10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2238691.92" calcext:value-type="currency">
            <text:p>2.238.691,92 €</text:p>
          </table:table-cell>
          <table:table-cell table:style-name="ce10" office:value-type="currency" office:currency="EUR" office:value="170789.54" calcext:value-type="currency">
            <text:p>170.789,54 €</text:p>
          </table:table-cell>
          <table:table-cell table:style-name="ce10" table:formula="of:=[.I63]-[.F63]-[.G63]" office:value-type="currency" office:currency="EUR" office:value="862651.38" calcext:value-type="currency">
            <text:p>862.651,38 €</text:p>
          </table:table-cell>
          <table:table-cell table:style-name="ce12" office:value-type="currency" office:currency="EUR" office:value="3272132.84" calcext:value-type="currency">
            <text:p>3.272.132,84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/>
          <table:table-cell table:style-name="ce10" office:value-type="currency" office:currency="EUR" office:value="400" calcext:value-type="currency">
            <text:p>400,00 €</text:p>
          </table:table-cell>
          <table:table-cell table:style-name="ce10" table:formula="of:=[.I64]-[.F64]-[.G64]" office:value-type="currency" office:currency="EUR" office:value="3909.67" calcext:value-type="currency">
            <text:p>3.909,67 €</text:p>
          </table:table-cell>
          <table:table-cell table:style-name="ce12" office:value-type="currency" office:currency="EUR" office:value="4309.67" calcext:value-type="currency">
            <text:p>4.309,67 €</text:p>
          </table:table-cell>
          <table:table-cell table:number-columns-repeated="10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88488.12" calcext:value-type="currency">
            <text:p>88.488,12 €</text:p>
          </table:table-cell>
          <table:table-cell table:style-name="ce10" office:value-type="currency" office:currency="EUR" office:value="18698.63" calcext:value-type="currency">
            <text:p>18.698,63 €</text:p>
          </table:table-cell>
          <table:table-cell table:style-name="ce10" table:formula="of:=[.I65]-[.F65]-[.G65]" office:value-type="currency" office:currency="EUR" office:value="354595.22" calcext:value-type="currency">
            <text:p>354.595,22 €</text:p>
          </table:table-cell>
          <table:table-cell table:style-name="ce12" office:value-type="currency" office:currency="EUR" office:value="461781.97" calcext:value-type="currency">
            <text:p>461.781,97 €</text:p>
          </table:table-cell>
          <table:table-cell table:number-columns-repeated="10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970215.87" calcext:value-type="currency">
            <text:p>1.970.215,87 €</text:p>
          </table:table-cell>
          <table:table-cell table:style-name="ce10" office:value-type="currency" office:currency="EUR" office:value="20000" calcext:value-type="currency">
            <text:p>20.000,00 €</text:p>
          </table:table-cell>
          <table:table-cell table:style-name="ce10" table:formula="of:=[.I66]-[.F66]-[.G66]" office:value-type="currency" office:currency="EUR" office:value="2654287.32" calcext:value-type="currency">
            <text:p>2.654.287,32 €</text:p>
          </table:table-cell>
          <table:table-cell table:style-name="ce12" office:value-type="currency" office:currency="EUR" office:value="4644503.19" calcext:value-type="currency">
            <text:p>4.644.503,19 €</text:p>
          </table:table-cell>
          <table:table-cell table:number-columns-repeated="10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0732993.79" calcext:value-type="currency">
            <text:p>10.732.993,79 €</text:p>
          </table:table-cell>
          <table:table-cell table:style-name="ce10" office:value-type="currency" office:currency="EUR" office:value="679820.18" calcext:value-type="currency">
            <text:p>679.820,18 €</text:p>
          </table:table-cell>
          <table:table-cell table:style-name="ce10" table:formula="of:=[.I67]-[.F67]-[.G67]" office:value-type="currency" office:currency="EUR" office:value="1419412.06" calcext:value-type="currency">
            <text:p>1.419.412,06 €</text:p>
          </table:table-cell>
          <table:table-cell table:style-name="ce12" office:value-type="currency" office:currency="EUR" office:value="12832226.03" calcext:value-type="currency">
            <text:p>12.832.226,03 €</text:p>
          </table:table-cell>
          <table:table-cell table:number-columns-repeated="10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7900436.31" calcext:value-type="currency">
            <text:p>17.900.436,31 €</text:p>
          </table:table-cell>
          <table:table-cell table:style-name="ce10" office:value-type="currency" office:currency="EUR" office:value="2560532.94" calcext:value-type="currency">
            <text:p>2.560.532,94 €</text:p>
          </table:table-cell>
          <table:table-cell table:style-name="ce10" table:formula="of:=[.I68]-[.F68]-[.G68]" office:value-type="currency" office:currency="EUR" office:value="7000179.15" calcext:value-type="currency">
            <text:p>7.000.179,15 €</text:p>
          </table:table-cell>
          <table:table-cell table:style-name="ce12" office:value-type="currency" office:currency="EUR" office:value="27461148.4" calcext:value-type="currency">
            <text:p>27.461.148,40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1223399.84" calcext:value-type="currency">
            <text:p>1.223.399,84 €</text:p>
          </table:table-cell>
          <table:table-cell table:style-name="ce10" office:value-type="currency" office:currency="EUR" office:value="1727923.26" calcext:value-type="currency">
            <text:p>1.727.923,26 €</text:p>
          </table:table-cell>
          <table:table-cell table:style-name="ce10" table:formula="of:=[.I69]-[.F69]-[.G69]" office:value-type="currency" office:currency="EUR" office:value="362010.03" calcext:value-type="currency">
            <text:p>362.010,03 €</text:p>
          </table:table-cell>
          <table:table-cell table:style-name="ce12" office:value-type="currency" office:currency="EUR" office:value="3313333.13" calcext:value-type="currency">
            <text:p>3.313.333,13 €</text:p>
          </table:table-cell>
          <table:table-cell table:number-columns-repeated="101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89750" calcext:value-type="currency">
            <text:p>89.750,00 €</text:p>
          </table:table-cell>
          <table:table-cell table:style-name="ce10" office:value-type="currency" office:currency="EUR" office:value="236500" calcext:value-type="currency">
            <text:p>236.500,00 €</text:p>
          </table:table-cell>
          <table:table-cell table:style-name="ce10" table:formula="of:=[.I70]-[.F70]-[.G70]" office:value-type="currency" office:currency="EUR" office:value="194401.63" calcext:value-type="currency">
            <text:p>194.401,63 €</text:p>
          </table:table-cell>
          <table:table-cell table:style-name="ce12" office:value-type="currency" office:currency="EUR" office:value="520651.63" calcext:value-type="currency">
            <text:p>520.651,63 €</text:p>
          </table:table-cell>
          <table:table-cell table:number-columns-repeated="10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79678" calcext:value-type="currency">
            <text:p>79.678,00 €</text:p>
          </table:table-cell>
          <table:table-cell table:style-name="ce10"/>
          <table:table-cell table:style-name="ce10" table:formula="of:=[.I71]-[.F71]-[.G71]" office:value-type="currency" office:currency="EUR" office:value="62090.04" calcext:value-type="currency">
            <text:p>62.090,04 €</text:p>
          </table:table-cell>
          <table:table-cell table:style-name="ce12" office:value-type="currency" office:currency="EUR" office:value="141768.04" calcext:value-type="currency">
            <text:p>141.768,04 €</text:p>
          </table:table-cell>
          <table:table-cell table:number-columns-repeated="10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0" office:value-type="currency" office:currency="EUR" office:value="834347.01" calcext:value-type="currency">
            <text:p>834.347,01 €</text:p>
          </table:table-cell>
          <table:table-cell table:style-name="ce10" office:value-type="currency" office:currency="EUR" office:value="36456" calcext:value-type="currency">
            <text:p>36.456,00 €</text:p>
          </table:table-cell>
          <table:table-cell table:style-name="ce10" table:formula="of:=[.I72]-[.F72]-[.G72]" office:value-type="currency" office:currency="EUR" office:value="144356.28" calcext:value-type="currency">
            <text:p>144.356,28 €</text:p>
          </table:table-cell>
          <table:table-cell table:style-name="ce12" office:value-type="currency" office:currency="EUR" office:value="1015159.29" calcext:value-type="currency">
            <text:p>1.015.159,29 €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 table:style-name="ce2" office:value-type="string" calcext:value-type="string">
            <text:p>Privada</text:p>
          </table:table-cell>
          <table:table-cell table:style-name="ce2" office:value-type="string" calcext:value-type="string">
            <text:p>Particulares</text:p>
          </table:table-cell>
          <table:table-cell table:style-name="ce12" table:formula="of:=SUM([.F2:.F72])" office:value-type="currency" office:currency="EUR" office:value="125688617.37" calcext:value-type="currency">
            <text:p>125.688.617,37 €</text:p>
          </table:table-cell>
          <table:table-cell table:style-name="ce12" table:formula="of:=SUM([.G2:.G72])" office:value-type="currency" office:currency="EUR" office:value="22001295.4" calcext:value-type="currency">
            <text:p>22.001.295,40 €</text:p>
          </table:table-cell>
          <table:table-cell table:style-name="ce12" table:formula="of:=SUM([.H2:.H72])" office:value-type="currency" office:currency="EUR" office:value="54457420.37" calcext:value-type="currency">
            <text:p>54.457.420,37 €</text:p>
          </table:table-cell>
          <table:table-cell table:style-name="ce12" table:formula="of:=SUM([.I2:.I72])" office:value-type="currency" office:currency="EUR" office:value="202147333.14" calcext:value-type="currency">
            <text:p>202.147.333,14 €</text:p>
          </table:table-cell>
          <table:table-cell table:number-columns-repeated="1014"/>
        </table:table-row>
        <table:table-row table:style-name="ro1" table:number-rows-repeated="104850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vada_creditos" table:style-name="ta1">
        <table:table-column table:style-name="co1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ce2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2" office:value-type="string" calcext:value-type="string">
            <text:p>Formación Política</text:p>
          </table:table-cell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Fuente</text:p>
          </table:table-cell>
          <table:table-cell table:style-name="ce2" office:value-type="string" calcext:value-type="string">
            <text:p>Tipo</text:p>
          </table:table-cell>
          <table:table-cell office:value-type="string" calcext:value-type="string">
            <text:p>Deuda con entidades de crédito</text:p>
          </table:table-cell>
          <table:table-cell table:style-name="ce2"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77991929.89" calcext:value-type="currency">
            <text:p>77.991.929,89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70101938.65" calcext:value-type="currency">
            <text:p>70.101.938,65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7703592.87" calcext:value-type="currency">
            <text:p>27.703.592,87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7420721.95" calcext:value-type="currency">
            <text:p>17.420.721,95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6276780.13" calcext:value-type="currency">
            <text:p>16.276.780,13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6136909.31" calcext:value-type="currency">
            <text:p>16.136.909,31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2967864.53" calcext:value-type="currency">
            <text:p>12.967.864,53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2609005.27" calcext:value-type="currency">
            <text:p>12.609.005,27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4709902.48" calcext:value-type="currency">
            <text:p>4.709.902,48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3607971.83" calcext:value-type="currency">
            <text:p>3.607.971,8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947216.45" calcext:value-type="currency">
            <text:p>2.947.216,45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482161.77" calcext:value-type="currency">
            <text:p>2.482.161,77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396647.55" calcext:value-type="currency">
            <text:p>2.396.647,55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066123.32" calcext:value-type="currency">
            <text:p>1.066.123,32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063403.57" calcext:value-type="currency">
            <text:p>1.063.403,57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027719.21" calcext:value-type="currency">
            <text:p>1.027.719,21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999762.69" calcext:value-type="currency">
            <text:p>999.762,69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887606.42" calcext:value-type="currency">
            <text:p>887.606,42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863359.31" calcext:value-type="currency">
            <text:p>863.359,31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769853.53" calcext:value-type="currency">
            <text:p>769.853,5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406228.16" calcext:value-type="currency">
            <text:p>406.228,16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318024.33" calcext:value-type="currency">
            <text:p>318.024,33 €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81866.55" calcext:value-type="currency">
            <text:p>281.866,55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35858.23" calcext:value-type="currency">
            <text:p>35.858,23 €</text:p>
          </table:table-cell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56853117.14" calcext:value-type="currency">
            <text:p>56.853.117,14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54259417.05" calcext:value-type="currency">
            <text:p>54.259.417,05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8588068.21" calcext:value-type="currency">
            <text:p>28.588.068,21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4276381.19" calcext:value-type="currency">
            <text:p>14.276.381,19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4171343.5" calcext:value-type="currency">
            <text:p>14.171.343,50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4110547.27" calcext:value-type="currency">
            <text:p>14.110.547,27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2310369.93" calcext:value-type="currency">
            <text:p>12.310.369,93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1389467.24" calcext:value-type="currency">
            <text:p>11.389.467,24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3724493.88" calcext:value-type="currency">
            <text:p>3.724.493,88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572271.1" calcext:value-type="currency">
            <text:p>2.572.271,10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027607.27" calcext:value-type="currency">
            <text:p>2.027.607,27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164755.64" calcext:value-type="currency">
            <text:p>1.164.755,64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774557.81" calcext:value-type="currency">
            <text:p>774.557,81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615623.08" calcext:value-type="currency">
            <text:p>615.623,08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489897.84" calcext:value-type="currency">
            <text:p>489.897,84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303236.82" calcext:value-type="currency">
            <text:p>303.236,82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93836.64" calcext:value-type="currency">
            <text:p>293.836,64 €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94981.08" calcext:value-type="currency">
            <text:p>194.981,08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20176.96" calcext:value-type="currency">
            <text:p>120.176,96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39820.31" calcext:value-type="currency">
            <text:p>39.820,31 €</text:p>
          </table:table-cell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71516757.75" calcext:value-type="currency">
            <text:p>71.516.757,75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63662694.39" calcext:value-type="currency">
            <text:p>63.662.694,39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5953311.29" calcext:value-type="currency">
            <text:p>25.953.311,29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5076134.82" calcext:value-type="currency">
            <text:p>15.076.134,82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3602518.27" calcext:value-type="currency">
            <text:p>13.602.518,27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2467433.84" calcext:value-type="currency">
            <text:p>12.467.433,84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1268423.72" calcext:value-type="currency">
            <text:p>11.268.423,72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9603088.94" calcext:value-type="currency">
            <text:p>9.603.088,94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4329687.38" calcext:value-type="currency">
            <text:p>4.329.687,38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745500.46" calcext:value-type="currency">
            <text:p>2.745.500,46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551323.36" calcext:value-type="currency">
            <text:p>2.551.323,36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270192.6" calcext:value-type="currency">
            <text:p>1.270.192,60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070066.6" calcext:value-type="currency">
            <text:p>1.070.066,60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531044.17" calcext:value-type="currency">
            <text:p>531.044,17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380936.74" calcext:value-type="currency">
            <text:p>380.936,74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370881.74" calcext:value-type="currency">
            <text:p>370.881,74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212535.44" calcext:value-type="currency">
            <text:p>212.535,44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119733.61" calcext:value-type="currency">
            <text:p>119.733,61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59174.53" calcext:value-type="currency">
            <text:p>59.174,53 €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ivada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euda contraída con entidades de crédito</text:p>
          </table:table-cell>
          <table:table-cell table:style-name="ce12" table:formula="of:=SUM([.F2:.F72])" office:value-type="currency" office:currency="EUR" office:value="730143857.61" calcext:value-type="currency">
            <text:p>730.143.857,61 €</text:p>
          </table:table-cell>
          <table:table-cell table:style-name="ce2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gra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4" table:number-columns-repeated="996" table:default-cell-style-name="Default"/>
        <table:table-row table:style-name="ro2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Formación Política</text:p>
          </table:table-cell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ubvención Estatal</text:p>
          </table:table-cell>
          <table:table-cell table:style-name="ce1" office:value-type="string" calcext:value-type="string">
            <text:p>Gobiernos Autonómicos</text:p>
          </table:table-cell>
          <table:table-cell table:style-name="ce1" office:value-type="string" calcext:value-type="string">
            <text:p>Cortes Generales</text:p>
          </table:table-cell>
          <table:table-cell table:style-name="ce1" office:value-type="string" calcext:value-type="string">
            <text:p>Asambleas Legislativas Autonómicas y Ciudades Autónomas</text:p>
          </table:table-cell>
          <table:table-cell table:style-name="ce11" office:value-type="string" calcext:value-type="string">
            <text:p>Entidades Locales</text:p>
          </table:table-cell>
          <table:table-cell table:style-name="ce2" office:value-type="string" calcext:value-type="string">
            <text:p>Parlamento <text:s/>de Cataluña 01/11/2006</text:p>
          </table:table-cell>
          <table:table-cell table:style-name="ce2" office:value-type="string" calcext:value-type="string">
            <text:p>Elecciones Locales 27/05/2007</text:p>
          </table:table-cell>
          <table:table-cell table:style-name="ce2" office:value-type="string" calcext:value-type="string">
            <text:p>Parlamento de Andalucía 09/03/2008</text:p>
          </table:table-cell>
          <table:table-cell table:style-name="ce2" office:value-type="string" calcext:value-type="string">
            <text:p>Parlamento de Galicia 01/03/2009</text:p>
          </table:table-cell>
          <table:table-cell table:style-name="ce2" office:value-type="string" calcext:value-type="string">
            <text:p>Parlamento Vasco 01/03/2009</text:p>
          </table:table-cell>
          <table:table-cell table:style-name="ce2" office:value-type="string" calcext:value-type="string">
            <text:p>Parlamento Europeo 07/06/2009</text:p>
          </table:table-cell>
          <table:table-cell table:style-name="ce2" office:value-type="string" calcext:value-type="string">
            <text:p>Elecciones Locales 27/05/2007</text:p>
          </table:table-cell>
          <table:table-cell table:style-name="ce2" office:value-type="string" calcext:value-type="string">
            <text:p>Elecciones Generales 09/03/2008</text:p>
          </table:table-cell>
          <table:table-cell table:style-name="ce2" office:value-type="string" calcext:value-type="string">
            <text:p>Parlamento <text:s/>de Cataluña 28/11/2010</text:p>
          </table:table-cell>
          <table:table-cell table:style-name="ce2" office:value-type="string" calcext:value-type="string">
            <text:p>Parlamento de Cataluña 28/11/2010</text:p>
          </table:table-cell>
          <table:table-cell table:style-name="ce2" office:value-type="string" calcext:value-type="string">
            <text:p>Elecciones Locales 22/05/2011</text:p>
          </table:table-cell>
          <table:table-cell table:style-name="ce2" office:value-type="string" calcext:value-type="string">
            <text:p>Elecciones Autonómicas 22/05/2011</text:p>
          </table:table-cell>
          <table:table-cell table:style-name="ce2" office:value-type="string" calcext:value-type="string">
            <text:p>Elecciones Generales 22/11/2011</text:p>
          </table:table-cell>
          <table:table-cell table:style-name="ce2" office:value-type="string" calcext:value-type="string">
            <text:p>Cuotas y aportaciones de afiliados, adheridos y simpatizantes</text:p>
          </table:table-cell>
          <table:table-cell table:style-name="ce2" office:value-type="string" calcext:value-type="string">
            <text:p>Donaciones</text:p>
          </table:table-cell>
          <table:table-cell table:style-name="ce2" office:value-type="string" calcext:value-type="string">
            <text:p>Otros Ingresos Financiación Privada</text:p>
          </table:table-cell>
          <table:table-cell table:style-name="ce2" office:value-type="string" calcext:value-type="string">
            <text:p>Deuda con entidades de crédito</text:p>
          </table:table-cell>
          <table:table-cell table:style-name="ce2" office:value-type="string" calcext:value-type="string">
            <text:p>Total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Amaiu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56503.06" calcext:value-type="currency">
            <text:p>156.503,06 €</text:p>
          </table:table-cell>
          <table:table-cell table:style-name="ce16"/>
          <table:table-cell table:style-name="ce16" office:value-type="currency" office:currency="EUR" office:value="13647.1" calcext:value-type="currency">
            <text:p>13.647,10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2:.AA2])" office:value-type="currency" office:currency="EUR" office:value="170150.16" calcext:value-type="currency">
            <text:p>170.150,1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0" calcext:value-type="currency">
            <text:p>0,00 €</text:p>
          </table:table-cell>
          <table:table-cell table:style-name="ce16"/>
          <table:table-cell table:style-name="ce12" table:formula="of:=SUM([.F3:.AA3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318024.33" calcext:value-type="currency">
            <text:p>318.024,33 €</text:p>
          </table:table-cell>
          <table:table-cell table:style-name="ce12" table:formula="of:=SUM([.F4:.AA4])" office:value-type="currency" office:currency="EUR" office:value="318024.33" calcext:value-type="currency">
            <text:p>318.024,33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377245.21" calcext:value-type="currency">
            <text:p>377.245,21 €</text:p>
          </table:table-cell>
          <table:table-cell table:style-name="ce16"/>
          <table:table-cell table:style-name="ce16" office:value-type="currency" office:currency="EUR" office:value="367808" calcext:value-type="currency">
            <text:p>367.808,00 €</text:p>
          </table:table-cell>
          <table:table-cell table:style-name="ce15" office:value-type="currency" office:currency="EUR" office:value="140449.68" calcext:value-type="currency">
            <text:p>140.449,68 €</text:p>
          </table:table-cell>
          <table:table-cell table:style-name="ce16" table:number-columns-repeated="17"/>
          <table:table-cell table:style-name="ce12" table:formula="of:=SUM([.F5:.AA5])" office:value-type="currency" office:currency="EUR" office:value="885502.89" calcext:value-type="currency">
            <text:p>885.502,8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12098.84" calcext:value-type="currency">
            <text:p>12.098,84 €</text:p>
          </table:table-cell>
          <table:table-cell table:style-name="ce16" table:number-columns-repeated="6"/>
          <table:table-cell table:style-name="ce12" table:formula="of:=SUM([.F6:.AA6])" office:value-type="currency" office:currency="EUR" office:value="12098.84" calcext:value-type="currency">
            <text:p>12.098,8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35229.28" calcext:value-type="currency">
            <text:p>235.229,28 €</text:p>
          </table:table-cell>
          <table:table-cell table:style-name="ce16"/>
          <table:table-cell table:style-name="ce16" office:value-type="currency" office:currency="EUR" office:value="8079.42000000001" calcext:value-type="currency">
            <text:p>8.079,42 €</text:p>
          </table:table-cell>
          <table:table-cell table:style-name="ce16"/>
          <table:table-cell table:style-name="ce12" table:formula="of:=SUM([.F7:.AA7])" office:value-type="currency" office:currency="EUR" office:value="243308.7" calcext:value-type="currency">
            <text:p>243.308,7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35858.23" calcext:value-type="currency">
            <text:p>35.858,23 €</text:p>
          </table:table-cell>
          <table:table-cell table:style-name="ce12" table:formula="of:=SUM([.F8:.AA8])" office:value-type="currency" office:currency="EUR" office:value="35858.23" calcext:value-type="currency">
            <text:p>35.858,23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314342.94" calcext:value-type="currency">
            <text:p>314.342,94 €</text:p>
          </table:table-cell>
          <table:table-cell table:style-name="ce16"/>
          <table:table-cell table:style-name="ce16" office:value-type="currency" office:currency="EUR" office:value="49323.43" calcext:value-type="currency">
            <text:p>49.323,43 €</text:p>
          </table:table-cell>
          <table:table-cell table:style-name="ce16"/>
          <table:table-cell table:style-name="ce12" table:formula="of:=SUM([.F9:.AA9])" office:value-type="currency" office:currency="EUR" office:value="363666.37" calcext:value-type="currency">
            <text:p>363.666,3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863359.31" calcext:value-type="currency">
            <text:p>863.359,31 €</text:p>
          </table:table-cell>
          <table:table-cell table:style-name="ce12" table:formula="of:=SUM([.F10:.AA10])" office:value-type="currency" office:currency="EUR" office:value="863359.31" calcext:value-type="currency">
            <text:p>863.359,31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 Nacionalista Valenciá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table:number-columns-repeated="3"/>
          <table:table-cell table:style-name="ce15" office:value-type="currency" office:currency="EUR" office:value="102386" calcext:value-type="currency">
            <text:p>102.386,00 €</text:p>
          </table:table-cell>
          <table:table-cell table:style-name="ce16" table:number-columns-repeated="17"/>
          <table:table-cell table:style-name="ce12" table:formula="of:=SUM([.F11:.AA11])" office:value-type="currency" office:currency="EUR" office:value="102386" calcext:value-type="currency">
            <text:p>102.386,00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-Iniciativa-Verds-Equo-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43763.94" calcext:value-type="currency">
            <text:p>43.763,94 €</text:p>
          </table:table-cell>
          <table:table-cell table:style-name="ce16"/>
          <table:table-cell table:style-name="ce16" office:value-type="currency" office:currency="EUR" office:value="1996.6" calcext:value-type="currency">
            <text:p>1.996,60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12:.AA12])" office:value-type="currency" office:currency="EUR" office:value="45760.54" calcext:value-type="currency">
            <text:p>45.760,5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0" calcext:value-type="currency">
            <text:p>0,00 €</text:p>
          </table:table-cell>
          <table:table-cell table:style-name="ce16"/>
          <table:table-cell table:style-name="ce12" table:formula="of:=SUM([.F13:.AA13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2"/>
          <table:table-cell table:style-name="ce12" table:formula="of:=SUM([.F14:.AA14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c-Iniciativa-Verds: Coalició Compromí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97976.3" calcext:value-type="currency">
            <text:p>97.976,30 €</text:p>
          </table:table-cell>
          <table:table-cell table:style-name="ce16"/>
          <table:table-cell table:style-name="ce16" office:value-type="currency" office:currency="EUR" office:value="220983.79" calcext:value-type="currency">
            <text:p>220.983,79 €</text:p>
          </table:table-cell>
          <table:table-cell table:style-name="ce15" office:value-type="currency" office:currency="EUR" office:value="29513.43" calcext:value-type="currency">
            <text:p>29.513,43 €</text:p>
          </table:table-cell>
          <table:table-cell table:style-name="ce16" table:number-columns-repeated="17"/>
          <table:table-cell table:style-name="ce12" table:formula="of:=SUM([.F15:.AA15])" office:value-type="currency" office:currency="EUR" office:value="348473.52" calcext:value-type="currency">
            <text:p>348.473,52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0" calcext:value-type="currency">
            <text:p>0,00 €</text:p>
          </table:table-cell>
          <table:table-cell table:style-name="ce16"/>
          <table:table-cell table:style-name="ce12" table:formula="of:=SUM([.F16:.AA16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2"/>
          <table:table-cell table:style-name="ce12" table:formula="of:=SUM([.F17:.AA17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657226.52" calcext:value-type="currency">
            <text:p>657.226,52 €</text:p>
          </table:table-cell>
          <table:table-cell table:style-name="ce16"/>
          <table:table-cell table:style-name="ce16" office:value-type="currency" office:currency="EUR" office:value="129139.99" calcext:value-type="currency">
            <text:p>129.139,99 €</text:p>
          </table:table-cell>
          <table:table-cell table:style-name="ce16" office:value-type="currency" office:currency="EUR" office:value="518455.08" calcext:value-type="currency">
            <text:p>518.455,08 €</text:p>
          </table:table-cell>
          <table:table-cell table:style-name="ce15" office:value-type="currency" office:currency="EUR" office:value="557019.2" calcext:value-type="currency">
            <text:p>557.019,20 €</text:p>
          </table:table-cell>
          <table:table-cell table:style-name="ce16" table:number-columns-repeated="17"/>
          <table:table-cell table:style-name="ce12" table:formula="of:=SUM([.F18:.AA18])" office:value-type="currency" office:currency="EUR" office:value="1861840.79" calcext:value-type="currency">
            <text:p>1.861.840,7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245885.84" calcext:value-type="currency">
            <text:p>245.885,84 €</text:p>
          </table:table-cell>
          <table:table-cell table:style-name="ce16"/>
          <table:table-cell table:style-name="ce16" office:value-type="currency" office:currency="EUR" office:value="215493.13" calcext:value-type="currency">
            <text:p>215.493,13 €</text:p>
          </table:table-cell>
          <table:table-cell table:style-name="ce16" table:number-columns-repeated="4"/>
          <table:table-cell table:style-name="ce12" table:formula="of:=SUM([.F19:.AA19])" office:value-type="currency" office:currency="EUR" office:value="461378.97" calcext:value-type="currency">
            <text:p>461.378,9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913139.3" calcext:value-type="currency">
            <text:p>913.139,30 €</text:p>
          </table:table-cell>
          <table:table-cell table:style-name="ce16" office:value-type="currency" office:currency="EUR" office:value="497135.99" calcext:value-type="currency">
            <text:p>497.135,99 €</text:p>
          </table:table-cell>
          <table:table-cell table:style-name="ce16" office:value-type="currency" office:currency="EUR" office:value="691559.06" calcext:value-type="currency">
            <text:p>691.559,06 €</text:p>
          </table:table-cell>
          <table:table-cell table:style-name="ce16"/>
          <table:table-cell table:style-name="ce12" table:formula="of:=SUM([.F20:.AA20])" office:value-type="currency" office:currency="EUR" office:value="2101834.35" calcext:value-type="currency">
            <text:p>2.101.834,3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4709902.48" calcext:value-type="currency">
            <text:p>4.709.902,48 €</text:p>
          </table:table-cell>
          <table:table-cell table:style-name="ce12" table:formula="of:=SUM([.F21:.AA21])" office:value-type="currency" office:currency="EUR" office:value="4709902.48" calcext:value-type="currency">
            <text:p>4.709.902,48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hunta Aragonesist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20899.95" calcext:value-type="currency">
            <text:p>20.899,95 €</text:p>
          </table:table-cell>
          <table:table-cell table:style-name="ce16" table:number-columns-repeated="2"/>
          <table:table-cell table:style-name="ce16" office:value-type="currency" office:currency="EUR" office:value="328388.07" calcext:value-type="currency">
            <text:p>328.388,07 €</text:p>
          </table:table-cell>
          <table:table-cell table:style-name="ce15" office:value-type="currency" office:currency="EUR" office:value="125524.22" calcext:value-type="currency">
            <text:p>125.524,22 €</text:p>
          </table:table-cell>
          <table:table-cell table:style-name="ce16" table:number-columns-repeated="17"/>
          <table:table-cell table:style-name="ce12" table:formula="of:=SUM([.F22:.AA22])" office:value-type="currency" office:currency="EUR" office:value="474812.24" calcext:value-type="currency">
            <text:p>474.812,2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197315.98" calcext:value-type="currency">
            <text:p>197.315,98 €</text:p>
          </table:table-cell>
          <table:table-cell table:style-name="ce16" office:value-type="currency" office:currency="EUR" office:value="75185" calcext:value-type="currency">
            <text:p>75.185,00 €</text:p>
          </table:table-cell>
          <table:table-cell table:style-name="ce16" table:number-columns-repeated="5"/>
          <table:table-cell table:style-name="ce12" table:formula="of:=SUM([.F23:.AA23])" office:value-type="currency" office:currency="EUR" office:value="272500.98" calcext:value-type="currency">
            <text:p>272.500,9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85077.64" calcext:value-type="currency">
            <text:p>185.077,64 €</text:p>
          </table:table-cell>
          <table:table-cell table:style-name="ce16"/>
          <table:table-cell table:style-name="ce16" office:value-type="currency" office:currency="EUR" office:value="202490.65" calcext:value-type="currency">
            <text:p>202.490,65 €</text:p>
          </table:table-cell>
          <table:table-cell table:style-name="ce16"/>
          <table:table-cell table:style-name="ce12" table:formula="of:=SUM([.F24:.AA24])" office:value-type="currency" office:currency="EUR" office:value="387568.29" calcext:value-type="currency">
            <text:p>387.568,2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999762.69" calcext:value-type="currency">
            <text:p>999.762,69 €</text:p>
          </table:table-cell>
          <table:table-cell table:style-name="ce12" table:formula="of:=SUM([.F25:.AA25])" office:value-type="currency" office:currency="EUR" office:value="999762.69" calcext:value-type="currency">
            <text:p>999.762,69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67384.06" calcext:value-type="currency">
            <text:p>567.384,06 €</text:p>
          </table:table-cell>
          <table:table-cell table:style-name="ce16"/>
          <table:table-cell table:style-name="ce16" office:value-type="currency" office:currency="EUR" office:value="129139.99" calcext:value-type="currency">
            <text:p>129.139,99 €</text:p>
          </table:table-cell>
          <table:table-cell table:style-name="ce16" office:value-type="currency" office:currency="EUR" office:value="649605" calcext:value-type="currency">
            <text:p>649.605,00 €</text:p>
          </table:table-cell>
          <table:table-cell table:style-name="ce15" office:value-type="currency" office:currency="EUR" office:value="942049.49" calcext:value-type="currency">
            <text:p>942.049,49 €</text:p>
          </table:table-cell>
          <table:table-cell table:style-name="ce16" table:number-columns-repeated="17"/>
          <table:table-cell table:style-name="ce12" table:formula="of:=SUM([.F26:.AA26])" office:value-type="currency" office:currency="EUR" office:value="2288178.54" calcext:value-type="currency">
            <text:p>2.288.178,54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298990.01" calcext:value-type="currency">
            <text:p>298.990,01 €</text:p>
          </table:table-cell>
          <table:table-cell table:style-name="ce16" office:value-type="currency" office:currency="EUR" office:value="486554.73" calcext:value-type="currency">
            <text:p>486.554,73 €</text:p>
          </table:table-cell>
          <table:table-cell table:style-name="ce16" office:value-type="currency" office:currency="EUR" office:value="24036.31" calcext:value-type="currency">
            <text:p>24.036,31 €</text:p>
          </table:table-cell>
          <table:table-cell table:style-name="ce16" table:number-columns-repeated="4"/>
          <table:table-cell table:style-name="ce12" table:formula="of:=SUM([.F27:.AA27])" office:value-type="currency" office:currency="EUR" office:value="809581.05" calcext:value-type="currency">
            <text:p>809.581,05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9"/>
          <table:table-cell table:style-name="ce16" office:value-type="currency" office:currency="EUR" office:value="250000" calcext:value-type="currency">
            <text:p>250.000,00 €</text:p>
          </table:table-cell>
          <table:table-cell table:style-name="ce16" office:value-type="currency" office:currency="EUR" office:value="100.179999999993" calcext:value-type="currency">
            <text:p>100,18 €</text:p>
          </table:table-cell>
          <table:table-cell table:style-name="ce16"/>
          <table:table-cell table:style-name="ce12" table:formula="of:=SUM([.F28:.AA28])" office:value-type="currency" office:currency="EUR" office:value="250100.18" calcext:value-type="currency">
            <text:p>250.100,18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027719.21" calcext:value-type="currency">
            <text:p>1.027.719,21 €</text:p>
          </table:table-cell>
          <table:table-cell table:style-name="ce12" table:formula="of:=SUM([.F29:.AA29])" office:value-type="currency" office:currency="EUR" office:value="1027719.21" calcext:value-type="currency">
            <text:p>1.027.719,21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982488.22" calcext:value-type="currency">
            <text:p>1.982.488,22 €</text:p>
          </table:table-cell>
          <table:table-cell table:style-name="ce16" table:number-columns-repeated="3"/>
          <table:table-cell table:style-name="ce15" office:value-type="currency" office:currency="EUR" office:value="203866.3" calcext:value-type="currency">
            <text:p>203.866,30 €</text:p>
          </table:table-cell>
          <table:table-cell table:style-name="ce16" table:number-columns-repeated="17"/>
          <table:table-cell table:style-name="ce12" table:formula="of:=SUM([.F30:.AA30])" office:value-type="currency" office:currency="EUR" office:value="2186354.52" calcext:value-type="currency">
            <text:p>2.186.354,52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3115007.44" calcext:value-type="currency">
            <text:p>3.115.007,44 €</text:p>
          </table:table-cell>
          <table:table-cell table:style-name="ce16" office:value-type="currency" office:currency="EUR" office:value="50484" calcext:value-type="currency">
            <text:p>50.484,00 €</text:p>
          </table:table-cell>
          <table:table-cell table:style-name="ce16" office:value-type="currency" office:currency="EUR" office:value="2881741.57" calcext:value-type="currency">
            <text:p>2.881.741,57 €</text:p>
          </table:table-cell>
          <table:table-cell table:style-name="ce16"/>
          <table:table-cell table:style-name="ce12" table:formula="of:=SUM([.F31:.AA31])" office:value-type="currency" office:currency="EUR" office:value="6047233.01" calcext:value-type="currency">
            <text:p>6.047.233,0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3607971.83" calcext:value-type="currency">
            <text:p>3.607.971,83 €</text:p>
          </table:table-cell>
          <table:table-cell table:style-name="ce12" table:formula="of:=SUM([.F32:.AA32])" office:value-type="currency" office:currency="EUR" office:value="3607971.83" calcext:value-type="currency">
            <text:p>3.607.971,83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35719.5" calcext:value-type="currency">
            <text:p>135.719,50 €</text:p>
          </table:table-cell>
          <table:table-cell table:style-name="ce16"/>
          <table:table-cell table:style-name="ce16" office:value-type="currency" office:currency="EUR" office:value="902665.99" calcext:value-type="currency">
            <text:p>902.665,99 €</text:p>
          </table:table-cell>
          <table:table-cell table:style-name="ce16" office:value-type="currency" office:currency="EUR" office:value="7924504.52" calcext:value-type="currency">
            <text:p>7.924.504,52 €</text:p>
          </table:table-cell>
          <table:table-cell table:style-name="ce15" office:value-type="currency" office:currency="EUR" office:value="2559172.68" calcext:value-type="currency">
            <text:p>2.559.172,68 €</text:p>
          </table:table-cell>
          <table:table-cell table:style-name="ce16" table:number-columns-repeated="17"/>
          <table:table-cell table:style-name="ce12" table:formula="of:=SUM([.F33:.AA33])" office:value-type="currency" office:currency="EUR" office:value="11522062.69" calcext:value-type="currency">
            <text:p>11.522.062,6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4"/>
          <table:table-cell table:style-name="ce16" office:value-type="currency" office:currency="EUR" office:value="2194360.94" calcext:value-type="currency">
            <text:p>2.194.360,94 €</text:p>
          </table:table-cell>
          <table:table-cell table:style-name="ce16" office:value-type="currency" office:currency="EUR" office:value="681379.26" calcext:value-type="currency">
            <text:p>681.379,26 €</text:p>
          </table:table-cell>
          <table:table-cell table:style-name="ce16"/>
          <table:table-cell table:style-name="ce16" office:value-type="currency" office:currency="EUR" office:value="691330.73" calcext:value-type="currency">
            <text:p>691.330,73 €</text:p>
          </table:table-cell>
          <table:table-cell table:style-name="ce16" table:number-columns-repeated="4"/>
          <table:table-cell table:style-name="ce12" table:formula="of:=SUM([.F34:.AA34])" office:value-type="currency" office:currency="EUR" office:value="3567070.93" calcext:value-type="currency">
            <text:p>3.567.070,9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3303.89" calcext:value-type="currency">
            <text:p>3.303,89 €</text:p>
          </table:table-cell>
          <table:table-cell table:style-name="ce16"/>
          <table:table-cell table:style-name="ce12" table:formula="of:=SUM([.F35:.AA35])" office:value-type="currency" office:currency="EUR" office:value="3303.89" calcext:value-type="currency">
            <text:p>3.303,8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2609005.27" calcext:value-type="currency">
            <text:p>12.609.005,27 €</text:p>
          </table:table-cell>
          <table:table-cell table:style-name="ce12" table:formula="of:=SUM([.F36:.AA36])" office:value-type="currency" office:currency="EUR" office:value="12609005.27" calcext:value-type="currency">
            <text:p>12.609.005,27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472768.7" calcext:value-type="currency">
            <text:p>472.768,70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37:.AA37])" office:value-type="currency" office:currency="EUR" office:value="472768.7" calcext:value-type="currency">
            <text:p>472.768,70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ntesa pel Progr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20461.29" calcext:value-type="currency">
            <text:p>20.461,29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38:.AA38])" office:value-type="currency" office:currency="EUR" office:value="20461.29" calcext:value-type="currency">
            <text:p>20.461,29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990499" calcext:value-type="currency">
            <text:p>990.499,00 €</text:p>
          </table:table-cell>
          <table:table-cell table:style-name="ce16"/>
          <table:table-cell table:style-name="ce16" office:value-type="currency" office:currency="EUR" office:value="4344.32" calcext:value-type="currency">
            <text:p>4.344,32 €</text:p>
          </table:table-cell>
          <table:table-cell table:style-name="ce16" office:value-type="currency" office:currency="EUR" office:value="1900039.63" calcext:value-type="currency">
            <text:p>1.900.039,63 €</text:p>
          </table:table-cell>
          <table:table-cell table:style-name="ce15" office:value-type="currency" office:currency="EUR" office:value="1085760.16" calcext:value-type="currency">
            <text:p>1.085.760,16 €</text:p>
          </table:table-cell>
          <table:table-cell table:style-name="ce16" table:number-columns-repeated="17"/>
          <table:table-cell table:style-name="ce12" table:formula="of:=SUM([.F39:.AA39])" office:value-type="currency" office:currency="EUR" office:value="3980643.11" calcext:value-type="currency">
            <text:p>3.980.643,1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4"/>
          <table:table-cell table:style-name="ce16" office:value-type="currency" office:currency="EUR" office:value="837963.86" calcext:value-type="currency">
            <text:p>837.963,86 €</text:p>
          </table:table-cell>
          <table:table-cell table:style-name="ce16" office:value-type="currency" office:currency="EUR" office:value="1068316.08" calcext:value-type="currency">
            <text:p>1.068.316,08 €</text:p>
          </table:table-cell>
          <table:table-cell table:style-name="ce16"/>
          <table:table-cell table:style-name="ce16" office:value-type="currency" office:currency="EUR" office:value="401505.56" calcext:value-type="currency">
            <text:p>401.505,56 €</text:p>
          </table:table-cell>
          <table:table-cell table:style-name="ce16" table:number-columns-repeated="4"/>
          <table:table-cell table:style-name="ce12" table:formula="of:=SUM([.F40:.AA40])" office:value-type="currency" office:currency="EUR" office:value="2307785.5" calcext:value-type="currency">
            <text:p>2.307.785,50 €</text:p>
          </table:table-cell>
          <table:table-cell table:style-name="ce4"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895158.62" calcext:value-type="currency">
            <text:p>895.158,62 €</text:p>
          </table:table-cell>
          <table:table-cell table:style-name="ce16" office:value-type="currency" office:currency="EUR" office:value="69676.83" calcext:value-type="currency">
            <text:p>69.676,83 €</text:p>
          </table:table-cell>
          <table:table-cell table:style-name="ce16" office:value-type="currency" office:currency="EUR" office:value="1462554.74" calcext:value-type="currency">
            <text:p>1.462.554,74 €</text:p>
          </table:table-cell>
          <table:table-cell table:style-name="ce16"/>
          <table:table-cell table:style-name="ce12" table:formula="of:=SUM([.F41:.AA41])" office:value-type="currency" office:currency="EUR" office:value="2427390.19" calcext:value-type="currency">
            <text:p>2.427.390,1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482161.77" calcext:value-type="currency">
            <text:p>2.482.161,77 €</text:p>
          </table:table-cell>
          <table:table-cell table:style-name="ce12" table:formula="of:=SUM([.F42:.AA42])" office:value-type="currency" office:currency="EUR" office:value="2482161.77" calcext:value-type="currency">
            <text:p>2.482.161,7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24762.71" calcext:value-type="currency">
            <text:p>224.762,71 €</text:p>
          </table:table-cell>
          <table:table-cell table:style-name="ce16" office:value-type="currency" office:currency="EUR" office:value="6362.26" calcext:value-type="currency">
            <text:p>6.362,26 €</text:p>
          </table:table-cell>
          <table:table-cell table:style-name="ce16" office:value-type="currency" office:currency="EUR" office:value="76772.82" calcext:value-type="currency">
            <text:p>76.772,82 €</text:p>
          </table:table-cell>
          <table:table-cell table:style-name="ce16"/>
          <table:table-cell table:style-name="ce12" table:formula="of:=SUM([.F43:.AA43])" office:value-type="currency" office:currency="EUR" office:value="307897.79" calcext:value-type="currency">
            <text:p>307.897,7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769853.53" calcext:value-type="currency">
            <text:p>769.853,53 €</text:p>
          </table:table-cell>
          <table:table-cell table:style-name="ce12" table:formula="of:=SUM([.F44:.AA44])" office:value-type="currency" office:currency="EUR" office:value="769853.53" calcext:value-type="currency">
            <text:p>769.853,53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69095.12" calcext:value-type="currency">
            <text:p>69.095,12 €</text:p>
          </table:table-cell>
          <table:table-cell table:style-name="ce16"/>
          <table:table-cell table:style-name="ce16" office:value-type="currency" office:currency="EUR" office:value="173799.35" calcext:value-type="currency">
            <text:p>173.799,35 €</text:p>
          </table:table-cell>
          <table:table-cell table:style-name="ce15"/>
          <table:table-cell table:style-name="ce16" table:number-columns-repeated="17"/>
          <table:table-cell table:style-name="ce12" table:formula="of:=SUM([.F45:.AA45])" office:value-type="currency" office:currency="EUR" office:value="242894.47" calcext:value-type="currency">
            <text:p>242.894,4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21252.72" calcext:value-type="currency">
            <text:p>21.252,72 €</text:p>
          </table:table-cell>
          <table:table-cell table:style-name="ce16"/>
          <table:table-cell table:style-name="ce12" table:formula="of:=SUM([.F46:.AA46])" office:value-type="currency" office:currency="EUR" office:value="21252.72" calcext:value-type="currency">
            <text:p>21.252,72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117675.23" calcext:value-type="currency">
            <text:p>117.675,23 €</text:p>
          </table:table-cell>
          <table:table-cell table:style-name="ce16"/>
          <table:table-cell table:style-name="ce16" office:value-type="currency" office:currency="EUR" office:value="110231.96" calcext:value-type="currency">
            <text:p>110.231,96 €</text:p>
          </table:table-cell>
          <table:table-cell table:style-name="ce15" office:value-type="currency" office:currency="EUR" office:value="140945.69" calcext:value-type="currency">
            <text:p>140.945,69 €</text:p>
          </table:table-cell>
          <table:table-cell table:style-name="ce16" table:number-columns-repeated="17"/>
          <table:table-cell table:style-name="ce12" table:formula="of:=SUM([.F47:.AA47])" office:value-type="currency" office:currency="EUR" office:value="368852.88" calcext:value-type="currency">
            <text:p>368.852,8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117404.34" calcext:value-type="currency">
            <text:p>117.404,34 €</text:p>
          </table:table-cell>
          <table:table-cell table:style-name="ce16" table:number-columns-repeated="6"/>
          <table:table-cell table:style-name="ce12" table:formula="of:=SUM([.F48:.AA48])" office:value-type="currency" office:currency="EUR" office:value="117404.34" calcext:value-type="currency">
            <text:p>117.404,3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346622.59" calcext:value-type="currency">
            <text:p>346.622,59 €</text:p>
          </table:table-cell>
          <table:table-cell table:style-name="ce16" office:value-type="currency" office:currency="EUR" office:value="2045.64" calcext:value-type="currency">
            <text:p>2.045,64 €</text:p>
          </table:table-cell>
          <table:table-cell table:style-name="ce16" office:value-type="currency" office:currency="EUR" office:value="111479.61" calcext:value-type="currency">
            <text:p>111.479,61 €</text:p>
          </table:table-cell>
          <table:table-cell table:style-name="ce16"/>
          <table:table-cell table:style-name="ce12" table:formula="of:=SUM([.F49:.AA49])" office:value-type="currency" office:currency="EUR" office:value="460147.84" calcext:value-type="currency">
            <text:p>460.147,8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396647.55" calcext:value-type="currency">
            <text:p>2.396.647,55 €</text:p>
          </table:table-cell>
          <table:table-cell table:style-name="ce12" table:formula="of:=SUM([.F50:.AA50])" office:value-type="currency" office:currency="EUR" office:value="2396647.55" calcext:value-type="currency">
            <text:p>2.396.647,5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26787.09" calcext:value-type="currency">
            <text:p>126.787,09 €</text:p>
          </table:table-cell>
          <table:table-cell table:style-name="ce16" office:value-type="currency" office:currency="EUR" office:value="4240" calcext:value-type="currency">
            <text:p>4.240,00 €</text:p>
          </table:table-cell>
          <table:table-cell table:style-name="ce16" office:value-type="currency" office:currency="EUR" office:value="111097.28" calcext:value-type="currency">
            <text:p>111.097,28 €</text:p>
          </table:table-cell>
          <table:table-cell table:style-name="ce16"/>
          <table:table-cell table:style-name="ce12" table:formula="of:=SUM([.F51:.AA51])" office:value-type="currency" office:currency="EUR" office:value="242124.37" calcext:value-type="currency">
            <text:p>242.124,3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066123.32" calcext:value-type="currency">
            <text:p>1.066.123,32 €</text:p>
          </table:table-cell>
          <table:table-cell table:style-name="ce12" table:formula="of:=SUM([.F52:.AA52])" office:value-type="currency" office:currency="EUR" office:value="1066123.32" calcext:value-type="currency">
            <text:p>1.066.123,32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Foro de Ciudadano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36630.47" calcext:value-type="currency">
            <text:p>36.630,47 €</text:p>
          </table:table-cell>
          <table:table-cell table:style-name="ce16" table:number-columns-repeated="2"/>
          <table:table-cell table:style-name="ce16" office:value-type="currency" office:currency="EUR" office:value="468278.43" calcext:value-type="currency">
            <text:p>468.278,43 €</text:p>
          </table:table-cell>
          <table:table-cell table:style-name="ce15" office:value-type="currency" office:currency="EUR" office:value="158159.28" calcext:value-type="currency">
            <text:p>158.159,28 €</text:p>
          </table:table-cell>
          <table:table-cell table:style-name="ce16" table:number-columns-repeated="17"/>
          <table:table-cell table:style-name="ce12" table:formula="of:=SUM([.F53:.AA53])" office:value-type="currency" office:currency="EUR" office:value="663068.18" calcext:value-type="currency">
            <text:p>663.068,18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211112.16" calcext:value-type="currency">
            <text:p>211.112,16 €</text:p>
          </table:table-cell>
          <table:table-cell table:style-name="ce16" table:number-columns-repeated="6"/>
          <table:table-cell table:style-name="ce12" table:formula="of:=SUM([.F54:.AA54])" office:value-type="currency" office:currency="EUR" office:value="211112.16" calcext:value-type="currency">
            <text:p>211.112,16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54168.05" calcext:value-type="currency">
            <text:p>154.168,05 €</text:p>
          </table:table-cell>
          <table:table-cell table:style-name="ce16" office:value-type="currency" office:currency="EUR" office:value="311212.67" calcext:value-type="currency">
            <text:p>311.212,67 €</text:p>
          </table:table-cell>
          <table:table-cell table:style-name="ce16" office:value-type="currency" office:currency="EUR" office:value="21209.2" calcext:value-type="currency">
            <text:p>21.209,20 €</text:p>
          </table:table-cell>
          <table:table-cell table:style-name="ce16"/>
          <table:table-cell table:style-name="ce12" table:formula="of:=SUM([.F55:.AA55])" office:value-type="currency" office:currency="EUR" office:value="486589.92" calcext:value-type="currency">
            <text:p>486.589,9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063403.57" calcext:value-type="currency">
            <text:p>1.063.403,57 €</text:p>
          </table:table-cell>
          <table:table-cell table:style-name="ce12" table:formula="of:=SUM([.F56:.AA56])" office:value-type="currency" office:currency="EUR" office:value="1063403.57" calcext:value-type="currency">
            <text:p>1.063.403,57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e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20874.6" calcext:value-type="currency">
            <text:p>20.874,60 €</text:p>
          </table:table-cell>
          <table:table-cell table:style-name="ce16"/>
          <table:table-cell table:style-name="ce16" office:value-type="currency" office:currency="EUR" office:value="1996.6" calcext:value-type="currency">
            <text:p>1.996,60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57:.AA57])" office:value-type="currency" office:currency="EUR" office:value="22871.2" calcext:value-type="currency">
            <text:p>22.871,2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0" calcext:value-type="currency">
            <text:p>0,00 €</text:p>
          </table:table-cell>
          <table:table-cell table:style-name="ce16"/>
          <table:table-cell table:style-name="ce12" table:formula="of:=SUM([.F58:.AA58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2"/>
          <table:table-cell table:style-name="ce12" table:formula="of:=SUM([.F59:.AA59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440910.54" calcext:value-type="currency">
            <text:p>440.910,54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60:.AA60])" office:value-type="currency" office:currency="EUR" office:value="440910.54" calcext:value-type="currency">
            <text:p>440.910,54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266151.43" calcext:value-type="currency">
            <text:p>266.151,43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61:.AA61])" office:value-type="currency" office:currency="EUR" office:value="266151.43" calcext:value-type="currency">
            <text:p>266.151,43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58968.07" calcext:value-type="currency">
            <text:p>558.968,07 €</text:p>
          </table:table-cell>
          <table:table-cell table:style-name="ce16" table:number-columns-repeated="2"/>
          <table:table-cell table:style-name="ce16" office:value-type="currency" office:currency="EUR" office:value="1792325.63" calcext:value-type="currency">
            <text:p>1.792.325,63 €</text:p>
          </table:table-cell>
          <table:table-cell table:style-name="ce15" office:value-type="currency" office:currency="EUR" office:value="1017465.19" calcext:value-type="currency">
            <text:p>1.017.465,19 €</text:p>
          </table:table-cell>
          <table:table-cell table:style-name="ce16" table:number-columns-repeated="17"/>
          <table:table-cell table:style-name="ce12" table:formula="of:=SUM([.F62:.AA62])" office:value-type="currency" office:currency="EUR" office:value="3368758.89" calcext:value-type="currency">
            <text:p>3.368.758,8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4"/>
          <table:table-cell table:style-name="ce16" office:value-type="currency" office:currency="EUR" office:value="859607.03" calcext:value-type="currency">
            <text:p>859.607,03 €</text:p>
          </table:table-cell>
          <table:table-cell table:style-name="ce16" office:value-type="currency" office:currency="EUR" office:value="893979.12" calcext:value-type="currency">
            <text:p>893.979,12 €</text:p>
          </table:table-cell>
          <table:table-cell table:style-name="ce16" table:number-columns-repeated="6"/>
          <table:table-cell table:style-name="ce12" table:formula="of:=SUM([.F63:.AA63])" office:value-type="currency" office:currency="EUR" office:value="1753586.15" calcext:value-type="currency">
            <text:p>1.753.586,1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47155.33" calcext:value-type="currency">
            <text:p>247.155,33 €</text:p>
          </table:table-cell>
          <table:table-cell table:style-name="ce16"/>
          <table:table-cell table:style-name="ce16" office:value-type="currency" office:currency="EUR" office:value="1010279.7" calcext:value-type="currency">
            <text:p>1.010.279,70 €</text:p>
          </table:table-cell>
          <table:table-cell table:style-name="ce16"/>
          <table:table-cell table:style-name="ce12" table:formula="of:=SUM([.F64:.AA64])" office:value-type="currency" office:currency="EUR" office:value="1257435.03" calcext:value-type="currency">
            <text:p>1.257.435,03 €</text:p>
          </table:table-cell>
          <table:table-cell table:style-name="ce4"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6136909.31" calcext:value-type="currency">
            <text:p>16.136.909,31 €</text:p>
          </table:table-cell>
          <table:table-cell table:style-name="ce12" table:formula="of:=SUM([.F65:.AA65])" office:value-type="currency" office:currency="EUR" office:value="16136909.31" calcext:value-type="currency">
            <text:p>16.136.909,31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2147659.34" calcext:value-type="currency">
            <text:p>2.147.659,34 €</text:p>
          </table:table-cell>
          <table:table-cell table:style-name="ce16" office:value-type="currency" office:currency="EUR" office:value="263114.89" calcext:value-type="currency">
            <text:p>263.114,89 €</text:p>
          </table:table-cell>
          <table:table-cell table:style-name="ce16" office:value-type="currency" office:currency="EUR" office:value="29663.94" calcext:value-type="currency">
            <text:p>29.663,94 €</text:p>
          </table:table-cell>
          <table:table-cell table:style-name="ce16" office:value-type="currency" office:currency="EUR" office:value="3271795.33" calcext:value-type="currency">
            <text:p>3.271.795,33 €</text:p>
          </table:table-cell>
          <table:table-cell table:style-name="ce15" office:value-type="currency" office:currency="EUR" office:value="3288117.19" calcext:value-type="currency">
            <text:p>3.288.117,19 €</text:p>
          </table:table-cell>
          <table:table-cell table:style-name="ce16" table:number-columns-repeated="17"/>
          <table:table-cell table:style-name="ce12" table:formula="of:=SUM([.F66:.AA66])" office:value-type="currency" office:currency="EUR" office:value="9000350.69" calcext:value-type="currency">
            <text:p>9.000.350,69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4316251.46" calcext:value-type="currency">
            <text:p>4.316.251,46 €</text:p>
          </table:table-cell>
          <table:table-cell table:style-name="ce16" office:value-type="currency" office:currency="EUR" office:value="540556.82" calcext:value-type="currency">
            <text:p>540.556,82 €</text:p>
          </table:table-cell>
          <table:table-cell table:style-name="ce16" office:value-type="currency" office:currency="EUR" office:value="2230293.88" calcext:value-type="currency">
            <text:p>2.230.293,88 €</text:p>
          </table:table-cell>
          <table:table-cell table:style-name="ce16" table:number-columns-repeated="4"/>
          <table:table-cell table:style-name="ce12" table:formula="of:=SUM([.F67:.AA67])" office:value-type="currency" office:currency="EUR" office:value="7087102.16" calcext:value-type="currency">
            <text:p>7.087.102,16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631873" calcext:value-type="currency">
            <text:p>1.631.873,00 €</text:p>
          </table:table-cell>
          <table:table-cell table:style-name="ce16" office:value-type="currency" office:currency="EUR" office:value="123704.68" calcext:value-type="currency">
            <text:p>123.704,68 €</text:p>
          </table:table-cell>
          <table:table-cell table:style-name="ce16" office:value-type="currency" office:currency="EUR" office:value="1105285.19" calcext:value-type="currency">
            <text:p>1.105.285,19 €</text:p>
          </table:table-cell>
          <table:table-cell table:style-name="ce16"/>
          <table:table-cell table:style-name="ce12" table:formula="of:=SUM([.F68:.AA68])" office:value-type="currency" office:currency="EUR" office:value="2860862.87" calcext:value-type="currency">
            <text:p>2.860.862,8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7420721.95" calcext:value-type="currency">
            <text:p>17.420.721,95 €</text:p>
          </table:table-cell>
          <table:table-cell table:style-name="ce12" table:formula="of:=SUM([.F69:.AA69])" office:value-type="currency" office:currency="EUR" office:value="17420721.95" calcext:value-type="currency">
            <text:p>17.420.721,95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202908.69" calcext:value-type="currency">
            <text:p>202.908,69 €</text:p>
          </table:table-cell>
          <table:table-cell table:style-name="ce16"/>
          <table:table-cell table:style-name="ce16" office:value-type="currency" office:currency="EUR" office:value="62573.4" calcext:value-type="currency">
            <text:p>62.573,40 €</text:p>
          </table:table-cell>
          <table:table-cell table:style-name="ce16" office:value-type="currency" office:currency="EUR" office:value="290564.27" calcext:value-type="currency">
            <text:p>290.564,27 €</text:p>
          </table:table-cell>
          <table:table-cell table:style-name="ce15" office:value-type="currency" office:currency="EUR" office:value="40941.68" calcext:value-type="currency">
            <text:p>40.941,68 €</text:p>
          </table:table-cell>
          <table:table-cell table:style-name="ce16" table:number-columns-repeated="17"/>
          <table:table-cell table:style-name="ce12" table:formula="of:=SUM([.F70:.AA70])" office:value-type="currency" office:currency="EUR" office:value="596988.04" calcext:value-type="currency">
            <text:p>596.988,0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6"/>
          <table:table-cell table:style-name="ce16" office:value-type="currency" office:currency="EUR" office:value="242603.22" calcext:value-type="currency">
            <text:p>242.603,22 €</text:p>
          </table:table-cell>
          <table:table-cell table:style-name="ce16" table:number-columns-repeated="5"/>
          <table:table-cell table:style-name="ce12" table:formula="of:=SUM([.F71:.AA71])" office:value-type="currency" office:currency="EUR" office:value="242603.22" calcext:value-type="currency">
            <text:p>242.603,22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1199.32" calcext:value-type="currency">
            <text:p>1.199,32 €</text:p>
          </table:table-cell>
          <table:table-cell table:style-name="ce16"/>
          <table:table-cell table:style-name="ce12" table:formula="of:=SUM([.F72:.AA72])" office:value-type="currency" office:currency="EUR" office:value="1199.32" calcext:value-type="currency">
            <text:p>1.199,32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2"/>
          <table:table-cell table:style-name="ce12" table:formula="of:=SUM([.F73:.AA73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style-name="ce16" table:number-columns-repeated="4"/>
          <table:table-cell table:style-name="ce16" office:value-type="currency" office:currency="EUR" office:value="6283637.14" calcext:value-type="currency">
            <text:p>6.283.637,14 €</text:p>
          </table:table-cell>
          <table:table-cell table:style-name="ce16" table:number-columns-repeated="17"/>
          <table:table-cell table:style-name="ce12" table:formula="of:=SUM([.F74:.AA74])" office:value-type="currency" office:currency="EUR" office:value="6283637.14" calcext:value-type="currency">
            <text:p>6.283.637,14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4"/>
          <table:table-cell table:style-name="ce16" office:value-type="currency" office:currency="EUR" office:value="214496.91" calcext:value-type="currency">
            <text:p>214.496,91 €</text:p>
          </table:table-cell>
          <table:table-cell table:style-name="ce16" office:value-type="currency" office:currency="EUR" office:value="1987543.51" calcext:value-type="currency">
            <text:p>1.987.543,51 €</text:p>
          </table:table-cell>
          <table:table-cell table:style-name="ce16" office:value-type="currency" office:currency="EUR" office:value="481108.74" calcext:value-type="currency">
            <text:p>481.108,74 €</text:p>
          </table:table-cell>
          <table:table-cell table:style-name="ce16" office:value-type="currency" office:currency="EUR" office:value="743093.33" calcext:value-type="currency">
            <text:p>743.093,33 €</text:p>
          </table:table-cell>
          <table:table-cell table:style-name="ce16" table:number-columns-repeated="4"/>
          <table:table-cell table:style-name="ce12" table:formula="of:=SUM([.F75:.AA75])" office:value-type="currency" office:currency="EUR" office:value="3426242.49" calcext:value-type="currency">
            <text:p>3.426.242,49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419799.63" calcext:value-type="currency">
            <text:p>419.799,63 €</text:p>
          </table:table-cell>
          <table:table-cell table:style-name="ce16" office:value-type="currency" office:currency="EUR" office:value="3827528.74" calcext:value-type="currency">
            <text:p>3.827.528,74 €</text:p>
          </table:table-cell>
          <table:table-cell table:style-name="ce15"/>
          <table:table-cell table:style-name="ce16" table:number-columns-repeated="17"/>
          <table:table-cell table:style-name="ce12" table:formula="of:=SUM([.F76:.AA76])" office:value-type="currency" office:currency="EUR" office:value="4247328.37" calcext:value-type="currency">
            <text:p>4.247.328,37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Aragoné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41761.77" calcext:value-type="currency">
            <text:p>41.761,77 €</text:p>
          </table:table-cell>
          <table:table-cell table:style-name="ce16" table:number-columns-repeated="2"/>
          <table:table-cell table:style-name="ce16" office:value-type="currency" office:currency="EUR" office:value="448773.51" calcext:value-type="currency">
            <text:p>448.773,51 €</text:p>
          </table:table-cell>
          <table:table-cell table:style-name="ce15" office:value-type="currency" office:currency="EUR" office:value="167625.82" calcext:value-type="currency">
            <text:p>167.625,82 €</text:p>
          </table:table-cell>
          <table:table-cell table:style-name="ce16" table:number-columns-repeated="17"/>
          <table:table-cell table:style-name="ce12" table:formula="of:=SUM([.F77:.AA77])" office:value-type="currency" office:currency="EUR" office:value="658161.1" calcext:value-type="currency">
            <text:p>658.161,10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230764.16" calcext:value-type="currency">
            <text:p>230.764,16 €</text:p>
          </table:table-cell>
          <table:table-cell table:style-name="ce16" office:value-type="currency" office:currency="EUR" office:value="95176.17" calcext:value-type="currency">
            <text:p>95.176,17 €</text:p>
          </table:table-cell>
          <table:table-cell table:style-name="ce16" table:number-columns-repeated="5"/>
          <table:table-cell table:style-name="ce12" table:formula="of:=SUM([.F78:.AA78])" office:value-type="currency" office:currency="EUR" office:value="325940.33" calcext:value-type="currency">
            <text:p>325.940,33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07658.13" calcext:value-type="currency">
            <text:p>107.658,13 €</text:p>
          </table:table-cell>
          <table:table-cell table:style-name="ce16" office:value-type="currency" office:currency="EUR" office:value="144580" calcext:value-type="currency">
            <text:p>144.580,00 €</text:p>
          </table:table-cell>
          <table:table-cell table:style-name="ce16" office:value-type="currency" office:currency="EUR" office:value="52116.68" calcext:value-type="currency">
            <text:p>52.116,68 €</text:p>
          </table:table-cell>
          <table:table-cell table:style-name="ce16"/>
          <table:table-cell table:style-name="ce12" table:formula="of:=SUM([.F79:.AA79])" office:value-type="currency" office:currency="EUR" office:value="304354.81" calcext:value-type="currency">
            <text:p>304.354,81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887606.42" calcext:value-type="currency">
            <text:p>887.606,42 €</text:p>
          </table:table-cell>
          <table:table-cell table:style-name="ce12" table:formula="of:=SUM([.F80:.AA80])" office:value-type="currency" office:currency="EUR" office:value="887606.42" calcext:value-type="currency">
            <text:p>887.606,4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49374.94" calcext:value-type="currency">
            <text:p>149.374,94 €</text:p>
          </table:table-cell>
          <table:table-cell table:style-name="ce16" office:value-type="currency" office:currency="EUR" office:value="18553" calcext:value-type="currency">
            <text:p>18.553,00 €</text:p>
          </table:table-cell>
          <table:table-cell table:style-name="ce16" office:value-type="currency" office:currency="EUR" office:value="395537.03" calcext:value-type="currency">
            <text:p>395.537,03 €</text:p>
          </table:table-cell>
          <table:table-cell table:style-name="ce16"/>
          <table:table-cell table:style-name="ce12" table:formula="of:=SUM([.F81:.AA81])" office:value-type="currency" office:currency="EUR" office:value="563464.97" calcext:value-type="currency">
            <text:p>563.464,9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406228.16" calcext:value-type="currency">
            <text:p>406.228,16 €</text:p>
          </table:table-cell>
          <table:table-cell table:style-name="ce12" table:formula="of:=SUM([.F82:.AA82])" office:value-type="currency" office:currency="EUR" office:value="406228.16" calcext:value-type="currency">
            <text:p>406.228,16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211031.7" calcext:value-type="currency">
            <text:p>1.211.031,70 €</text:p>
          </table:table-cell>
          <table:table-cell table:style-name="ce16" office:value-type="currency" office:currency="EUR" office:value="2535491.94" calcext:value-type="currency">
            <text:p>2.535.491,94 €</text:p>
          </table:table-cell>
          <table:table-cell table:style-name="ce16" office:value-type="currency" office:currency="EUR" office:value="470691.49" calcext:value-type="currency">
            <text:p>470.691,49 €</text:p>
          </table:table-cell>
          <table:table-cell table:style-name="ce16" office:value-type="currency" office:currency="EUR" office:value="1332720" calcext:value-type="currency">
            <text:p>1.332.720,00 €</text:p>
          </table:table-cell>
          <table:table-cell table:style-name="ce15" office:value-type="currency" office:currency="EUR" office:value="2446660.38" calcext:value-type="currency">
            <text:p>2.446.660,38 €</text:p>
          </table:table-cell>
          <table:table-cell table:style-name="ce16" table:number-columns-repeated="17"/>
          <table:table-cell table:style-name="ce12" table:formula="of:=SUM([.F83:.AA83])" office:value-type="currency" office:currency="EUR" office:value="7996595.51" calcext:value-type="currency">
            <text:p>7.996.595,51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1324809.83" calcext:value-type="currency">
            <text:p>1.324.809,83 €</text:p>
          </table:table-cell>
          <table:table-cell table:style-name="ce16"/>
          <table:table-cell table:style-name="ce16" office:value-type="currency" office:currency="EUR" office:value="261870.53" calcext:value-type="currency">
            <text:p>261.870,53 €</text:p>
          </table:table-cell>
          <table:table-cell table:style-name="ce16" table:number-columns-repeated="4"/>
          <table:table-cell table:style-name="ce12" table:formula="of:=SUM([.F84:.AA84])" office:value-type="currency" office:currency="EUR" office:value="1586680.36" calcext:value-type="currency">
            <text:p>1.586.680,36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965435.73" calcext:value-type="currency">
            <text:p>1.965.435,73 €</text:p>
          </table:table-cell>
          <table:table-cell table:style-name="ce16" office:value-type="currency" office:currency="EUR" office:value="120702.88" calcext:value-type="currency">
            <text:p>120.702,88 €</text:p>
          </table:table-cell>
          <table:table-cell table:style-name="ce16" office:value-type="currency" office:currency="EUR" office:value="5434684.08" calcext:value-type="currency">
            <text:p>5.434.684,08 €</text:p>
          </table:table-cell>
          <table:table-cell table:style-name="ce16"/>
          <table:table-cell table:style-name="ce12" table:formula="of:=SUM([.F85:.AA85])" office:value-type="currency" office:currency="EUR" office:value="7520822.69" calcext:value-type="currency">
            <text:p>7.520.822,69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7703592.87" calcext:value-type="currency">
            <text:p>27.703.592,87 €</text:p>
          </table:table-cell>
          <table:table-cell table:style-name="ce12" table:formula="of:=SUM([.F86:.AA86])" office:value-type="currency" office:currency="EUR" office:value="27703592.87" calcext:value-type="currency">
            <text:p>27.703.592,87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36823386.29" calcext:value-type="currency">
            <text:p>36.823.386,29 €</text:p>
          </table:table-cell>
          <table:table-cell table:style-name="ce16" office:value-type="currency" office:currency="EUR" office:value="2195748.59" calcext:value-type="currency">
            <text:p>2.195.748,59 €</text:p>
          </table:table-cell>
          <table:table-cell table:style-name="ce16" office:value-type="currency" office:currency="EUR" office:value="6317143.18" calcext:value-type="currency">
            <text:p>6.317.143,18 €</text:p>
          </table:table-cell>
          <table:table-cell table:style-name="ce16" office:value-type="currency" office:currency="EUR" office:value="23367279.64" calcext:value-type="currency">
            <text:p>23.367.279,64 €</text:p>
          </table:table-cell>
          <table:table-cell table:style-name="ce15" office:value-type="currency" office:currency="EUR" office:value="17822757.05" calcext:value-type="currency">
            <text:p>17.822.757,05 €</text:p>
          </table:table-cell>
          <table:table-cell table:style-name="ce16" table:number-columns-repeated="17"/>
          <table:table-cell table:style-name="ce12" table:formula="of:=SUM([.F87:.AA87])" office:value-type="currency" office:currency="EUR" office:value="86526314.75" calcext:value-type="currency">
            <text:p>86.526.314,75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4"/>
          <table:table-cell table:style-name="ce16" office:value-type="currency" office:currency="EUR" office:value="1157540.2" calcext:value-type="currency">
            <text:p>1.157.540,20 €</text:p>
          </table:table-cell>
          <table:table-cell table:style-name="ce16" office:value-type="currency" office:currency="EUR" office:value="15273373.82" calcext:value-type="currency">
            <text:p>15.273.373,82 €</text:p>
          </table:table-cell>
          <table:table-cell table:style-name="ce16" office:value-type="currency" office:currency="EUR" office:value="4017039.26" calcext:value-type="currency">
            <text:p>4.017.039,26 €</text:p>
          </table:table-cell>
          <table:table-cell table:style-name="ce16" office:value-type="currency" office:currency="EUR" office:value="6842720.33" calcext:value-type="currency">
            <text:p>6.842.720,33 €</text:p>
          </table:table-cell>
          <table:table-cell table:style-name="ce16" table:number-columns-repeated="4"/>
          <table:table-cell table:style-name="ce12" table:formula="of:=SUM([.F88:.AA88])" office:value-type="currency" office:currency="EUR" office:value="27290673.61" calcext:value-type="currency">
            <text:p>27.290.673,61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2078165.31" calcext:value-type="currency">
            <text:p>12.078.165,31 €</text:p>
          </table:table-cell>
          <table:table-cell table:style-name="ce16" office:value-type="currency" office:currency="EUR" office:value="2145070.55" calcext:value-type="currency">
            <text:p>2.145.070,55 €</text:p>
          </table:table-cell>
          <table:table-cell table:style-name="ce16" office:value-type="currency" office:currency="EUR" office:value="1776137.39" calcext:value-type="currency">
            <text:p>1.776.137,39 €</text:p>
          </table:table-cell>
          <table:table-cell table:style-name="ce16"/>
          <table:table-cell table:style-name="ce12" table:formula="of:=SUM([.F89:.AA89])" office:value-type="currency" office:currency="EUR" office:value="15999373.25" calcext:value-type="currency">
            <text:p>15.999.373,25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77991929.89" calcext:value-type="currency">
            <text:p>77.991.929,89 €</text:p>
          </table:table-cell>
          <table:table-cell table:style-name="ce12" table:formula="of:=SUM([.F90:.AA90])" office:value-type="currency" office:currency="EUR" office:value="77991929.89" calcext:value-type="currency">
            <text:p>77.991.929,89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33051886.63" calcext:value-type="currency">
            <text:p>33.051.886,63 €</text:p>
          </table:table-cell>
          <table:table-cell table:style-name="ce16" office:value-type="currency" office:currency="EUR" office:value="2795237.36" calcext:value-type="currency">
            <text:p>2.795.237,36 €</text:p>
          </table:table-cell>
          <table:table-cell table:style-name="ce16" office:value-type="currency" office:currency="EUR" office:value="6058131.22" calcext:value-type="currency">
            <text:p>6.058.131,22 €</text:p>
          </table:table-cell>
          <table:table-cell table:style-name="ce16" office:value-type="currency" office:currency="EUR" office:value="18702616.18" calcext:value-type="currency">
            <text:p>18.702.616,18 €</text:p>
          </table:table-cell>
          <table:table-cell table:style-name="ce15" office:value-type="currency" office:currency="EUR" office:value="15153967.09" calcext:value-type="currency">
            <text:p>15.153.967,09 €</text:p>
          </table:table-cell>
          <table:table-cell table:style-name="ce16" table:number-columns-repeated="17"/>
          <table:table-cell table:style-name="ce12" table:formula="of:=SUM([.F91:.AA91])" office:value-type="currency" office:currency="EUR" office:value="75761838.48" calcext:value-type="currency">
            <text:p>75.761.838,48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13924619.22" calcext:value-type="currency">
            <text:p>13.924.619,22 €</text:p>
          </table:table-cell>
          <table:table-cell table:style-name="ce16" office:value-type="currency" office:currency="EUR" office:value="3610131.33" calcext:value-type="currency">
            <text:p>3.610.131,33 €</text:p>
          </table:table-cell>
          <table:table-cell table:style-name="ce16" office:value-type="currency" office:currency="EUR" office:value="5785144.82" calcext:value-type="currency">
            <text:p>5.785.144,82 €</text:p>
          </table:table-cell>
          <table:table-cell table:style-name="ce16" table:number-columns-repeated="4"/>
          <table:table-cell table:style-name="ce12" table:formula="of:=SUM([.F92:.AA92])" office:value-type="currency" office:currency="EUR" office:value="23319895.37" calcext:value-type="currency">
            <text:p>23.319.895,3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8032378.04" calcext:value-type="currency">
            <text:p>18.032.378,04 €</text:p>
          </table:table-cell>
          <table:table-cell table:style-name="ce16" office:value-type="currency" office:currency="EUR" office:value="2908251.86" calcext:value-type="currency">
            <text:p>2.908.251,86 €</text:p>
          </table:table-cell>
          <table:table-cell table:style-name="ce16" office:value-type="currency" office:currency="EUR" office:value="1833015.08" calcext:value-type="currency">
            <text:p>1.833.015,08 €</text:p>
          </table:table-cell>
          <table:table-cell table:style-name="ce16"/>
          <table:table-cell table:style-name="ce12" table:formula="of:=SUM([.F93:.AA93])" office:value-type="currency" office:currency="EUR" office:value="22773644.98" calcext:value-type="currency">
            <text:p>22.773.644,98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70101938.65" calcext:value-type="currency">
            <text:p>70.101.938,65 €</text:p>
          </table:table-cell>
          <table:table-cell table:style-name="ce12" table:formula="of:=SUM([.F94:.AA94])" office:value-type="currency" office:currency="EUR" office:value="70101938.65" calcext:value-type="currency">
            <text:p>70.101.938,65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725686.96" calcext:value-type="currency">
            <text:p>5.725.686,96 €</text:p>
          </table:table-cell>
          <table:table-cell table:style-name="ce16" table:number-columns-repeated="2"/>
          <table:table-cell table:style-name="ce16" office:value-type="currency" office:currency="EUR" office:value="4030287.19" calcext:value-type="currency">
            <text:p>4.030.287,19 €</text:p>
          </table:table-cell>
          <table:table-cell table:style-name="ce15" office:value-type="currency" office:currency="EUR" office:value="3707929.56" calcext:value-type="currency">
            <text:p>3.707.929,56 €</text:p>
          </table:table-cell>
          <table:table-cell table:style-name="ce16" table:number-columns-repeated="17"/>
          <table:table-cell table:style-name="ce12" table:formula="of:=SUM([.F95:.AA95])" office:value-type="currency" office:currency="EUR" office:value="13463903.71" calcext:value-type="currency">
            <text:p>13.463.903,7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4"/>
          <table:table-cell table:style-name="ce16" office:value-type="currency" office:currency="EUR" office:value="1243088.2" calcext:value-type="currency">
            <text:p>1.243.088,20 €</text:p>
          </table:table-cell>
          <table:table-cell table:style-name="ce16" office:value-type="currency" office:currency="EUR" office:value="1695096.82" calcext:value-type="currency">
            <text:p>1.695.096,82 €</text:p>
          </table:table-cell>
          <table:table-cell table:style-name="ce16"/>
          <table:table-cell table:style-name="ce16" office:value-type="currency" office:currency="EUR" office:value="887545.54" calcext:value-type="currency">
            <text:p>887.545,54 €</text:p>
          </table:table-cell>
          <table:table-cell table:style-name="ce16" table:number-columns-repeated="4"/>
          <table:table-cell table:style-name="ce12" table:formula="of:=SUM([.F96:.AA96])" office:value-type="currency" office:currency="EUR" office:value="3825730.56" calcext:value-type="currency">
            <text:p>3.825.730,5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127244.95" calcext:value-type="currency">
            <text:p>1.127.244,95 €</text:p>
          </table:table-cell>
          <table:table-cell table:style-name="ce16" office:value-type="currency" office:currency="EUR" office:value="1351846.46" calcext:value-type="currency">
            <text:p>1.351.846,46 €</text:p>
          </table:table-cell>
          <table:table-cell table:style-name="ce16" office:value-type="currency" office:currency="EUR" office:value="286727.36" calcext:value-type="currency">
            <text:p>286.727,36 €</text:p>
          </table:table-cell>
          <table:table-cell table:style-name="ce16"/>
          <table:table-cell table:style-name="ce12" table:formula="of:=SUM([.F97:.AA97])" office:value-type="currency" office:currency="EUR" office:value="2765818.77" calcext:value-type="currency">
            <text:p>2.765.818,7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2967864.53" calcext:value-type="currency">
            <text:p>12.967.864,53 €</text:p>
          </table:table-cell>
          <table:table-cell table:style-name="ce12" table:formula="of:=SUM([.F98:.AA98])" office:value-type="currency" office:currency="EUR" office:value="12967864.53" calcext:value-type="currency">
            <text:p>12.967.864,5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2"/>
          <table:table-cell table:style-name="ce12" table:formula="of:=SUM([.F99:.AA99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660829.41" calcext:value-type="currency">
            <text:p>660.829,41 €</text:p>
          </table:table-cell>
          <table:table-cell table:style-name="ce16" table:number-columns-repeated="3"/>
          <table:table-cell table:style-name="ce15" office:value-type="currency" office:currency="EUR" office:value="78364.32" calcext:value-type="currency">
            <text:p>78.364,32 €</text:p>
          </table:table-cell>
          <table:table-cell table:style-name="ce16" table:number-columns-repeated="17"/>
          <table:table-cell table:style-name="ce12" table:formula="of:=SUM([.F100:.AA100])" office:value-type="currency" office:currency="EUR" office:value="739193.73" calcext:value-type="currency">
            <text:p>739.193,7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310075" calcext:value-type="currency">
            <text:p>310.075,00 €</text:p>
          </table:table-cell>
          <table:table-cell table:style-name="ce16" office:value-type="currency" office:currency="EUR" office:value="627450" calcext:value-type="currency">
            <text:p>627.450,00 €</text:p>
          </table:table-cell>
          <table:table-cell table:style-name="ce16" office:value-type="currency" office:currency="EUR" office:value="843977.27" calcext:value-type="currency">
            <text:p>843.977,27 €</text:p>
          </table:table-cell>
          <table:table-cell table:style-name="ce16"/>
          <table:table-cell table:style-name="ce12" table:formula="of:=SUM([.F101:.AA101])" office:value-type="currency" office:currency="EUR" office:value="1781502.27" calcext:value-type="currency">
            <text:p>1.781.502,2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6276780.13" calcext:value-type="currency">
            <text:p>16.276.780,13 €</text:p>
          </table:table-cell>
          <table:table-cell table:style-name="ce12" table:formula="of:=SUM([.F102:.AA102])" office:value-type="currency" office:currency="EUR" office:value="16276780.13" calcext:value-type="currency">
            <text:p>16.276.780,13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476241.2" calcext:value-type="currency">
            <text:p>476.241,20 €</text:p>
          </table:table-cell>
          <table:table-cell table:style-name="ce16"/>
          <table:table-cell table:style-name="ce16" office:value-type="currency" office:currency="EUR" office:value="94459.01" calcext:value-type="currency">
            <text:p>94.459,01 €</text:p>
          </table:table-cell>
          <table:table-cell table:style-name="ce16" office:value-type="currency" office:currency="EUR" office:value="976701.05" calcext:value-type="currency">
            <text:p>976.701,05 €</text:p>
          </table:table-cell>
          <table:table-cell table:style-name="ce15" office:value-type="currency" office:currency="EUR" office:value="67108.48" calcext:value-type="currency">
            <text:p>67.108,48 €</text:p>
          </table:table-cell>
          <table:table-cell table:style-name="ce16" table:number-columns-repeated="17"/>
          <table:table-cell table:style-name="ce12" table:formula="of:=SUM([.F103:.AA103])" office:value-type="currency" office:currency="EUR" office:value="1614509.74" calcext:value-type="currency">
            <text:p>1.614.509,74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105358.37" calcext:value-type="currency">
            <text:p>105.358,37 €</text:p>
          </table:table-cell>
          <table:table-cell table:style-name="ce16" office:value-type="currency" office:currency="EUR" office:value="409851.56" calcext:value-type="currency">
            <text:p>409.851,56 €</text:p>
          </table:table-cell>
          <table:table-cell table:style-name="ce16" office:value-type="currency" office:currency="EUR" office:value="96196.24" calcext:value-type="currency">
            <text:p>96.196,24 €</text:p>
          </table:table-cell>
          <table:table-cell table:style-name="ce16" table:number-columns-repeated="4"/>
          <table:table-cell table:style-name="ce12" table:formula="of:=SUM([.F104:.AA104])" office:value-type="currency" office:currency="EUR" office:value="611406.17" calcext:value-type="currency">
            <text:p>611.406,1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70053" calcext:value-type="currency">
            <text:p>70.053,00 €</text:p>
          </table:table-cell>
          <table:table-cell table:style-name="ce16"/>
          <table:table-cell table:style-name="ce16" office:value-type="currency" office:currency="EUR" office:value="31360.97" calcext:value-type="currency">
            <text:p>31.360,97 €</text:p>
          </table:table-cell>
          <table:table-cell table:style-name="ce16"/>
          <table:table-cell table:style-name="ce12" table:formula="of:=SUM([.F105:.AA105])" office:value-type="currency" office:currency="EUR" office:value="101413.97" calcext:value-type="currency">
            <text:p>101.413,9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81866.55" calcext:value-type="currency">
            <text:p>281.866,55 €</text:p>
          </table:table-cell>
          <table:table-cell table:style-name="ce12" table:formula="of:=SUM([.F106:.AA106])" office:value-type="currency" office:currency="EUR" office:value="281866.55" calcext:value-type="currency">
            <text:p>281.866,55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070570.89" calcext:value-type="currency">
            <text:p>1.070.570,89 €</text:p>
          </table:table-cell>
          <table:table-cell table:style-name="ce16" office:value-type="currency" office:currency="EUR" office:value="53415.41" calcext:value-type="currency">
            <text:p>53.415,41 €</text:p>
          </table:table-cell>
          <table:table-cell table:style-name="ce16" office:value-type="currency" office:currency="EUR" office:value="85655.39" calcext:value-type="currency">
            <text:p>85.655,39 €</text:p>
          </table:table-cell>
          <table:table-cell table:style-name="ce16" office:value-type="currency" office:currency="EUR" office:value="476114.45" calcext:value-type="currency">
            <text:p>476.114,45 €</text:p>
          </table:table-cell>
          <table:table-cell table:style-name="ce15" office:value-type="currency" office:currency="EUR" office:value="192107.68" calcext:value-type="currency">
            <text:p>192.107,68 €</text:p>
          </table:table-cell>
          <table:table-cell table:style-name="ce16" table:number-columns-repeated="17"/>
          <table:table-cell table:style-name="ce12" table:formula="of:=SUM([.F107:.AA107])" office:value-type="currency" office:currency="EUR" office:value="1877863.82" calcext:value-type="currency">
            <text:p>1.877.863,8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3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5"/>
          <table:table-cell table:style-name="ce16" office:value-type="currency" office:currency="EUR" office:value="361224.83" calcext:value-type="currency">
            <text:p>361.224,83 €</text:p>
          </table:table-cell>
          <table:table-cell table:style-name="ce16" table:number-columns-repeated="6"/>
          <table:table-cell table:style-name="ce12" table:formula="of:=SUM([.F108:.AA108])" office:value-type="currency" office:currency="EUR" office:value="361224.83" calcext:value-type="currency">
            <text:p>361.224,83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039982.98" calcext:value-type="currency">
            <text:p>1.039.982,98 €</text:p>
          </table:table-cell>
          <table:table-cell table:style-name="ce16" office:value-type="currency" office:currency="EUR" office:value="132232.82" calcext:value-type="currency">
            <text:p>132.232,82 €</text:p>
          </table:table-cell>
          <table:table-cell table:style-name="ce16" office:value-type="currency" office:currency="EUR" office:value="95858.0899999999" calcext:value-type="currency">
            <text:p>95.858,09 €</text:p>
          </table:table-cell>
          <table:table-cell table:style-name="ce16"/>
          <table:table-cell table:style-name="ce12" table:formula="of:=SUM([.F109:.AA109])" office:value-type="currency" office:currency="EUR" office:value="1268073.89" calcext:value-type="currency">
            <text:p>1.268.073,89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947216.45" calcext:value-type="currency">
            <text:p>2.947.216,45 €</text:p>
          </table:table-cell>
          <table:table-cell table:style-name="ce12" table:formula="of:=SUM([.F110:.AA110])" office:value-type="currency" office:currency="EUR" office:value="2947216.45" calcext:value-type="currency">
            <text:p>2.947.216,45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377245.21" calcext:value-type="currency">
            <text:p>377.245,21 €</text:p>
          </table:table-cell>
          <table:table-cell table:style-name="ce16"/>
          <table:table-cell table:style-name="ce16" office:value-type="currency" office:currency="EUR" office:value="369408" calcext:value-type="currency">
            <text:p>369.408,00 €</text:p>
          </table:table-cell>
          <table:table-cell table:style-name="ce15" office:value-type="currency" office:currency="EUR" office:value="122470.48" calcext:value-type="currency">
            <text:p>122.470,48 €</text:p>
          </table:table-cell>
          <table:table-cell table:style-name="ce16" table:number-columns-repeated="17"/>
          <table:table-cell table:style-name="ce12" table:formula="of:=SUM([.F111:.AA111])" office:value-type="currency" office:currency="EUR" office:value="869123.69" calcext:value-type="currency">
            <text:p>869.123,6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43905.87" calcext:value-type="currency">
            <text:p>243.905,87 €</text:p>
          </table:table-cell>
          <table:table-cell table:style-name="ce16"/>
          <table:table-cell table:style-name="ce16" office:value-type="currency" office:currency="EUR" office:value="1086.39999999999" calcext:value-type="currency">
            <text:p>1.086,40 €</text:p>
          </table:table-cell>
          <table:table-cell table:style-name="ce16"/>
          <table:table-cell table:style-name="ce12" table:formula="of:=SUM([.F112:.AA112])" office:value-type="currency" office:currency="EUR" office:value="244992.27" calcext:value-type="currency">
            <text:p>244.992,2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20176.96" calcext:value-type="currency">
            <text:p>120.176,96 €</text:p>
          </table:table-cell>
          <table:table-cell table:style-name="ce12" table:formula="of:=SUM([.F113:.AA113])" office:value-type="currency" office:currency="EUR" office:value="120176.96" calcext:value-type="currency">
            <text:p>120.176,96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652458.09" calcext:value-type="currency">
            <text:p>652.458,09 €</text:p>
          </table:table-cell>
          <table:table-cell table:style-name="ce16"/>
          <table:table-cell table:style-name="ce16" office:value-type="currency" office:currency="EUR" office:value="144777.92" calcext:value-type="currency">
            <text:p>144.777,92 €</text:p>
          </table:table-cell>
          <table:table-cell table:style-name="ce16" office:value-type="currency" office:currency="EUR" office:value="518455.08" calcext:value-type="currency">
            <text:p>518.455,08 €</text:p>
          </table:table-cell>
          <table:table-cell table:style-name="ce15" office:value-type="currency" office:currency="EUR" office:value="620451.04" calcext:value-type="currency">
            <text:p>620.451,04 €</text:p>
          </table:table-cell>
          <table:table-cell table:style-name="ce16" table:number-columns-repeated="17"/>
          <table:table-cell table:style-name="ce12" table:formula="of:=SUM([.F114:.AA114])" office:value-type="currency" office:currency="EUR" office:value="1936142.13" calcext:value-type="currency">
            <text:p>1.936.142,1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68021.75" calcext:value-type="currency">
            <text:p>68.021,75 €</text:p>
          </table:table-cell>
          <table:table-cell table:style-name="ce16" table:number-columns-repeated="9"/>
          <table:table-cell table:style-name="ce12" table:formula="of:=SUM([.F115:.AA115])" office:value-type="currency" office:currency="EUR" office:value="68021.75" calcext:value-type="currency">
            <text:p>68.021,7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714582.38" calcext:value-type="currency">
            <text:p>714.582,38 €</text:p>
          </table:table-cell>
          <table:table-cell table:style-name="ce16" office:value-type="currency" office:currency="EUR" office:value="606551.42" calcext:value-type="currency">
            <text:p>606.551,42 €</text:p>
          </table:table-cell>
          <table:table-cell table:style-name="ce16" office:value-type="currency" office:currency="EUR" office:value="690344.05" calcext:value-type="currency">
            <text:p>690.344,05 €</text:p>
          </table:table-cell>
          <table:table-cell table:style-name="ce16"/>
          <table:table-cell table:style-name="ce12" table:formula="of:=SUM([.F116:.AA116])" office:value-type="currency" office:currency="EUR" office:value="2011477.85" calcext:value-type="currency">
            <text:p>2.011.477,8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3724493.88" calcext:value-type="currency">
            <text:p>3.724.493,88 €</text:p>
          </table:table-cell>
          <table:table-cell table:style-name="ce12" table:formula="of:=SUM([.F117:.AA117])" office:value-type="currency" office:currency="EUR" office:value="3724493.88" calcext:value-type="currency">
            <text:p>3.724.493,88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65083.51" calcext:value-type="currency">
            <text:p>565.083,51 €</text:p>
          </table:table-cell>
          <table:table-cell table:style-name="ce16"/>
          <table:table-cell table:style-name="ce16" office:value-type="currency" office:currency="EUR" office:value="144777.92" calcext:value-type="currency">
            <text:p>144.777,92 €</text:p>
          </table:table-cell>
          <table:table-cell table:style-name="ce16" office:value-type="currency" office:currency="EUR" office:value="672600" calcext:value-type="currency">
            <text:p>672.600,00 €</text:p>
          </table:table-cell>
          <table:table-cell table:style-name="ce15" office:value-type="currency" office:currency="EUR" office:value="903169.71" calcext:value-type="currency">
            <text:p>903.169,71 €</text:p>
          </table:table-cell>
          <table:table-cell table:style-name="ce16" table:number-columns-repeated="17"/>
          <table:table-cell table:style-name="ce12" table:formula="of:=SUM([.F118:.AA118])" office:value-type="currency" office:currency="EUR" office:value="2285631.14" calcext:value-type="currency">
            <text:p>2.285.631,14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69164.24" calcext:value-type="currency">
            <text:p>269.164,24 €</text:p>
          </table:table-cell>
          <table:table-cell table:style-name="ce16"/>
          <table:table-cell table:style-name="ce16" office:value-type="currency" office:currency="EUR" office:value="1917.08000000002" calcext:value-type="currency">
            <text:p>1.917,08 €</text:p>
          </table:table-cell>
          <table:table-cell table:style-name="ce16"/>
          <table:table-cell table:style-name="ce12" table:formula="of:=SUM([.F119:.AA119])" office:value-type="currency" office:currency="EUR" office:value="271081.32" calcext:value-type="currency">
            <text:p>271.081,3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94981.08" calcext:value-type="currency">
            <text:p>194.981,08 €</text:p>
          </table:table-cell>
          <table:table-cell table:style-name="ce12" table:formula="of:=SUM([.F120:.AA120])" office:value-type="currency" office:currency="EUR" office:value="194981.08" calcext:value-type="currency">
            <text:p>194.981,08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861499.04" calcext:value-type="currency">
            <text:p>1.861.499,04 €</text:p>
          </table:table-cell>
          <table:table-cell table:style-name="ce16" table:number-columns-repeated="3"/>
          <table:table-cell table:style-name="ce15" office:value-type="currency" office:currency="EUR" office:value="66371.34" calcext:value-type="currency">
            <text:p>66.371,34 €</text:p>
          </table:table-cell>
          <table:table-cell table:style-name="ce16" table:number-columns-repeated="17"/>
          <table:table-cell table:style-name="ce12" table:formula="of:=SUM([.F121:.AA121])" office:value-type="currency" office:currency="EUR" office:value="1927870.38" calcext:value-type="currency">
            <text:p>1.927.870,3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903044.64" calcext:value-type="currency">
            <text:p>2.903.044,64 €</text:p>
          </table:table-cell>
          <table:table-cell table:style-name="ce16" office:value-type="currency" office:currency="EUR" office:value="142254.99" calcext:value-type="currency">
            <text:p>142.254,99 €</text:p>
          </table:table-cell>
          <table:table-cell table:style-name="ce16" office:value-type="currency" office:currency="EUR" office:value="3957257.81" calcext:value-type="currency">
            <text:p>3.957.257,81 €</text:p>
          </table:table-cell>
          <table:table-cell table:style-name="ce16"/>
          <table:table-cell table:style-name="ce12" table:formula="of:=SUM([.F122:.AA122])" office:value-type="currency" office:currency="EUR" office:value="7002557.44" calcext:value-type="currency">
            <text:p>7.002.557,4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027607.27" calcext:value-type="currency">
            <text:p>2.027.607,27 €</text:p>
          </table:table-cell>
          <table:table-cell table:style-name="ce12" table:formula="of:=SUM([.F123:.AA123])" office:value-type="currency" office:currency="EUR" office:value="2027607.27" calcext:value-type="currency">
            <text:p>2.027.607,27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27436.72" calcext:value-type="currency">
            <text:p>127.436,72 €</text:p>
          </table:table-cell>
          <table:table-cell table:style-name="ce16"/>
          <table:table-cell table:style-name="ce16" office:value-type="currency" office:currency="EUR" office:value="918772.2" calcext:value-type="currency">
            <text:p>918.772,20 €</text:p>
          </table:table-cell>
          <table:table-cell table:style-name="ce16" office:value-type="currency" office:currency="EUR" office:value="4778012.32" calcext:value-type="currency">
            <text:p>4.778.012,32 €</text:p>
          </table:table-cell>
          <table:table-cell table:style-name="ce15" office:value-type="currency" office:currency="EUR" office:value="2645484.52" calcext:value-type="currency">
            <text:p>2.645.484,52 €</text:p>
          </table:table-cell>
          <table:table-cell table:style-name="ce16" table:number-columns-repeated="17"/>
          <table:table-cell table:style-name="ce12" table:formula="of:=SUM([.F124:.AA124])" office:value-type="currency" office:currency="EUR" office:value="8469705.76" calcext:value-type="currency">
            <text:p>8.469.705,7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230252.5" calcext:value-type="currency">
            <text:p>230.252,50 €</text:p>
          </table:table-cell>
          <table:table-cell table:style-name="ce16" office:value-type="currency" office:currency="EUR" office:value="765198.41" calcext:value-type="currency">
            <text:p>765.198,41 €</text:p>
          </table:table-cell>
          <table:table-cell table:style-name="ce16" table:number-columns-repeated="8"/>
          <table:table-cell table:style-name="ce12" table:formula="of:=SUM([.F125:.AA125])" office:value-type="currency" office:currency="EUR" office:value="995450.91" calcext:value-type="currency">
            <text:p>995.450,9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9"/>
          <table:table-cell table:style-name="ce16" office:value-type="currency" office:currency="EUR" office:value="270" calcext:value-type="currency">
            <text:p>270,00 €</text:p>
          </table:table-cell>
          <table:table-cell table:style-name="ce16" office:value-type="currency" office:currency="EUR" office:value="13463.71" calcext:value-type="currency">
            <text:p>13.463,71 €</text:p>
          </table:table-cell>
          <table:table-cell table:style-name="ce16"/>
          <table:table-cell table:style-name="ce12" table:formula="of:=SUM([.F126:.AA126])" office:value-type="currency" office:currency="EUR" office:value="13733.71" calcext:value-type="currency">
            <text:p>13.733,7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2310369.93" calcext:value-type="currency">
            <text:p>12.310.369,93 €</text:p>
          </table:table-cell>
          <table:table-cell table:style-name="ce12" table:formula="of:=SUM([.F127:.AA127])" office:value-type="currency" office:currency="EUR" office:value="12310369.93" calcext:value-type="currency">
            <text:p>12.310.369,93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543486.96" calcext:value-type="currency">
            <text:p>543.486,96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128:.AA128])" office:value-type="currency" office:currency="EUR" office:value="543486.96" calcext:value-type="currency">
            <text:p>543.486,9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576400.91" calcext:value-type="currency">
            <text:p>576.400,91 €</text:p>
          </table:table-cell>
          <table:table-cell table:style-name="ce16" table:number-columns-repeated="9"/>
          <table:table-cell table:style-name="ce12" table:formula="of:=SUM([.F129:.AA129])" office:value-type="currency" office:currency="EUR" office:value="576400.91" calcext:value-type="currency">
            <text:p>576.400,91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989699.41" calcext:value-type="currency">
            <text:p>989.699,41 €</text:p>
          </table:table-cell>
          <table:table-cell table:style-name="ce16" table:number-columns-repeated="2"/>
          <table:table-cell table:style-name="ce16" office:value-type="currency" office:currency="EUR" office:value="2213516.68" calcext:value-type="currency">
            <text:p>2.213.516,68 €</text:p>
          </table:table-cell>
          <table:table-cell table:style-name="ce15" office:value-type="currency" office:currency="EUR" office:value="1398862.31" calcext:value-type="currency">
            <text:p>1.398.862,31 €</text:p>
          </table:table-cell>
          <table:table-cell table:style-name="ce16" table:number-columns-repeated="17"/>
          <table:table-cell table:style-name="ce12" table:formula="of:=SUM([.F130:.AA130])" office:value-type="currency" office:currency="EUR" office:value="4602078.4" calcext:value-type="currency">
            <text:p>4.602.078,4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125057.55" calcext:value-type="currency">
            <text:p>125.057,55 €</text:p>
          </table:table-cell>
          <table:table-cell table:style-name="ce16" office:value-type="currency" office:currency="EUR" office:value="506830.5" calcext:value-type="currency">
            <text:p>506.830,50 €</text:p>
          </table:table-cell>
          <table:table-cell table:style-name="ce16" table:number-columns-repeated="8"/>
          <table:table-cell table:style-name="ce12" table:formula="of:=SUM([.F131:.AA131])" office:value-type="currency" office:currency="EUR" office:value="631888.05" calcext:value-type="currency">
            <text:p>631.888,0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994904.56" calcext:value-type="currency">
            <text:p>994.904,56 €</text:p>
          </table:table-cell>
          <table:table-cell table:style-name="ce16" office:value-type="currency" office:currency="EUR" office:value="2412" calcext:value-type="currency">
            <text:p>2.412,00 €</text:p>
          </table:table-cell>
          <table:table-cell table:style-name="ce16" office:value-type="currency" office:currency="EUR" office:value="106429.72" calcext:value-type="currency">
            <text:p>106.429,72 €</text:p>
          </table:table-cell>
          <table:table-cell table:style-name="ce16"/>
          <table:table-cell table:style-name="ce12" table:formula="of:=SUM([.F132:.AA132])" office:value-type="currency" office:currency="EUR" office:value="1103746.28" calcext:value-type="currency">
            <text:p>1.103.746,2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615623.08" calcext:value-type="currency">
            <text:p>615.623,08 €</text:p>
          </table:table-cell>
          <table:table-cell table:style-name="ce12" table:formula="of:=SUM([.F133:.AA133])" office:value-type="currency" office:currency="EUR" office:value="615623.08" calcext:value-type="currency">
            <text:p>615.623,0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80149.77" calcext:value-type="currency">
            <text:p>180.149,77 €</text:p>
          </table:table-cell>
          <table:table-cell table:style-name="ce16"/>
          <table:table-cell table:style-name="ce16" office:value-type="currency" office:currency="EUR" office:value="37111.32" calcext:value-type="currency">
            <text:p>37.111,32 €</text:p>
          </table:table-cell>
          <table:table-cell table:style-name="ce16"/>
          <table:table-cell table:style-name="ce12" table:formula="of:=SUM([.F134:.AA134])" office:value-type="currency" office:currency="EUR" office:value="217261.09" calcext:value-type="currency">
            <text:p>217.261,0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774557.81" calcext:value-type="currency">
            <text:p>774.557,81 €</text:p>
          </table:table-cell>
          <table:table-cell table:style-name="ce12" table:formula="of:=SUM([.F135:.AA135])" office:value-type="currency" office:currency="EUR" office:value="774557.81" calcext:value-type="currency">
            <text:p>774.557,81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251500.82" calcext:value-type="currency">
            <text:p>251.500,82 €</text:p>
          </table:table-cell>
          <table:table-cell table:style-name="ce16"/>
          <table:table-cell table:style-name="ce16" office:value-type="currency" office:currency="EUR" office:value="380831.69" calcext:value-type="currency">
            <text:p>380.831,69 €</text:p>
          </table:table-cell>
          <table:table-cell table:style-name="ce15"/>
          <table:table-cell table:style-name="ce16" table:number-columns-repeated="17"/>
          <table:table-cell table:style-name="ce12" table:formula="of:=SUM([.F136:.AA136])" office:value-type="currency" office:currency="EUR" office:value="632332.51" calcext:value-type="currency">
            <text:p>632.332,5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40259.59" calcext:value-type="currency">
            <text:p>40.259,59 €</text:p>
          </table:table-cell>
          <table:table-cell table:style-name="ce16"/>
          <table:table-cell table:style-name="ce12" table:formula="of:=SUM([.F137:.AA137])" office:value-type="currency" office:currency="EUR" office:value="40259.59" calcext:value-type="currency">
            <text:p>40.259,59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131684.18" calcext:value-type="currency">
            <text:p>131.684,18 €</text:p>
          </table:table-cell>
          <table:table-cell table:style-name="ce16"/>
          <table:table-cell table:style-name="ce16" office:value-type="currency" office:currency="EUR" office:value="110026.93" calcext:value-type="currency">
            <text:p>110.026,93 €</text:p>
          </table:table-cell>
          <table:table-cell table:style-name="ce15" office:value-type="currency" office:currency="EUR" office:value="314389.37" calcext:value-type="currency">
            <text:p>314.389,37 €</text:p>
          </table:table-cell>
          <table:table-cell table:style-name="ce16" table:number-columns-repeated="17"/>
          <table:table-cell table:style-name="ce12" table:formula="of:=SUM([.F138:.AA138])" office:value-type="currency" office:currency="EUR" office:value="556100.48" calcext:value-type="currency">
            <text:p>556.100,4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27667.85" calcext:value-type="currency">
            <text:p>227.667,85 €</text:p>
          </table:table-cell>
          <table:table-cell table:style-name="ce16" office:value-type="currency" office:currency="EUR" office:value="2045.64" calcext:value-type="currency">
            <text:p>2.045,64 €</text:p>
          </table:table-cell>
          <table:table-cell table:style-name="ce16" office:value-type="currency" office:currency="EUR" office:value="140115.66" calcext:value-type="currency">
            <text:p>140.115,66 €</text:p>
          </table:table-cell>
          <table:table-cell table:style-name="ce16"/>
          <table:table-cell table:style-name="ce12" table:formula="of:=SUM([.F139:.AA139])" office:value-type="currency" office:currency="EUR" office:value="369829.15" calcext:value-type="currency">
            <text:p>369.829,1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572271.1" calcext:value-type="currency">
            <text:p>2.572.271,10 €</text:p>
          </table:table-cell>
          <table:table-cell table:style-name="ce12" table:formula="of:=SUM([.F140:.AA140])" office:value-type="currency" office:currency="EUR" office:value="2572271.1" calcext:value-type="currency">
            <text:p>2.572.271,1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391948.15" calcext:value-type="currency">
            <text:p>391.948,15 €</text:p>
          </table:table-cell>
          <table:table-cell table:style-name="ce16" office:value-type="currency" office:currency="EUR" office:value="2880" calcext:value-type="currency">
            <text:p>2.880,00 €</text:p>
          </table:table-cell>
          <table:table-cell table:style-name="ce16" office:value-type="currency" office:currency="EUR" office:value="171400.3" calcext:value-type="currency">
            <text:p>171.400,30 €</text:p>
          </table:table-cell>
          <table:table-cell table:style-name="ce16"/>
          <table:table-cell table:style-name="ce12" table:formula="of:=SUM([.F141:.AA141])" office:value-type="currency" office:currency="EUR" office:value="566228.45" calcext:value-type="currency">
            <text:p>566.228,4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164755.64" calcext:value-type="currency">
            <text:p>1.164.755,64 €</text:p>
          </table:table-cell>
          <table:table-cell table:style-name="ce12" table:formula="of:=SUM([.F142:.AA142])" office:value-type="currency" office:currency="EUR" office:value="1164755.64" calcext:value-type="currency">
            <text:p>1.164.755,64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496821.96" calcext:value-type="currency">
            <text:p>496.821,96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143:.AA143])" office:value-type="currency" office:currency="EUR" office:value="496821.96" calcext:value-type="currency">
            <text:p>496.821,96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286280.92" calcext:value-type="currency">
            <text:p>286.280,92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144:.AA144])" office:value-type="currency" office:currency="EUR" office:value="286280.92" calcext:value-type="currency">
            <text:p>286.280,92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03832.38" calcext:value-type="currency">
            <text:p>503.832,38 €</text:p>
          </table:table-cell>
          <table:table-cell table:style-name="ce16" table:number-columns-repeated="2"/>
          <table:table-cell table:style-name="ce16" office:value-type="currency" office:currency="EUR" office:value="1415202.48" calcext:value-type="currency">
            <text:p>1.415.202,48 €</text:p>
          </table:table-cell>
          <table:table-cell table:style-name="ce15" office:value-type="currency" office:currency="EUR" office:value="1369369.1" calcext:value-type="currency">
            <text:p>1.369.369,10 €</text:p>
          </table:table-cell>
          <table:table-cell table:style-name="ce16" table:number-columns-repeated="17"/>
          <table:table-cell table:style-name="ce12" table:formula="of:=SUM([.F145:.AA145])" office:value-type="currency" office:currency="EUR" office:value="3288403.96" calcext:value-type="currency">
            <text:p>3.288.403,9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47415.86" calcext:value-type="currency">
            <text:p>47.415,86 €</text:p>
          </table:table-cell>
          <table:table-cell table:style-name="ce16" office:value-type="currency" office:currency="EUR" office:value="428996.94" calcext:value-type="currency">
            <text:p>428.996,94 €</text:p>
          </table:table-cell>
          <table:table-cell table:style-name="ce16" table:number-columns-repeated="8"/>
          <table:table-cell table:style-name="ce12" table:formula="of:=SUM([.F146:.AA146])" office:value-type="currency" office:currency="EUR" office:value="476412.8" calcext:value-type="currency">
            <text:p>476.412,8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98114.88" calcext:value-type="currency">
            <text:p>298.114,88 €</text:p>
          </table:table-cell>
          <table:table-cell table:style-name="ce16"/>
          <table:table-cell table:style-name="ce16" office:value-type="currency" office:currency="EUR" office:value="656993.05" calcext:value-type="currency">
            <text:p>656.993,05 €</text:p>
          </table:table-cell>
          <table:table-cell table:style-name="ce16"/>
          <table:table-cell table:style-name="ce12" table:formula="of:=SUM([.F147:.AA147])" office:value-type="currency" office:currency="EUR" office:value="955107.93" calcext:value-type="currency">
            <text:p>955.107,9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4171343.5" calcext:value-type="currency">
            <text:p>14.171.343,50 €</text:p>
          </table:table-cell>
          <table:table-cell table:style-name="ce12" table:formula="of:=SUM([.F148:.AA148])" office:value-type="currency" office:currency="EUR" office:value="14171343.5" calcext:value-type="currency">
            <text:p>14.171.343,50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893923.32" calcext:value-type="currency">
            <text:p>1.893.923,32 €</text:p>
          </table:table-cell>
          <table:table-cell table:style-name="ce16" office:value-type="currency" office:currency="EUR" office:value="211120.29" calcext:value-type="currency">
            <text:p>211.120,29 €</text:p>
          </table:table-cell>
          <table:table-cell table:style-name="ce16"/>
          <table:table-cell table:style-name="ce16" office:value-type="currency" office:currency="EUR" office:value="3201915.36" calcext:value-type="currency">
            <text:p>3.201.915,36 €</text:p>
          </table:table-cell>
          <table:table-cell table:style-name="ce15" office:value-type="currency" office:currency="EUR" office:value="3997806.87" calcext:value-type="currency">
            <text:p>3.997.806,87 €</text:p>
          </table:table-cell>
          <table:table-cell table:style-name="ce16" table:number-columns-repeated="17"/>
          <table:table-cell table:style-name="ce12" table:formula="of:=SUM([.F149:.AA149])" office:value-type="currency" office:currency="EUR" office:value="9304765.84" calcext:value-type="currency">
            <text:p>9.304.765,84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562863.71" calcext:value-type="currency">
            <text:p>562.863,71 €</text:p>
          </table:table-cell>
          <table:table-cell table:style-name="ce16" table:number-columns-repeated="9"/>
          <table:table-cell table:style-name="ce12" table:formula="of:=SUM([.F150:.AA150])" office:value-type="currency" office:currency="EUR" office:value="562863.71" calcext:value-type="currency">
            <text:p>562.863,71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183801.53" calcext:value-type="currency">
            <text:p>2.183.801,53 €</text:p>
          </table:table-cell>
          <table:table-cell table:style-name="ce16" office:value-type="currency" office:currency="EUR" office:value="162712.99" calcext:value-type="currency">
            <text:p>162.712,99 €</text:p>
          </table:table-cell>
          <table:table-cell table:style-name="ce16" office:value-type="currency" office:currency="EUR" office:value="579487.59" calcext:value-type="currency">
            <text:p>579.487,59 €</text:p>
          </table:table-cell>
          <table:table-cell table:style-name="ce16"/>
          <table:table-cell table:style-name="ce12" table:formula="of:=SUM([.F151:.AA151])" office:value-type="currency" office:currency="EUR" office:value="2926002.11" calcext:value-type="currency">
            <text:p>2.926.002,11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4276381.19" calcext:value-type="currency">
            <text:p>14.276.381,19 €</text:p>
          </table:table-cell>
          <table:table-cell table:style-name="ce12" table:formula="of:=SUM([.F152:.AA152])" office:value-type="currency" office:currency="EUR" office:value="14276381.19" calcext:value-type="currency">
            <text:p>14.276.381,19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225120.52" calcext:value-type="currency">
            <text:p>225.120,52 €</text:p>
          </table:table-cell>
          <table:table-cell table:style-name="ce16"/>
          <table:table-cell table:style-name="ce16" office:value-type="currency" office:currency="EUR" office:value="72388.92" calcext:value-type="currency">
            <text:p>72.388,92 €</text:p>
          </table:table-cell>
          <table:table-cell table:style-name="ce16" office:value-type="currency" office:currency="EUR" office:value="637824" calcext:value-type="currency">
            <text:p>637.824,00 €</text:p>
          </table:table-cell>
          <table:table-cell table:style-name="ce15" office:value-type="currency" office:currency="EUR" office:value="44570.51" calcext:value-type="currency">
            <text:p>44.570,51 €</text:p>
          </table:table-cell>
          <table:table-cell table:style-name="ce16" table:number-columns-repeated="17"/>
          <table:table-cell table:style-name="ce12" table:formula="of:=SUM([.F153:.AA153])" office:value-type="currency" office:currency="EUR" office:value="979903.95" calcext:value-type="currency">
            <text:p>979.903,9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1973.9" calcext:value-type="currency">
            <text:p>1.973,90 €</text:p>
          </table:table-cell>
          <table:table-cell table:style-name="ce16"/>
          <table:table-cell table:style-name="ce12" table:formula="of:=SUM([.F154:.AA154])" office:value-type="currency" office:currency="EUR" office:value="1973.9" calcext:value-type="currency">
            <text:p>1.973,9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2"/>
          <table:table-cell table:style-name="ce12" table:formula="of:=SUM([.F155:.AA155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style-name="ce16" table:number-columns-repeated="4"/>
          <table:table-cell table:style-name="ce16" office:value-type="currency" office:currency="EUR" office:value="5347395.66" calcext:value-type="currency">
            <text:p>5.347.395,66 €</text:p>
          </table:table-cell>
          <table:table-cell table:style-name="ce16" table:number-columns-repeated="17"/>
          <table:table-cell table:style-name="ce12" table:formula="of:=SUM([.F156:.AA156])" office:value-type="currency" office:currency="EUR" office:value="5347395.66" calcext:value-type="currency">
            <text:p>5.347.395,66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1"/>
          <table:table-cell table:style-name="ce16" office:value-type="currency" office:currency="EUR" office:value="5335.59" calcext:value-type="currency">
            <text:p>5.335,59 €</text:p>
          </table:table-cell>
          <table:table-cell table:style-name="ce16" office:value-type="currency" office:currency="EUR" office:value="9243.84" calcext:value-type="currency">
            <text:p>9.243,84 €</text:p>
          </table:table-cell>
          <table:table-cell table:style-name="ce16"/>
          <table:table-cell table:style-name="ce16" office:value-type="currency" office:currency="EUR" office:value="33078.44" calcext:value-type="currency">
            <text:p>33.078,44 €</text:p>
          </table:table-cell>
          <table:table-cell table:style-name="ce16" table:number-columns-repeated="7"/>
          <table:table-cell table:style-name="ce12" table:formula="of:=SUM([.F157:.AA157])" office:value-type="currency" office:currency="EUR" office:value="47657.87" calcext:value-type="currency">
            <text:p>47.657,87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465152.28" calcext:value-type="currency">
            <text:p>465.152,28 €</text:p>
          </table:table-cell>
          <table:table-cell table:style-name="ce16" office:value-type="currency" office:currency="EUR" office:value="3100760.22" calcext:value-type="currency">
            <text:p>3.100.760,22 €</text:p>
          </table:table-cell>
          <table:table-cell table:style-name="ce15"/>
          <table:table-cell table:style-name="ce16" table:number-columns-repeated="17"/>
          <table:table-cell table:style-name="ce12" table:formula="of:=SUM([.F158:.AA158])" office:value-type="currency" office:currency="EUR" office:value="3565912.5" calcext:value-type="currency">
            <text:p>3.565.912,50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54724.88" calcext:value-type="currency">
            <text:p>154.724,88 €</text:p>
          </table:table-cell>
          <table:table-cell table:style-name="ce16" office:value-type="currency" office:currency="EUR" office:value="23591" calcext:value-type="currency">
            <text:p>23.591,00 €</text:p>
          </table:table-cell>
          <table:table-cell table:style-name="ce16" office:value-type="currency" office:currency="EUR" office:value="310425.24" calcext:value-type="currency">
            <text:p>310.425,24 €</text:p>
          </table:table-cell>
          <table:table-cell table:style-name="ce16"/>
          <table:table-cell table:style-name="ce12" table:formula="of:=SUM([.F159:.AA159])" office:value-type="currency" office:currency="EUR" office:value="488741.12" calcext:value-type="currency">
            <text:p>488.741,1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489897.84" calcext:value-type="currency">
            <text:p>489.897,84 €</text:p>
          </table:table-cell>
          <table:table-cell table:style-name="ce12" table:formula="of:=SUM([.F160:.AA160])" office:value-type="currency" office:currency="EUR" office:value="489897.84" calcext:value-type="currency">
            <text:p>489.897,84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193414.78" calcext:value-type="currency">
            <text:p>1.193.414,78 €</text:p>
          </table:table-cell>
          <table:table-cell table:style-name="ce16" office:value-type="currency" office:currency="EUR" office:value="2837336.22" calcext:value-type="currency">
            <text:p>2.837.336,22 €</text:p>
          </table:table-cell>
          <table:table-cell table:style-name="ce16" office:value-type="currency" office:currency="EUR" office:value="485937.48" calcext:value-type="currency">
            <text:p>485.937,48 €</text:p>
          </table:table-cell>
          <table:table-cell table:style-name="ce16" office:value-type="currency" office:currency="EUR" office:value="1344417.49" calcext:value-type="currency">
            <text:p>1.344.417,49 €</text:p>
          </table:table-cell>
          <table:table-cell table:style-name="ce15" office:value-type="currency" office:currency="EUR" office:value="2671982.66" calcext:value-type="currency">
            <text:p>2.671.982,66 €</text:p>
          </table:table-cell>
          <table:table-cell table:style-name="ce16" table:number-columns-repeated="17"/>
          <table:table-cell table:style-name="ce12" table:formula="of:=SUM([.F161:.AA161])" office:value-type="currency" office:currency="EUR" office:value="8533088.63" calcext:value-type="currency">
            <text:p>8.533.088,63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87289.99" calcext:value-type="currency">
            <text:p>87.289,99 €</text:p>
          </table:table-cell>
          <table:table-cell table:style-name="ce16" table:number-columns-repeated="9"/>
          <table:table-cell table:style-name="ce12" table:formula="of:=SUM([.F162:.AA162])" office:value-type="currency" office:currency="EUR" office:value="87289.99" calcext:value-type="currency">
            <text:p>87.289,99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236866.17" calcext:value-type="currency">
            <text:p>2.236.866,17 €</text:p>
          </table:table-cell>
          <table:table-cell table:style-name="ce16" office:value-type="currency" office:currency="EUR" office:value="37245.62" calcext:value-type="currency">
            <text:p>37.245,62 €</text:p>
          </table:table-cell>
          <table:table-cell table:style-name="ce16" office:value-type="currency" office:currency="EUR" office:value="5497493.15" calcext:value-type="currency">
            <text:p>5.497.493,15 €</text:p>
          </table:table-cell>
          <table:table-cell table:style-name="ce16"/>
          <table:table-cell table:style-name="ce12" table:formula="of:=SUM([.F163:.AA163])" office:value-type="currency" office:currency="EUR" office:value="7771604.94" calcext:value-type="currency">
            <text:p>7.771.604,94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8588068.21" calcext:value-type="currency">
            <text:p>28.588.068,21 €</text:p>
          </table:table-cell>
          <table:table-cell table:style-name="ce12" table:formula="of:=SUM([.F164:.AA164])" office:value-type="currency" office:currency="EUR" office:value="28588068.21" calcext:value-type="currency">
            <text:p>28.588.068,21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35739905.46" calcext:value-type="currency">
            <text:p>35.739.905,46 €</text:p>
          </table:table-cell>
          <table:table-cell table:style-name="ce16" office:value-type="currency" office:currency="EUR" office:value="2834525.48" calcext:value-type="currency">
            <text:p>2.834.525,48 €</text:p>
          </table:table-cell>
          <table:table-cell table:style-name="ce16" office:value-type="currency" office:currency="EUR" office:value="6564211.88" calcext:value-type="currency">
            <text:p>6.564.211,88 €</text:p>
          </table:table-cell>
          <table:table-cell table:style-name="ce16" office:value-type="currency" office:currency="EUR" office:value="21962842.6" calcext:value-type="currency">
            <text:p>21.962.842,60 €</text:p>
          </table:table-cell>
          <table:table-cell table:style-name="ce15" office:value-type="currency" office:currency="EUR" office:value="17518460.14" calcext:value-type="currency">
            <text:p>17.518.460,14 €</text:p>
          </table:table-cell>
          <table:table-cell table:style-name="ce16" table:number-columns-repeated="17"/>
          <table:table-cell table:style-name="ce12" table:formula="of:=SUM([.F165:.AA165])" office:value-type="currency" office:currency="EUR" office:value="84619945.56" calcext:value-type="currency">
            <text:p>84.619.945,56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3080082.64" calcext:value-type="currency">
            <text:p>3.080.082,64 €</text:p>
          </table:table-cell>
          <table:table-cell table:style-name="ce16" office:value-type="currency" office:currency="EUR" office:value="447007.38" calcext:value-type="currency">
            <text:p>447.007,38 €</text:p>
          </table:table-cell>
          <table:table-cell table:style-name="ce16" table:number-columns-repeated="8"/>
          <table:table-cell table:style-name="ce12" table:formula="of:=SUM([.F166:.AA166])" office:value-type="currency" office:currency="EUR" office:value="3527090.02" calcext:value-type="currency">
            <text:p>3.527.090,0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1265509.89" calcext:value-type="currency">
            <text:p>11.265.509,89 €</text:p>
          </table:table-cell>
          <table:table-cell table:style-name="ce16" office:value-type="currency" office:currency="EUR" office:value="537679.1" calcext:value-type="currency">
            <text:p>537.679,10 €</text:p>
          </table:table-cell>
          <table:table-cell table:style-name="ce16" office:value-type="currency" office:currency="EUR" office:value="1350063.43" calcext:value-type="currency">
            <text:p>1.350.063,43 €</text:p>
          </table:table-cell>
          <table:table-cell table:style-name="ce16"/>
          <table:table-cell table:style-name="ce12" table:formula="of:=SUM([.F167:.AA167])" office:value-type="currency" office:currency="EUR" office:value="13153252.42" calcext:value-type="currency">
            <text:p>13.153.252,4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54259417.05" calcext:value-type="currency">
            <text:p>54.259.417,05 €</text:p>
          </table:table-cell>
          <table:table-cell table:style-name="ce12" table:formula="of:=SUM([.F168:.AA168])" office:value-type="currency" office:currency="EUR" office:value="54259417.05" calcext:value-type="currency">
            <text:p>54.259.417,05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33831136.9" calcext:value-type="currency">
            <text:p>33.831.136,90 €</text:p>
          </table:table-cell>
          <table:table-cell table:style-name="ce16" office:value-type="currency" office:currency="EUR" office:value="3458987.91" calcext:value-type="currency">
            <text:p>3.458.987,91 €</text:p>
          </table:table-cell>
          <table:table-cell table:style-name="ce16" office:value-type="currency" office:currency="EUR" office:value="6509214.09" calcext:value-type="currency">
            <text:p>6.509.214,09 €</text:p>
          </table:table-cell>
          <table:table-cell table:style-name="ce16" office:value-type="currency" office:currency="EUR" office:value="19908246.46" calcext:value-type="currency">
            <text:p>19.908.246,46 €</text:p>
          </table:table-cell>
          <table:table-cell table:style-name="ce15" office:value-type="currency" office:currency="EUR" office:value="17834171.96" calcext:value-type="currency">
            <text:p>17.834.171,96 €</text:p>
          </table:table-cell>
          <table:table-cell table:style-name="ce16" table:number-columns-repeated="17"/>
          <table:table-cell table:style-name="ce12" table:formula="of:=SUM([.F169:.AA169])" office:value-type="currency" office:currency="EUR" office:value="81541757.32" calcext:value-type="currency">
            <text:p>81.541.757,3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1933313.35" calcext:value-type="currency">
            <text:p>1.933.313,35 €</text:p>
          </table:table-cell>
          <table:table-cell table:style-name="ce16" table:number-columns-repeated="9"/>
          <table:table-cell table:style-name="ce12" table:formula="of:=SUM([.F170:.AA170])" office:value-type="currency" office:currency="EUR" office:value="1933313.35" calcext:value-type="currency">
            <text:p>1.933.313,35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6384495.37" calcext:value-type="currency">
            <text:p>16.384.495,37 €</text:p>
          </table:table-cell>
          <table:table-cell table:style-name="ce16" office:value-type="currency" office:currency="EUR" office:value="3030914.83" calcext:value-type="currency">
            <text:p>3.030.914,83 €</text:p>
          </table:table-cell>
          <table:table-cell table:style-name="ce16" office:value-type="currency" office:currency="EUR" office:value="3455152.82" calcext:value-type="currency">
            <text:p>3.455.152,82 €</text:p>
          </table:table-cell>
          <table:table-cell table:style-name="ce16"/>
          <table:table-cell table:style-name="ce12" table:formula="of:=SUM([.F171:.AA171])" office:value-type="currency" office:currency="EUR" office:value="22870563.02" calcext:value-type="currency">
            <text:p>22.870.563,0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56853117.14" calcext:value-type="currency">
            <text:p>56.853.117,14 €</text:p>
          </table:table-cell>
          <table:table-cell table:style-name="ce12" table:formula="of:=SUM([.F172:.AA172])" office:value-type="currency" office:currency="EUR" office:value="56853117.14" calcext:value-type="currency">
            <text:p>56.853.117,14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927514.22" calcext:value-type="currency">
            <text:p>5.927.514,22 €</text:p>
          </table:table-cell>
          <table:table-cell table:style-name="ce16" table:number-columns-repeated="2"/>
          <table:table-cell table:style-name="ce16" office:value-type="currency" office:currency="EUR" office:value="3673693.76" calcext:value-type="currency">
            <text:p>3.673.693,76 €</text:p>
          </table:table-cell>
          <table:table-cell table:style-name="ce15" office:value-type="currency" office:currency="EUR" office:value="4130226.07" calcext:value-type="currency">
            <text:p>4.130.226,07 €</text:p>
          </table:table-cell>
          <table:table-cell table:style-name="ce16" table:number-columns-repeated="17"/>
          <table:table-cell table:style-name="ce12" table:formula="of:=SUM([.F173:.AA173])" office:value-type="currency" office:currency="EUR" office:value="13731434.05" calcext:value-type="currency">
            <text:p>13.731.434,0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542699.34" calcext:value-type="currency">
            <text:p>542.699,34 €</text:p>
          </table:table-cell>
          <table:table-cell table:style-name="ce16" office:value-type="currency" office:currency="EUR" office:value="671308.6" calcext:value-type="currency">
            <text:p>671.308,60 €</text:p>
          </table:table-cell>
          <table:table-cell table:style-name="ce16" table:number-columns-repeated="8"/>
          <table:table-cell table:style-name="ce12" table:formula="of:=SUM([.F174:.AA174])" office:value-type="currency" office:currency="EUR" office:value="1214007.94" calcext:value-type="currency">
            <text:p>1.214.007,9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167830.39" calcext:value-type="currency">
            <text:p>1.167.830,39 €</text:p>
          </table:table-cell>
          <table:table-cell table:style-name="ce16" office:value-type="currency" office:currency="EUR" office:value="1722971.67" calcext:value-type="currency">
            <text:p>1.722.971,67 €</text:p>
          </table:table-cell>
          <table:table-cell table:style-name="ce16" office:value-type="currency" office:currency="EUR" office:value="305192" calcext:value-type="currency">
            <text:p>305.192,00 €</text:p>
          </table:table-cell>
          <table:table-cell table:style-name="ce16"/>
          <table:table-cell table:style-name="ce12" table:formula="of:=SUM([.F175:.AA175])" office:value-type="currency" office:currency="EUR" office:value="3195994.06" calcext:value-type="currency">
            <text:p>3.195.994,0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1389467.24" calcext:value-type="currency">
            <text:p>11.389.467,24 €</text:p>
          </table:table-cell>
          <table:table-cell table:style-name="ce12" table:formula="of:=SUM([.F176:.AA176])" office:value-type="currency" office:currency="EUR" office:value="11389467.24" calcext:value-type="currency">
            <text:p>11.389.467,2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39820.31" calcext:value-type="currency">
            <text:p>39.820,31 €</text:p>
          </table:table-cell>
          <table:table-cell table:style-name="ce12" table:formula="of:=SUM([.F177:.AA177])" office:value-type="currency" office:currency="EUR" office:value="39820.31" calcext:value-type="currency">
            <text:p>39.820,31 €</text:p>
          </table:table-cell>
          <table:table-cell table:number-columns-repeated="99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620499.71" calcext:value-type="currency">
            <text:p>620.499,71 €</text:p>
          </table:table-cell>
          <table:table-cell table:style-name="ce16" table:number-columns-repeated="3"/>
          <table:table-cell table:style-name="ce15" office:value-type="currency" office:currency="EUR" office:value="30059.79" calcext:value-type="currency">
            <text:p>30.059,79 €</text:p>
          </table:table-cell>
          <table:table-cell table:style-name="ce16" table:number-columns-repeated="17"/>
          <table:table-cell table:style-name="ce12" table:formula="of:=SUM([.F178:.AA178])" office:value-type="currency" office:currency="EUR" office:value="650559.5" calcext:value-type="currency">
            <text:p>650.559,5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85650" calcext:value-type="currency">
            <text:p>85.650,00 €</text:p>
          </table:table-cell>
          <table:table-cell table:style-name="ce16" office:value-type="currency" office:currency="EUR" office:value="709000" calcext:value-type="currency">
            <text:p>709.000,00 €</text:p>
          </table:table-cell>
          <table:table-cell table:style-name="ce16" office:value-type="currency" office:currency="EUR" office:value="415670.69" calcext:value-type="currency">
            <text:p>415.670,69 €</text:p>
          </table:table-cell>
          <table:table-cell table:style-name="ce16"/>
          <table:table-cell table:style-name="ce12" table:formula="of:=SUM([.F179:.AA179])" office:value-type="currency" office:currency="EUR" office:value="1210320.69" calcext:value-type="currency">
            <text:p>1.210.320,6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4110547.27" calcext:value-type="currency">
            <text:p>14.110.547,27 €</text:p>
          </table:table-cell>
          <table:table-cell table:style-name="ce12" table:formula="of:=SUM([.F180:.AA180])" office:value-type="currency" office:currency="EUR" office:value="14110547.27" calcext:value-type="currency">
            <text:p>14.110.547,27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469283.52" calcext:value-type="currency">
            <text:p>469.283,52 €</text:p>
          </table:table-cell>
          <table:table-cell table:style-name="ce16"/>
          <table:table-cell table:style-name="ce16" office:value-type="currency" office:currency="EUR" office:value="72388.96" calcext:value-type="currency">
            <text:p>72.388,96 €</text:p>
          </table:table-cell>
          <table:table-cell table:style-name="ce16" office:value-type="currency" office:currency="EUR" office:value="1060128" calcext:value-type="currency">
            <text:p>1.060.128,00 €</text:p>
          </table:table-cell>
          <table:table-cell table:style-name="ce15" office:value-type="currency" office:currency="EUR" office:value="66614.14" calcext:value-type="currency">
            <text:p>66.614,14 €</text:p>
          </table:table-cell>
          <table:table-cell table:style-name="ce16" table:number-columns-repeated="17"/>
          <table:table-cell table:style-name="ce12" table:formula="of:=SUM([.F181:.AA181])" office:value-type="currency" office:currency="EUR" office:value="1668414.62" calcext:value-type="currency">
            <text:p>1.668.414,6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60924.3" calcext:value-type="currency">
            <text:p>60.924,30 €</text:p>
          </table:table-cell>
          <table:table-cell table:style-name="ce16" table:number-columns-repeated="9"/>
          <table:table-cell table:style-name="ce12" table:formula="of:=SUM([.F182:.AA182])" office:value-type="currency" office:currency="EUR" office:value="60924.3" calcext:value-type="currency">
            <text:p>60.924,30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72721" calcext:value-type="currency">
            <text:p>72.721,00 €</text:p>
          </table:table-cell>
          <table:table-cell table:style-name="ce16"/>
          <table:table-cell table:style-name="ce16" office:value-type="currency" office:currency="EUR" office:value="53522.78" calcext:value-type="currency">
            <text:p>53.522,78 €</text:p>
          </table:table-cell>
          <table:table-cell table:style-name="ce16"/>
          <table:table-cell table:style-name="ce12" table:formula="of:=SUM([.F183:.AA183])" office:value-type="currency" office:currency="EUR" office:value="126243.78" calcext:value-type="currency">
            <text:p>126.243,78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93836.64" calcext:value-type="currency">
            <text:p>293.836,64 €</text:p>
          </table:table-cell>
          <table:table-cell table:style-name="ce12" table:formula="of:=SUM([.F184:.AA184])" office:value-type="currency" office:currency="EUR" office:value="293836.64" calcext:value-type="currency">
            <text:p>293.836,64 €</text:p>
          </table:table-cell>
          <table:table-cell table:number-columns-repeated="996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786692.42" calcext:value-type="currency">
            <text:p>786.692,42 €</text:p>
          </table:table-cell>
          <table:table-cell table:style-name="ce16" office:value-type="currency" office:currency="EUR" office:value="53415.41" calcext:value-type="currency">
            <text:p>53.415,41 €</text:p>
          </table:table-cell>
          <table:table-cell table:style-name="ce16" office:value-type="currency" office:currency="EUR" office:value="72388.96" calcext:value-type="currency">
            <text:p>72.388,96 €</text:p>
          </table:table-cell>
          <table:table-cell table:style-name="ce16" office:value-type="currency" office:currency="EUR" office:value="110631.96" calcext:value-type="currency">
            <text:p>110.631,96 €</text:p>
          </table:table-cell>
          <table:table-cell table:style-name="ce15"/>
          <table:table-cell table:style-name="ce16" table:number-columns-repeated="17"/>
          <table:table-cell table:style-name="ce12" table:formula="of:=SUM([.F185:.AA185])" office:value-type="currency" office:currency="EUR" office:value="1023128.75" calcext:value-type="currency">
            <text:p>1.023.128,75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3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2"/>
          <table:table-cell table:style-name="ce16" office:value-type="currency" office:currency="EUR" office:value="23849.31" calcext:value-type="currency">
            <text:p>23.849,31 €</text:p>
          </table:table-cell>
          <table:table-cell table:style-name="ce16" table:number-columns-repeated="9"/>
          <table:table-cell table:style-name="ce12" table:formula="of:=SUM([.F186:.AA186])" office:value-type="currency" office:currency="EUR" office:value="23849.31" calcext:value-type="currency">
            <text:p>23.849,31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004875.5" calcext:value-type="currency">
            <text:p>1.004.875,50 €</text:p>
          </table:table-cell>
          <table:table-cell table:style-name="ce16" office:value-type="currency" office:currency="EUR" office:value="42150" calcext:value-type="currency">
            <text:p>42.150,00 €</text:p>
          </table:table-cell>
          <table:table-cell table:style-name="ce16" office:value-type="currency" office:currency="EUR" office:value="111400.08" calcext:value-type="currency">
            <text:p>111.400,08 €</text:p>
          </table:table-cell>
          <table:table-cell table:style-name="ce16"/>
          <table:table-cell table:style-name="ce12" table:formula="of:=SUM([.F187:.AA187])" office:value-type="currency" office:currency="EUR" office:value="1158425.58" calcext:value-type="currency">
            <text:p>1.158.425,58 €</text:p>
          </table:table-cell>
          <table:table-cell table:number-columns-repeated="99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303236.82" calcext:value-type="currency">
            <text:p>303.236,82 €</text:p>
          </table:table-cell>
          <table:table-cell table:style-name="ce12" table:formula="of:=SUM([.F188:.AA188])" office:value-type="currency" office:currency="EUR" office:value="303236.82" calcext:value-type="currency">
            <text:p>303.236,82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Ara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370987.48" calcext:value-type="currency">
            <text:p>370.987,48 €</text:p>
          </table:table-cell>
          <table:table-cell table:style-name="ce16"/>
          <table:table-cell table:style-name="ce16" office:value-type="currency" office:currency="EUR" office:value="289522.59" calcext:value-type="currency">
            <text:p>289.522,59 €</text:p>
          </table:table-cell>
          <table:table-cell table:style-name="ce15" office:value-type="currency" office:currency="EUR" office:value="235832.26" calcext:value-type="currency">
            <text:p>235.832,26 €</text:p>
          </table:table-cell>
          <table:table-cell table:style-name="ce16" table:number-columns-repeated="17"/>
          <table:table-cell table:style-name="ce12" table:formula="of:=SUM([.F189:.AA189])" office:value-type="currency" office:currency="EUR" office:value="896342.33" calcext:value-type="currency">
            <text:p>896.342,3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16239.28" calcext:value-type="currency">
            <text:p>16.239,28 €</text:p>
          </table:table-cell>
          <table:table-cell table:style-name="ce16" table:number-columns-repeated="2"/>
          <table:table-cell table:style-name="ce16" office:value-type="currency" office:currency="EUR" office:value="500619.54" calcext:value-type="currency">
            <text:p>500.619,54 €</text:p>
          </table:table-cell>
          <table:table-cell table:style-name="ce16" table:number-columns-repeated="12"/>
          <table:table-cell table:style-name="ce12" table:formula="of:=SUM([.F190:.AA190])" office:value-type="currency" office:currency="EUR" office:value="516858.82" calcext:value-type="currency">
            <text:p>516.858,82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357526.34" calcext:value-type="currency">
            <text:p>357.526,34 €</text:p>
          </table:table-cell>
          <table:table-cell table:style-name="ce16" office:value-type="currency" office:currency="EUR" office:value="3000" calcext:value-type="currency">
            <text:p>3.000,00 €</text:p>
          </table:table-cell>
          <table:table-cell table:style-name="ce16" office:value-type="currency" office:currency="EUR" office:value="5120.03999999998" calcext:value-type="currency">
            <text:p>5.120,04 €</text:p>
          </table:table-cell>
          <table:table-cell table:style-name="ce16"/>
          <table:table-cell table:style-name="ce12" table:formula="of:=SUM([.F191:.AA191])" office:value-type="currency" office:currency="EUR" office:value="365646.38" calcext:value-type="currency">
            <text:p>365.646,3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12535.44" calcext:value-type="currency">
            <text:p>212.535,44 €</text:p>
          </table:table-cell>
          <table:table-cell table:style-name="ce12" table:formula="of:=SUM([.F192:.AA192])" office:value-type="currency" office:currency="EUR" office:value="212535.44" calcext:value-type="currency">
            <text:p>212.535,44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Bloque Nacionalista Galeg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653765.64" calcext:value-type="currency">
            <text:p>653.765,64 €</text:p>
          </table:table-cell>
          <table:table-cell table:style-name="ce16"/>
          <table:table-cell table:style-name="ce16" office:value-type="currency" office:currency="EUR" office:value="142308.83" calcext:value-type="currency">
            <text:p>142.308,83 €</text:p>
          </table:table-cell>
          <table:table-cell table:style-name="ce16" office:value-type="currency" office:currency="EUR" office:value="523966.11" calcext:value-type="currency">
            <text:p>523.966,11 €</text:p>
          </table:table-cell>
          <table:table-cell table:style-name="ce15" office:value-type="currency" office:currency="EUR" office:value="629796.38" calcext:value-type="currency">
            <text:p>629.796,38 €</text:p>
          </table:table-cell>
          <table:table-cell table:style-name="ce16" table:number-columns-repeated="17"/>
          <table:table-cell table:style-name="ce12" table:formula="of:=SUM([.F193:.AA193])" office:value-type="currency" office:currency="EUR" office:value="1949836.96" calcext:value-type="currency">
            <text:p>1.949.836,9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81961.95" calcext:value-type="currency">
            <text:p>81.961,95 €</text:p>
          </table:table-cell>
          <table:table-cell table:style-name="ce16"/>
          <table:table-cell table:style-name="ce16" office:value-type="currency" office:currency="EUR" office:value="957531.76" calcext:value-type="currency">
            <text:p>957.531,76 €</text:p>
          </table:table-cell>
          <table:table-cell table:style-name="ce16" table:number-columns-repeated="13"/>
          <table:table-cell table:style-name="ce12" table:formula="of:=SUM([.F194:.AA194])" office:value-type="currency" office:currency="EUR" office:value="1039493.71" calcext:value-type="currency">
            <text:p>1.039.493,7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685591.44" calcext:value-type="currency">
            <text:p>685.591,44 €</text:p>
          </table:table-cell>
          <table:table-cell table:style-name="ce16" office:value-type="currency" office:currency="EUR" office:value="305230.45" calcext:value-type="currency">
            <text:p>305.230,45 €</text:p>
          </table:table-cell>
          <table:table-cell table:style-name="ce16" office:value-type="currency" office:currency="EUR" office:value="942409.25" calcext:value-type="currency">
            <text:p>942.409,25 €</text:p>
          </table:table-cell>
          <table:table-cell table:style-name="ce16"/>
          <table:table-cell table:style-name="ce12" table:formula="of:=SUM([.F195:.AA195])" office:value-type="currency" office:currency="EUR" office:value="1933231.14" calcext:value-type="currency">
            <text:p>1.933.231,1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4329687.38" calcext:value-type="currency">
            <text:p>4.329.687,38 €</text:p>
          </table:table-cell>
          <table:table-cell table:style-name="ce12" table:formula="of:=SUM([.F196:.AA196])" office:value-type="currency" office:currency="EUR" office:value="4329687.38" calcext:value-type="currency">
            <text:p>4.329.687,38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alición Can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66215.96" calcext:value-type="currency">
            <text:p>566.215,96 €</text:p>
          </table:table-cell>
          <table:table-cell table:style-name="ce16"/>
          <table:table-cell table:style-name="ce16" office:value-type="currency" office:currency="EUR" office:value="142308.83" calcext:value-type="currency">
            <text:p>142.308,83 €</text:p>
          </table:table-cell>
          <table:table-cell table:style-name="ce16" office:value-type="currency" office:currency="EUR" office:value="672600" calcext:value-type="currency">
            <text:p>672.600,00 €</text:p>
          </table:table-cell>
          <table:table-cell table:style-name="ce15" office:value-type="currency" office:currency="EUR" office:value="646111.83" calcext:value-type="currency">
            <text:p>646.111,83 €</text:p>
          </table:table-cell>
          <table:table-cell table:style-name="ce16" table:number-columns-repeated="17"/>
          <table:table-cell table:style-name="ce12" table:formula="of:=SUM([.F197:.AA197])" office:value-type="currency" office:currency="EUR" office:value="2027236.62" calcext:value-type="currency">
            <text:p>2.027.236,6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157800.55" calcext:value-type="currency">
            <text:p>157.800,55 €</text:p>
          </table:table-cell>
          <table:table-cell table:style-name="ce16" table:number-columns-repeated="15"/>
          <table:table-cell table:style-name="ce12" table:formula="of:=SUM([.F198:.AA198])" office:value-type="currency" office:currency="EUR" office:value="157800.55" calcext:value-type="currency">
            <text:p>157.800,55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81684.25" calcext:value-type="currency">
            <text:p>281.684,25 €</text:p>
          </table:table-cell>
          <table:table-cell table:style-name="ce16" office:value-type="currency" office:currency="EUR" office:value="60000" calcext:value-type="currency">
            <text:p>60.000,00 €</text:p>
          </table:table-cell>
          <table:table-cell table:style-name="ce16" office:value-type="currency" office:currency="EUR" office:value="1253.92999999999" calcext:value-type="currency">
            <text:p>1.253,93 €</text:p>
          </table:table-cell>
          <table:table-cell table:style-name="ce16"/>
          <table:table-cell table:style-name="ce12" table:formula="of:=SUM([.F199:.AA199])" office:value-type="currency" office:currency="EUR" office:value="342938.18" calcext:value-type="currency">
            <text:p>342.938,18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531044.17" calcext:value-type="currency">
            <text:p>531.044,17 €</text:p>
          </table:table-cell>
          <table:table-cell table:style-name="ce12" table:formula="of:=SUM([.F200:.AA200])" office:value-type="currency" office:currency="EUR" office:value="531044.17" calcext:value-type="currency">
            <text:p>531.044,17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nvergencia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243486.34" calcext:value-type="currency">
            <text:p>1.243.486,34 €</text:p>
          </table:table-cell>
          <table:table-cell table:style-name="ce16" table:number-columns-repeated="3"/>
          <table:table-cell table:style-name="ce15" office:value-type="currency" office:currency="EUR" office:value="137879.44" calcext:value-type="currency">
            <text:p>137.879,44 €</text:p>
          </table:table-cell>
          <table:table-cell table:style-name="ce16" table:number-columns-repeated="17"/>
          <table:table-cell table:style-name="ce12" table:formula="of:=SUM([.F201:.AA201])" office:value-type="currency" office:currency="EUR" office:value="1381365.78" calcext:value-type="currency">
            <text:p>1.381.365,7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535913.87" calcext:value-type="currency">
            <text:p>2.535.913,87 €</text:p>
          </table:table-cell>
          <table:table-cell table:style-name="ce16" office:value-type="currency" office:currency="EUR" office:value="387500" calcext:value-type="currency">
            <text:p>387.500,00 €</text:p>
          </table:table-cell>
          <table:table-cell table:style-name="ce16" office:value-type="currency" office:currency="EUR" office:value="2873853.7" calcext:value-type="currency">
            <text:p>2.873.853,70 €</text:p>
          </table:table-cell>
          <table:table-cell table:style-name="ce16"/>
          <table:table-cell table:style-name="ce12" table:formula="of:=SUM([.F202:.AA202])" office:value-type="currency" office:currency="EUR" office:value="5797267.57" calcext:value-type="currency">
            <text:p>5.797.267,5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551323.36" calcext:value-type="currency">
            <text:p>2.551.323,36 €</text:p>
          </table:table-cell>
          <table:table-cell table:style-name="ce12" table:formula="of:=SUM([.F203:.AA203])" office:value-type="currency" office:currency="EUR" office:value="2551323.36" calcext:value-type="currency">
            <text:p>2.551.323,36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Convergencia i Unió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956683.08" calcext:value-type="currency">
            <text:p>956.683,08 €</text:p>
          </table:table-cell>
          <table:table-cell table:style-name="ce16"/>
          <table:table-cell table:style-name="ce16" office:value-type="currency" office:currency="EUR" office:value="917070.12" calcext:value-type="currency">
            <text:p>917.070,12 €</text:p>
          </table:table-cell>
          <table:table-cell table:style-name="ce16" office:value-type="currency" office:currency="EUR" office:value="5897747.8" calcext:value-type="currency">
            <text:p>5.897.747,80 €</text:p>
          </table:table-cell>
          <table:table-cell table:style-name="ce15" office:value-type="currency" office:currency="EUR" office:value="2711757.51" calcext:value-type="currency">
            <text:p>2.711.757,51 €</text:p>
          </table:table-cell>
          <table:table-cell table:style-name="ce16" table:number-columns-repeated="17"/>
          <table:table-cell table:style-name="ce12" table:formula="of:=SUM([.F204:.AA204])" office:value-type="currency" office:currency="EUR" office:value="10483258.51" calcext:value-type="currency">
            <text:p>10.483.258,5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5"/>
          <table:table-cell table:style-name="ce16" office:value-type="currency" office:currency="EUR" office:value="255066.14" calcext:value-type="currency">
            <text:p>255.066,14 €</text:p>
          </table:table-cell>
          <table:table-cell table:style-name="ce16" office:value-type="currency" office:currency="EUR" office:value="218240.11" calcext:value-type="currency">
            <text:p>218.240,11 €</text:p>
          </table:table-cell>
          <table:table-cell table:style-name="ce16" table:number-columns-repeated="15"/>
          <table:table-cell table:style-name="ce12" table:formula="of:=SUM([.F205:.AA205])" office:value-type="currency" office:currency="EUR" office:value="473306.25" calcext:value-type="currency">
            <text:p>473.306,2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9"/>
          <table:table-cell table:style-name="ce16" office:value-type="currency" office:currency="EUR" office:value="3400" calcext:value-type="currency">
            <text:p>3.400,00 €</text:p>
          </table:table-cell>
          <table:table-cell table:style-name="ce16" office:value-type="currency" office:currency="EUR" office:value="55999.79" calcext:value-type="currency">
            <text:p>55.999,79 €</text:p>
          </table:table-cell>
          <table:table-cell table:style-name="ce16"/>
          <table:table-cell table:style-name="ce12" table:formula="of:=SUM([.F206:.AA206])" office:value-type="currency" office:currency="EUR" office:value="59399.79" calcext:value-type="currency">
            <text:p>59.399,7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2467433.84" calcext:value-type="currency">
            <text:p>12.467.433,84 €</text:p>
          </table:table-cell>
          <table:table-cell table:style-name="ce12" table:formula="of:=SUM([.F207:.AA207])" office:value-type="currency" office:currency="EUR" office:value="12467433.84" calcext:value-type="currency">
            <text:p>12.467.433,84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ntesa Catalana de Progrè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543486.96" calcext:value-type="currency">
            <text:p>543.486,96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208:.AA208])" office:value-type="currency" office:currency="EUR" office:value="543486.96" calcext:value-type="currency">
            <text:p>543.486,9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94.13" calcext:value-type="currency">
            <text:p>94,13 €</text:p>
          </table:table-cell>
          <table:table-cell table:style-name="ce16" table:number-columns-repeated="15"/>
          <table:table-cell table:style-name="ce12" table:formula="of:=SUM([.F209:.AA209])" office:value-type="currency" office:currency="EUR" office:value="94.13" calcext:value-type="currency">
            <text:p>94,13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squerra Republican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991682.81" calcext:value-type="currency">
            <text:p>991.682,81 €</text:p>
          </table:table-cell>
          <table:table-cell table:style-name="ce16" table:number-columns-repeated="2"/>
          <table:table-cell table:style-name="ce16" office:value-type="currency" office:currency="EUR" office:value="2818186" calcext:value-type="currency">
            <text:p>2.818.186,00 €</text:p>
          </table:table-cell>
          <table:table-cell table:style-name="ce15" office:value-type="currency" office:currency="EUR" office:value="1484914.58" calcext:value-type="currency">
            <text:p>1.484.914,58 €</text:p>
          </table:table-cell>
          <table:table-cell table:style-name="ce16" table:number-columns-repeated="17"/>
          <table:table-cell table:style-name="ce12" table:formula="of:=SUM([.F210:.AA210])" office:value-type="currency" office:currency="EUR" office:value="5294783.39" calcext:value-type="currency">
            <text:p>5.294.783,3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5"/>
          <table:table-cell table:style-name="ce16" office:value-type="currency" office:currency="EUR" office:value="168943.5" calcext:value-type="currency">
            <text:p>168.943,50 €</text:p>
          </table:table-cell>
          <table:table-cell table:style-name="ce16" office:value-type="currency" office:currency="EUR" office:value="127105.45" calcext:value-type="currency">
            <text:p>127.105,45 €</text:p>
          </table:table-cell>
          <table:table-cell table:style-name="ce16" table:number-columns-repeated="15"/>
          <table:table-cell table:style-name="ce12" table:formula="of:=SUM([.F211:.AA211])" office:value-type="currency" office:currency="EUR" office:value="296048.95" calcext:value-type="currency">
            <text:p>296.048,9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135665.14" calcext:value-type="currency">
            <text:p>1.135.665,14 €</text:p>
          </table:table-cell>
          <table:table-cell table:style-name="ce16" office:value-type="currency" office:currency="EUR" office:value="308" calcext:value-type="currency">
            <text:p>308,00 €</text:p>
          </table:table-cell>
          <table:table-cell table:style-name="ce16" office:value-type="currency" office:currency="EUR" office:value="118243.07" calcext:value-type="currency">
            <text:p>118.243,07 €</text:p>
          </table:table-cell>
          <table:table-cell table:style-name="ce16"/>
          <table:table-cell table:style-name="ce12" table:formula="of:=SUM([.F212:.AA212])" office:value-type="currency" office:currency="EUR" office:value="1254216.21" calcext:value-type="currency">
            <text:p>1.254.216,2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070066.6" calcext:value-type="currency">
            <text:p>1.070.066,60 €</text:p>
          </table:table-cell>
          <table:table-cell table:style-name="ce12" table:formula="of:=SUM([.F213:.AA213])" office:value-type="currency" office:currency="EUR" office:value="1070066.6" calcext:value-type="currency">
            <text:p>1.070.066,6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82754.56" calcext:value-type="currency">
            <text:p>182.754,56 €</text:p>
          </table:table-cell>
          <table:table-cell table:style-name="ce16" office:value-type="currency" office:currency="EUR" office:value="4507.5" calcext:value-type="currency">
            <text:p>4.507,50 €</text:p>
          </table:table-cell>
          <table:table-cell table:style-name="ce16" office:value-type="currency" office:currency="EUR" office:value="44645.43" calcext:value-type="currency">
            <text:p>44.645,43 €</text:p>
          </table:table-cell>
          <table:table-cell table:style-name="ce16"/>
          <table:table-cell table:style-name="ce12" table:formula="of:=SUM([.F214:.AA214])" office:value-type="currency" office:currency="EUR" office:value="231907.49" calcext:value-type="currency">
            <text:p>231.907,4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380936.74" calcext:value-type="currency">
            <text:p>380.936,74 €</text:p>
          </table:table-cell>
          <table:table-cell table:style-name="ce12" table:formula="of:=SUM([.F215:.AA215])" office:value-type="currency" office:currency="EUR" office:value="380936.74" calcext:value-type="currency">
            <text:p>380.936,74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squerra Unida- BLOC -VERDS -Izquierda Republicana: COMPROMÍS Pel País Valencià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279445.36" calcext:value-type="currency">
            <text:p>279.445,36 €</text:p>
          </table:table-cell>
          <table:table-cell table:style-name="ce16"/>
          <table:table-cell table:style-name="ce16" office:value-type="currency" office:currency="EUR" office:value="382704.84" calcext:value-type="currency">
            <text:p>382.704,84 €</text:p>
          </table:table-cell>
          <table:table-cell table:style-name="ce15"/>
          <table:table-cell table:style-name="ce16" table:number-columns-repeated="17"/>
          <table:table-cell table:style-name="ce12" table:formula="of:=SUM([.F216:.AA216])" office:value-type="currency" office:currency="EUR" office:value="662150.2" calcext:value-type="currency">
            <text:p>662.150,2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20"/>
          <table:table-cell table:style-name="ce16" office:value-type="currency" office:currency="EUR" office:value="38215.75" calcext:value-type="currency">
            <text:p>38.215,75 €</text:p>
          </table:table-cell>
          <table:table-cell table:style-name="ce16"/>
          <table:table-cell table:style-name="ce12" table:formula="of:=SUM([.F217:.AA217])" office:value-type="currency" office:currency="EUR" office:value="38215.75" calcext:value-type="currency">
            <text:p>38.215,75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Eusko Alkartasun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 office:value-type="currency" office:currency="EUR" office:value="277377.15" calcext:value-type="currency">
            <text:p>277.377,15 €</text:p>
          </table:table-cell>
          <table:table-cell table:style-name="ce16"/>
          <table:table-cell table:style-name="ce16" office:value-type="currency" office:currency="EUR" office:value="169193.99" calcext:value-type="currency">
            <text:p>169.193,99 €</text:p>
          </table:table-cell>
          <table:table-cell table:style-name="ce15" office:value-type="currency" office:currency="EUR" office:value="493391" calcext:value-type="currency">
            <text:p>493.391,00 €</text:p>
          </table:table-cell>
          <table:table-cell table:style-name="ce16" table:number-columns-repeated="17"/>
          <table:table-cell table:style-name="ce12" table:formula="of:=SUM([.F218:.AA218])" office:value-type="currency" office:currency="EUR" office:value="939962.14" calcext:value-type="currency">
            <text:p>939.962,1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46862.4" calcext:value-type="currency">
            <text:p>46.862,40 €</text:p>
          </table:table-cell>
          <table:table-cell table:style-name="ce16" table:number-columns-repeated="2"/>
          <table:table-cell table:style-name="ce16" office:value-type="currency" office:currency="EUR" office:value="200586.59" calcext:value-type="currency">
            <text:p>200.586,59 €</text:p>
          </table:table-cell>
          <table:table-cell table:style-name="ce16" table:number-columns-repeated="12"/>
          <table:table-cell table:style-name="ce12" table:formula="of:=SUM([.F219:.AA219])" office:value-type="currency" office:currency="EUR" office:value="247448.99" calcext:value-type="currency">
            <text:p>247.448,9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504188.4" calcext:value-type="currency">
            <text:p>504.188,40 €</text:p>
          </table:table-cell>
          <table:table-cell table:style-name="ce16"/>
          <table:table-cell table:style-name="ce16" office:value-type="currency" office:currency="EUR" office:value="182712.73" calcext:value-type="currency">
            <text:p>182.712,73 €</text:p>
          </table:table-cell>
          <table:table-cell table:style-name="ce16"/>
          <table:table-cell table:style-name="ce12" table:formula="of:=SUM([.F220:.AA220])" office:value-type="currency" office:currency="EUR" office:value="686901.13" calcext:value-type="currency">
            <text:p>686.901,1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745500.46" calcext:value-type="currency">
            <text:p>2.745.500,46 €</text:p>
          </table:table-cell>
          <table:table-cell table:style-name="ce12" table:formula="of:=SUM([.F221:.AA221])" office:value-type="currency" office:currency="EUR" office:value="2745500.46" calcext:value-type="currency">
            <text:p>2.745.500,4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546006.37" calcext:value-type="currency">
            <text:p>546.006,37 €</text:p>
          </table:table-cell>
          <table:table-cell table:style-name="ce16"/>
          <table:table-cell table:style-name="ce16" office:value-type="currency" office:currency="EUR" office:value="100628.32" calcext:value-type="currency">
            <text:p>100.628,32 €</text:p>
          </table:table-cell>
          <table:table-cell table:style-name="ce16"/>
          <table:table-cell table:style-name="ce12" table:formula="of:=SUM([.F222:.AA222])" office:value-type="currency" office:currency="EUR" office:value="646634.69" calcext:value-type="currency">
            <text:p>646.634,69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270192.6" calcext:value-type="currency">
            <text:p>1.270.192,60 €</text:p>
          </table:table-cell>
          <table:table-cell table:style-name="ce12" table:formula="of:=SUM([.F223:.AA223])" office:value-type="currency" office:currency="EUR" office:value="1270192.6" calcext:value-type="currency">
            <text:p>1.270.192,60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Grupo Mixt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517733.22" calcext:value-type="currency">
            <text:p>517.733,22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224:.AA224])" office:value-type="currency" office:currency="EUR" office:value="517733.22" calcext:value-type="currency">
            <text:p>517.733,22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Grupo Senadores Nacionalista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287105.67" calcext:value-type="currency">
            <text:p>287.105,67 €</text:p>
          </table:table-cell>
          <table:table-cell table:style-name="ce16"/>
          <table:table-cell table:style-name="ce15"/>
          <table:table-cell table:style-name="ce16" table:number-columns-repeated="17"/>
          <table:table-cell table:style-name="ce12" table:formula="of:=SUM([.F225:.AA225])" office:value-type="currency" office:currency="EUR" office:value="287105.67" calcext:value-type="currency">
            <text:p>287.105,67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Iniciativa per Catalunya-Verds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04842.08" calcext:value-type="currency">
            <text:p>504.842,08 €</text:p>
          </table:table-cell>
          <table:table-cell table:style-name="ce16" table:number-columns-repeated="2"/>
          <table:table-cell table:style-name="ce16" office:value-type="currency" office:currency="EUR" office:value="1777063.4" calcext:value-type="currency">
            <text:p>1.777.063,40 €</text:p>
          </table:table-cell>
          <table:table-cell table:style-name="ce15" office:value-type="currency" office:currency="EUR" office:value="1458711.43" calcext:value-type="currency">
            <text:p>1.458.711,43 €</text:p>
          </table:table-cell>
          <table:table-cell table:style-name="ce16" table:number-columns-repeated="17"/>
          <table:table-cell table:style-name="ce12" table:formula="of:=SUM([.F226:.AA226])" office:value-type="currency" office:currency="EUR" office:value="3740616.91" calcext:value-type="currency">
            <text:p>3.740.616,91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5"/>
          <table:table-cell table:style-name="ce16" office:value-type="currency" office:currency="EUR" office:value="142998.98" calcext:value-type="currency">
            <text:p>142.998,98 €</text:p>
          </table:table-cell>
          <table:table-cell table:style-name="ce16" office:value-type="currency" office:currency="EUR" office:value="26023.14" calcext:value-type="currency">
            <text:p>26.023,14 €</text:p>
          </table:table-cell>
          <table:table-cell table:style-name="ce16" table:number-columns-repeated="15"/>
          <table:table-cell table:style-name="ce12" table:formula="of:=SUM([.F227:.AA227])" office:value-type="currency" office:currency="EUR" office:value="169022.12" calcext:value-type="currency">
            <text:p>169.022,12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51637" calcext:value-type="currency">
            <text:p>251.637,00 €</text:p>
          </table:table-cell>
          <table:table-cell table:style-name="ce16"/>
          <table:table-cell table:style-name="ce16" office:value-type="currency" office:currency="EUR" office:value="632542.48" calcext:value-type="currency">
            <text:p>632.542,48 €</text:p>
          </table:table-cell>
          <table:table-cell table:style-name="ce16"/>
          <table:table-cell table:style-name="ce12" table:formula="of:=SUM([.F228:.AA228])" office:value-type="currency" office:currency="EUR" office:value="884179.48" calcext:value-type="currency">
            <text:p>884.179,48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1268423.72" calcext:value-type="currency">
            <text:p>11.268.423,72 €</text:p>
          </table:table-cell>
          <table:table-cell table:style-name="ce12" table:formula="of:=SUM([.F229:.AA229])" office:value-type="currency" office:currency="EUR" office:value="11268423.72" calcext:value-type="currency">
            <text:p>11.268.423,72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Izquierda Unid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897718.82" calcext:value-type="currency">
            <text:p>1.897.718,82 €</text:p>
          </table:table-cell>
          <table:table-cell table:style-name="ce16" office:value-type="currency" office:currency="EUR" office:value="236672.32" calcext:value-type="currency">
            <text:p>236.672,32 €</text:p>
          </table:table-cell>
          <table:table-cell table:style-name="ce16"/>
          <table:table-cell table:style-name="ce16" office:value-type="currency" office:currency="EUR" office:value="3151974.93" calcext:value-type="currency">
            <text:p>3.151.974,93 €</text:p>
          </table:table-cell>
          <table:table-cell table:style-name="ce15" office:value-type="currency" office:currency="EUR" office:value="3842141.35" calcext:value-type="currency">
            <text:p>3.842.141,35 €</text:p>
          </table:table-cell>
          <table:table-cell table:style-name="ce16" table:number-columns-repeated="17"/>
          <table:table-cell table:style-name="ce12" table:formula="of:=SUM([.F230:.AA230])" office:value-type="currency" office:currency="EUR" office:value="9128507.42" calcext:value-type="currency">
            <text:p>9.128.507,42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414738.42" calcext:value-type="currency">
            <text:p>414.738,42 €</text:p>
          </table:table-cell>
          <table:table-cell table:style-name="ce16" office:value-type="currency" office:currency="EUR" office:value="750676.63" calcext:value-type="currency">
            <text:p>750.676,63 €</text:p>
          </table:table-cell>
          <table:table-cell table:style-name="ce16"/>
          <table:table-cell table:style-name="ce16" office:value-type="currency" office:currency="EUR" office:value="194861.73" calcext:value-type="currency">
            <text:p>194.861,73 €</text:p>
          </table:table-cell>
          <table:table-cell table:style-name="ce16" table:number-columns-repeated="12"/>
          <table:table-cell table:style-name="ce12" table:formula="of:=SUM([.F231:.AA231])" office:value-type="currency" office:currency="EUR" office:value="1360276.78" calcext:value-type="currency">
            <text:p>1.360.276,78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2238691.92" calcext:value-type="currency">
            <text:p>2.238.691,92 €</text:p>
          </table:table-cell>
          <table:table-cell table:style-name="ce16" office:value-type="currency" office:currency="EUR" office:value="170789.54" calcext:value-type="currency">
            <text:p>170.789,54 €</text:p>
          </table:table-cell>
          <table:table-cell table:style-name="ce16" office:value-type="currency" office:currency="EUR" office:value="862651.38" calcext:value-type="currency">
            <text:p>862.651,38 €</text:p>
          </table:table-cell>
          <table:table-cell table:style-name="ce16"/>
          <table:table-cell table:style-name="ce12" table:formula="of:=SUM([.F232:.AA232])" office:value-type="currency" office:currency="EUR" office:value="3272132.84" calcext:value-type="currency">
            <text:p>3.272.132,84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5076134.82" calcext:value-type="currency">
            <text:p>15.076.134,82 €</text:p>
          </table:table-cell>
          <table:table-cell table:style-name="ce12" table:formula="of:=SUM([.F233:.AA233])" office:value-type="currency" office:currency="EUR" office:value="15076134.82" calcext:value-type="currency">
            <text:p>15.076.134,82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Izquierda Unida- Iniciativa per Catalunya Verds - Esquerra Unidad i Alternativa - Blouqe por Asturies: La Izquier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10"/>
          <table:table-cell table:style-name="ce16" office:value-type="currency" office:currency="EUR" office:value="1830590.63" calcext:value-type="currency">
            <text:p>1.830.590,63 €</text:p>
          </table:table-cell>
          <table:table-cell table:style-name="ce16" table:number-columns-repeated="11"/>
          <table:table-cell table:style-name="ce12" table:formula="of:=SUM([.F234:.AA234])" office:value-type="currency" office:currency="EUR" office:value="1830590.63" calcext:value-type="currency">
            <text:p>1.830.590,63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Nafarroa Bai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225571.67" calcext:value-type="currency">
            <text:p>225.571,67 €</text:p>
          </table:table-cell>
          <table:table-cell table:style-name="ce16"/>
          <table:table-cell table:style-name="ce16" office:value-type="currency" office:currency="EUR" office:value="71154.41" calcext:value-type="currency">
            <text:p>71.154,41 €</text:p>
          </table:table-cell>
          <table:table-cell table:style-name="ce16" office:value-type="currency" office:currency="EUR" office:value="613344" calcext:value-type="currency">
            <text:p>613.344,00 €</text:p>
          </table:table-cell>
          <table:table-cell table:style-name="ce15" office:value-type="currency" office:currency="EUR" office:value="45368.44" calcext:value-type="currency">
            <text:p>45.368,44 €</text:p>
          </table:table-cell>
          <table:table-cell table:style-name="ce16" table:number-columns-repeated="17"/>
          <table:table-cell table:style-name="ce12" table:formula="of:=SUM([.F235:.AA235])" office:value-type="currency" office:currency="EUR" office:value="955438.52" calcext:value-type="currency">
            <text:p>955.438,52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22038.95" calcext:value-type="currency">
            <text:p>22.038,95 €</text:p>
          </table:table-cell>
          <table:table-cell table:style-name="ce16" table:number-columns-repeated="15"/>
          <table:table-cell table:style-name="ce12" table:formula="of:=SUM([.F236:.AA236])" office:value-type="currency" office:currency="EUR" office:value="22038.95" calcext:value-type="currency">
            <text:p>22.038,95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9"/>
          <table:table-cell table:style-name="ce16" office:value-type="currency" office:currency="EUR" office:value="400" calcext:value-type="currency">
            <text:p>400,00 €</text:p>
          </table:table-cell>
          <table:table-cell table:style-name="ce16" office:value-type="currency" office:currency="EUR" office:value="3909.67" calcext:value-type="currency">
            <text:p>3.909,67 €</text:p>
          </table:table-cell>
          <table:table-cell table:style-name="ce16"/>
          <table:table-cell table:style-name="ce12" table:formula="of:=SUM([.F237:.AA237])" office:value-type="currency" office:currency="EUR" office:value="4309.67" calcext:value-type="currency">
            <text:p>4.309,67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2"/>
          <table:table-cell table:style-name="ce12" table:formula="of:=SUM([.F238:.AA238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style-name="ce4" office:value-type="string" calcext:value-type="string">
            <text:p>Otras formaciones</text:p>
          </table:table-cell>
          <table:table-cell table:style-name="ce7" office:value-type="string" calcext:value-type="string">
            <text:p>Pública</text:p>
          </table:table-cell>
          <table:table-cell table:style-name="ce7" office:value-type="string" calcext:value-type="string">
            <text:p>Subvención</text:p>
          </table:table-cell>
          <table:table-cell table:style-name="ce7" office:value-type="string" calcext:value-type="string">
            <text:p>Funcionamiento Ordinario</text:p>
          </table:table-cell>
          <table:table-cell table:style-name="ce16" table:number-columns-repeated="4"/>
          <table:table-cell table:style-name="ce16" office:value-type="currency" office:currency="EUR" office:value="5284213.27" calcext:value-type="currency">
            <text:p>5.284.213,27 €</text:p>
          </table:table-cell>
          <table:table-cell table:style-name="ce16" table:number-columns-repeated="17"/>
          <table:table-cell table:style-name="ce12" table:formula="of:=SUM([.F239:.AA239])" office:value-type="currency" office:currency="EUR" office:value="5284213.27" calcext:value-type="currency">
            <text:p>5.284.213,2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5"/>
          <table:table-cell table:style-name="ce16" office:value-type="currency" office:currency="EUR" office:value="22008.1" calcext:value-type="currency">
            <text:p>22.008,10 €</text:p>
          </table:table-cell>
          <table:table-cell table:style-name="ce16" office:value-type="currency" office:currency="EUR" office:value="413443.35" calcext:value-type="currency">
            <text:p>413.443,35 €</text:p>
          </table:table-cell>
          <table:table-cell table:style-name="ce16" table:number-columns-repeated="3"/>
          <table:table-cell table:style-name="ce16" office:value-type="currency" office:currency="EUR" office:value="3269323.28" calcext:value-type="currency">
            <text:p>3.269.323,28 €</text:p>
          </table:table-cell>
          <table:table-cell table:style-name="ce16" table:number-columns-repeated="11"/>
          <table:table-cell table:style-name="ce12" table:formula="of:=SUM([.F240:.AA240])" office:value-type="currency" office:currency="EUR" office:value="3704774.73" calcext:value-type="currency">
            <text:p>3.704.774,73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Otras formaciones con representación parlamentar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/>
          <table:table-cell table:style-name="ce16"/>
          <table:table-cell table:style-name="ce16" office:value-type="currency" office:currency="EUR" office:value="463761" calcext:value-type="currency">
            <text:p>463.761,00 €</text:p>
          </table:table-cell>
          <table:table-cell table:style-name="ce16" office:value-type="currency" office:currency="EUR" office:value="3452727.61" calcext:value-type="currency">
            <text:p>3.452.727,61 €</text:p>
          </table:table-cell>
          <table:table-cell table:style-name="ce15"/>
          <table:table-cell table:style-name="ce16" table:number-columns-repeated="17"/>
          <table:table-cell table:style-name="ce12" table:formula="of:=SUM([.F241:.AA241])" office:value-type="currency" office:currency="EUR" office:value="3916488.61" calcext:value-type="currency">
            <text:p>3.916.488,61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88488.12" calcext:value-type="currency">
            <text:p>88.488,12 €</text:p>
          </table:table-cell>
          <table:table-cell table:style-name="ce16" office:value-type="currency" office:currency="EUR" office:value="18698.63" calcext:value-type="currency">
            <text:p>18.698,63 €</text:p>
          </table:table-cell>
          <table:table-cell table:style-name="ce16" office:value-type="currency" office:currency="EUR" office:value="354595.22" calcext:value-type="currency">
            <text:p>354.595,22 €</text:p>
          </table:table-cell>
          <table:table-cell table:style-name="ce16"/>
          <table:table-cell table:style-name="ce12" table:formula="of:=SUM([.F242:.AA242])" office:value-type="currency" office:currency="EUR" office:value="461781.97" calcext:value-type="currency">
            <text:p>461.781,9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370881.74" calcext:value-type="currency">
            <text:p>370.881,74 €</text:p>
          </table:table-cell>
          <table:table-cell table:style-name="ce12" table:formula="of:=SUM([.F243:.AA243])" office:value-type="currency" office:currency="EUR" office:value="370881.74" calcext:value-type="currency">
            <text:p>370.881,74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Nacionalista Vasc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1195806.42" calcext:value-type="currency">
            <text:p>1.195.806,42 €</text:p>
          </table:table-cell>
          <table:table-cell table:style-name="ce16" office:value-type="currency" office:currency="EUR" office:value="2722676.56" calcext:value-type="currency">
            <text:p>2.722.676,56 €</text:p>
          </table:table-cell>
          <table:table-cell table:style-name="ce16" office:value-type="currency" office:currency="EUR" office:value="484484.04" calcext:value-type="currency">
            <text:p>484.484,04 €</text:p>
          </table:table-cell>
          <table:table-cell table:style-name="ce16" office:value-type="currency" office:currency="EUR" office:value="1122209.31" calcext:value-type="currency">
            <text:p>1.122.209,31 €</text:p>
          </table:table-cell>
          <table:table-cell table:style-name="ce15" office:value-type="currency" office:currency="EUR" office:value="2760941.04" calcext:value-type="currency">
            <text:p>2.760.941,04 €</text:p>
          </table:table-cell>
          <table:table-cell table:style-name="ce16" table:number-columns-repeated="17"/>
          <table:table-cell table:style-name="ce12" table:formula="of:=SUM([.F244:.AA244])" office:value-type="currency" office:currency="EUR" office:value="8286117.37" calcext:value-type="currency">
            <text:p>8.286.117,3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61236.63" calcext:value-type="currency">
            <text:p>61.236,63 €</text:p>
          </table:table-cell>
          <table:table-cell table:style-name="ce16" table:number-columns-repeated="2"/>
          <table:table-cell table:style-name="ce16" office:value-type="currency" office:currency="EUR" office:value="1561643.66" calcext:value-type="currency">
            <text:p>1.561.643,66 €</text:p>
          </table:table-cell>
          <table:table-cell table:style-name="ce16" table:number-columns-repeated="12"/>
          <table:table-cell table:style-name="ce12" table:formula="of:=SUM([.F245:.AA245])" office:value-type="currency" office:currency="EUR" office:value="1622880.29" calcext:value-type="currency">
            <text:p>1.622.880,29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970215.87" calcext:value-type="currency">
            <text:p>1.970.215,87 €</text:p>
          </table:table-cell>
          <table:table-cell table:style-name="ce16" office:value-type="currency" office:currency="EUR" office:value="20000" calcext:value-type="currency">
            <text:p>20.000,00 €</text:p>
          </table:table-cell>
          <table:table-cell table:style-name="ce16" office:value-type="currency" office:currency="EUR" office:value="2654287.32" calcext:value-type="currency">
            <text:p>2.654.287,32 €</text:p>
          </table:table-cell>
          <table:table-cell table:style-name="ce16"/>
          <table:table-cell table:style-name="ce12" table:formula="of:=SUM([.F246:.AA246])" office:value-type="currency" office:currency="EUR" office:value="4644503.19" calcext:value-type="currency">
            <text:p>4.644.503,19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25953311.29" calcext:value-type="currency">
            <text:p>25.953.311,29 €</text:p>
          </table:table-cell>
          <table:table-cell table:style-name="ce12" table:formula="of:=SUM([.F247:.AA247])" office:value-type="currency" office:currency="EUR" office:value="25953311.29" calcext:value-type="currency">
            <text:p>25.953.311,29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Popular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35811529.68" calcext:value-type="currency">
            <text:p>35.811.529,68 €</text:p>
          </table:table-cell>
          <table:table-cell table:style-name="ce16" office:value-type="currency" office:currency="EUR" office:value="3090225.01" calcext:value-type="currency">
            <text:p>3.090.225,01 €</text:p>
          </table:table-cell>
          <table:table-cell table:style-name="ce16" office:value-type="currency" office:currency="EUR" office:value="6548949" calcext:value-type="currency">
            <text:p>6.548.949,00 €</text:p>
          </table:table-cell>
          <table:table-cell table:style-name="ce16" office:value-type="currency" office:currency="EUR" office:value="22833601.2" calcext:value-type="currency">
            <text:p>22.833.601,20 €</text:p>
          </table:table-cell>
          <table:table-cell table:style-name="ce15" office:value-type="currency" office:currency="EUR" office:value="17438235.78" calcext:value-type="currency">
            <text:p>17.438.235,78 €</text:p>
          </table:table-cell>
          <table:table-cell table:style-name="ce16" table:number-columns-repeated="17"/>
          <table:table-cell table:style-name="ce12" table:formula="of:=SUM([.F248:.AA248])" office:value-type="currency" office:currency="EUR" office:value="85722540.67" calcext:value-type="currency">
            <text:p>85.722.540,6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5"/>
          <table:table-cell table:style-name="ce16" office:value-type="currency" office:currency="EUR" office:value="148734.18" calcext:value-type="currency">
            <text:p>148.734,18 €</text:p>
          </table:table-cell>
          <table:table-cell table:style-name="ce16" office:value-type="currency" office:currency="EUR" office:value="2291173.06" calcext:value-type="currency">
            <text:p>2.291.173,06 €</text:p>
          </table:table-cell>
          <table:table-cell table:style-name="ce16" office:value-type="currency" office:currency="EUR" office:value="397664.01" calcext:value-type="currency">
            <text:p>397.664,01 €</text:p>
          </table:table-cell>
          <table:table-cell table:style-name="ce16" office:value-type="currency" office:currency="EUR" office:value="1652185.53" calcext:value-type="currency">
            <text:p>1.652.185,53 €</text:p>
          </table:table-cell>
          <table:table-cell table:style-name="ce16" office:value-type="currency" office:currency="EUR" office:value="944518" calcext:value-type="currency">
            <text:p>944.518,00 €</text:p>
          </table:table-cell>
          <table:table-cell table:style-name="ce16" office:value-type="currency" office:currency="EUR" office:value="11847753.45" calcext:value-type="currency">
            <text:p>11.847.753,45 €</text:p>
          </table:table-cell>
          <table:table-cell table:style-name="ce16" table:number-columns-repeated="11"/>
          <table:table-cell table:style-name="ce12" table:formula="of:=SUM([.F249:.AA249])" office:value-type="currency" office:currency="EUR" office:value="17282028.23" calcext:value-type="currency">
            <text:p>17.282.028,23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0732993.79" calcext:value-type="currency">
            <text:p>10.732.993,79 €</text:p>
          </table:table-cell>
          <table:table-cell table:style-name="ce16" office:value-type="currency" office:currency="EUR" office:value="679820.18" calcext:value-type="currency">
            <text:p>679.820,18 €</text:p>
          </table:table-cell>
          <table:table-cell table:style-name="ce16" office:value-type="currency" office:currency="EUR" office:value="1419412.06" calcext:value-type="currency">
            <text:p>1.419.412,06 €</text:p>
          </table:table-cell>
          <table:table-cell table:style-name="ce16"/>
          <table:table-cell table:style-name="ce12" table:formula="of:=SUM([.F250:.AA250])" office:value-type="currency" office:currency="EUR" office:value="12832226.03" calcext:value-type="currency">
            <text:p>12.832.226,03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63662694.39" calcext:value-type="currency">
            <text:p>63.662.694,39 €</text:p>
          </table:table-cell>
          <table:table-cell table:style-name="ce12" table:formula="of:=SUM([.F251:.AA251])" office:value-type="currency" office:currency="EUR" office:value="63662694.39" calcext:value-type="currency">
            <text:p>63.662.694,39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do Socialista Obrero Español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33898935.87" calcext:value-type="currency">
            <text:p>33.898.935,87 €</text:p>
          </table:table-cell>
          <table:table-cell table:style-name="ce16" office:value-type="currency" office:currency="EUR" office:value="3523065.9" calcext:value-type="currency">
            <text:p>3.523.065,90 €</text:p>
          </table:table-cell>
          <table:table-cell table:style-name="ce16" office:value-type="currency" office:currency="EUR" office:value="6480569.49" calcext:value-type="currency">
            <text:p>6.480.569,49 €</text:p>
          </table:table-cell>
          <table:table-cell table:style-name="ce16" office:value-type="currency" office:currency="EUR" office:value="20194874.41" calcext:value-type="currency">
            <text:p>20.194.874,41 €</text:p>
          </table:table-cell>
          <table:table-cell table:style-name="ce15" office:value-type="currency" office:currency="EUR" office:value="17095716.68" calcext:value-type="currency">
            <text:p>17.095.716,68 €</text:p>
          </table:table-cell>
          <table:table-cell table:style-name="ce16" table:number-columns-repeated="17"/>
          <table:table-cell table:style-name="ce12" table:formula="of:=SUM([.F252:.AA252])" office:value-type="currency" office:currency="EUR" office:value="81193162.35" calcext:value-type="currency">
            <text:p>81.193.162,35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1486366.66" calcext:value-type="currency">
            <text:p>1.486.366,66 €</text:p>
          </table:table-cell>
          <table:table-cell table:style-name="ce16" office:value-type="currency" office:currency="EUR" office:value="398973.69" calcext:value-type="currency">
            <text:p>398.973,69 €</text:p>
          </table:table-cell>
          <table:table-cell table:style-name="ce16" office:value-type="currency" office:currency="EUR" office:value="1253365.25" calcext:value-type="currency">
            <text:p>1.253.365,25 €</text:p>
          </table:table-cell>
          <table:table-cell table:style-name="ce16" office:value-type="currency" office:currency="EUR" office:value="1388264.24" calcext:value-type="currency">
            <text:p>1.388.264,24 €</text:p>
          </table:table-cell>
          <table:table-cell table:style-name="ce16" office:value-type="currency" office:currency="EUR" office:value="11311226.92" calcext:value-type="currency">
            <text:p>11.311.226,92 €</text:p>
          </table:table-cell>
          <table:table-cell table:style-name="ce16" table:number-columns-repeated="11"/>
          <table:table-cell table:style-name="ce12" table:formula="of:=SUM([.F253:.AA253])" office:value-type="currency" office:currency="EUR" office:value="15838196.76" calcext:value-type="currency">
            <text:p>15.838.196,76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7900436.31" calcext:value-type="currency">
            <text:p>17.900.436,31 €</text:p>
          </table:table-cell>
          <table:table-cell table:style-name="ce16" office:value-type="currency" office:currency="EUR" office:value="2560532.94" calcext:value-type="currency">
            <text:p>2.560.532,94 €</text:p>
          </table:table-cell>
          <table:table-cell table:style-name="ce16" office:value-type="currency" office:currency="EUR" office:value="7000179.15" calcext:value-type="currency">
            <text:p>7.000.179,15 €</text:p>
          </table:table-cell>
          <table:table-cell table:style-name="ce16"/>
          <table:table-cell table:style-name="ce12" table:formula="of:=SUM([.F254:.AA254])" office:value-type="currency" office:currency="EUR" office:value="27461148.4" calcext:value-type="currency">
            <text:p>27.461.148,40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71516757.75" calcext:value-type="currency">
            <text:p>71.516.757,75 €</text:p>
          </table:table-cell>
          <table:table-cell table:style-name="ce12" table:formula="of:=SUM([.F255:.AA255])" office:value-type="currency" office:currency="EUR" office:value="71516757.75" calcext:value-type="currency">
            <text:p>71.516.757,75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Partit dels Socialistes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5939393.21" calcext:value-type="currency">
            <text:p>5.939.393,21 €</text:p>
          </table:table-cell>
          <table:table-cell table:style-name="ce16" table:number-columns-repeated="2"/>
          <table:table-cell table:style-name="ce16" office:value-type="currency" office:currency="EUR" office:value="4631754.4" calcext:value-type="currency">
            <text:p>4.631.754,40 €</text:p>
          </table:table-cell>
          <table:table-cell table:style-name="ce15" office:value-type="currency" office:currency="EUR" office:value="4231638.45" calcext:value-type="currency">
            <text:p>4.231.638,45 €</text:p>
          </table:table-cell>
          <table:table-cell table:style-name="ce16" table:number-columns-repeated="17"/>
          <table:table-cell table:style-name="ce12" table:formula="of:=SUM([.F256:.AA256])" office:value-type="currency" office:currency="EUR" office:value="14802786.06" calcext:value-type="currency">
            <text:p>14.802.786,06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5"/>
          <table:table-cell table:style-name="ce16" office:value-type="currency" office:currency="EUR" office:value="212507.46" calcext:value-type="currency">
            <text:p>212.507,46 €</text:p>
          </table:table-cell>
          <table:table-cell table:style-name="ce16" office:value-type="currency" office:currency="EUR" office:value="389370.54" calcext:value-type="currency">
            <text:p>389.370,54 €</text:p>
          </table:table-cell>
          <table:table-cell table:style-name="ce16" table:number-columns-repeated="15"/>
          <table:table-cell table:style-name="ce12" table:formula="of:=SUM([.F257:.AA257])" office:value-type="currency" office:currency="EUR" office:value="601878" calcext:value-type="currency">
            <text:p>601.878,00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1223399.84" calcext:value-type="currency">
            <text:p>1.223.399,84 €</text:p>
          </table:table-cell>
          <table:table-cell table:style-name="ce16" office:value-type="currency" office:currency="EUR" office:value="1727923.26" calcext:value-type="currency">
            <text:p>1.727.923,26 €</text:p>
          </table:table-cell>
          <table:table-cell table:style-name="ce16" office:value-type="currency" office:currency="EUR" office:value="362010.03" calcext:value-type="currency">
            <text:p>362.010,03 €</text:p>
          </table:table-cell>
          <table:table-cell table:style-name="ce16"/>
          <table:table-cell table:style-name="ce12" table:formula="of:=SUM([.F258:.AA258])" office:value-type="currency" office:currency="EUR" office:value="3313333.13" calcext:value-type="currency">
            <text:p>3.313.333,1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9603088.94" calcext:value-type="currency">
            <text:p>9.603.088,94 €</text:p>
          </table:table-cell>
          <table:table-cell table:style-name="ce12" table:formula="of:=SUM([.F259:.AA259])" office:value-type="currency" office:currency="EUR" office:value="9603088.94" calcext:value-type="currency">
            <text:p>9.603.088,94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59174.53" calcext:value-type="currency">
            <text:p>59.174,53 €</text:p>
          </table:table-cell>
          <table:table-cell table:style-name="ce12" table:formula="of:=SUM([.F260:.AA260])" office:value-type="currency" office:currency="EUR" office:value="59174.53" calcext:value-type="currency">
            <text:p>59.174,53 €</text:p>
          </table:table-cell>
          <table:table-cell table:number-columns-repeated="99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 Democrática de Cataluny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414495.45" calcext:value-type="currency">
            <text:p>414.495,45 €</text:p>
          </table:table-cell>
          <table:table-cell table:style-name="ce16" table:number-columns-repeated="3"/>
          <table:table-cell table:style-name="ce15" office:value-type="currency" office:currency="EUR" office:value="41423.18" calcext:value-type="currency">
            <text:p>41.423,18 €</text:p>
          </table:table-cell>
          <table:table-cell table:style-name="ce16" table:number-columns-repeated="17"/>
          <table:table-cell table:style-name="ce12" table:formula="of:=SUM([.F261:.AA261])" office:value-type="currency" office:currency="EUR" office:value="455918.63" calcext:value-type="currency">
            <text:p>455.918,6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89750" calcext:value-type="currency">
            <text:p>89.750,00 €</text:p>
          </table:table-cell>
          <table:table-cell table:style-name="ce16" office:value-type="currency" office:currency="EUR" office:value="236500" calcext:value-type="currency">
            <text:p>236.500,00 €</text:p>
          </table:table-cell>
          <table:table-cell table:style-name="ce16" office:value-type="currency" office:currency="EUR" office:value="194401.63" calcext:value-type="currency">
            <text:p>194.401,63 €</text:p>
          </table:table-cell>
          <table:table-cell table:style-name="ce16"/>
          <table:table-cell table:style-name="ce12" table:formula="of:=SUM([.F262:.AA262])" office:value-type="currency" office:currency="EUR" office:value="520651.63" calcext:value-type="currency">
            <text:p>520.651,63 €</text:p>
          </table:table-cell>
          <table:table-cell table:number-columns-repeated="996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3602518.27" calcext:value-type="currency">
            <text:p>13.602.518,27 €</text:p>
          </table:table-cell>
          <table:table-cell table:style-name="ce12" table:formula="of:=SUM([.F263:.AA263])" office:value-type="currency" office:currency="EUR" office:value="13602518.27" calcext:value-type="currency">
            <text:p>13.602.518,27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n del Pueblo Navarro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470223.98" calcext:value-type="currency">
            <text:p>470.223,98 €</text:p>
          </table:table-cell>
          <table:table-cell table:style-name="ce16"/>
          <table:table-cell table:style-name="ce16" office:value-type="currency" office:currency="EUR" office:value="80907.29" calcext:value-type="currency">
            <text:p>80.907,29 €</text:p>
          </table:table-cell>
          <table:table-cell table:style-name="ce16" office:value-type="currency" office:currency="EUR" office:value="1018510.43" calcext:value-type="currency">
            <text:p>1.018.510,43 €</text:p>
          </table:table-cell>
          <table:table-cell table:style-name="ce15" office:value-type="currency" office:currency="EUR" office:value="71007.63" calcext:value-type="currency">
            <text:p>71.007,63 €</text:p>
          </table:table-cell>
          <table:table-cell table:style-name="ce16" table:number-columns-repeated="17"/>
          <table:table-cell table:style-name="ce12" table:formula="of:=SUM([.F264:.AA264])" office:value-type="currency" office:currency="EUR" office:value="1640649.33" calcext:value-type="currency">
            <text:p>1.640.649,33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6"/>
          <table:table-cell table:style-name="ce16" office:value-type="currency" office:currency="EUR" office:value="22210.07" calcext:value-type="currency">
            <text:p>22.210,07 €</text:p>
          </table:table-cell>
          <table:table-cell table:style-name="ce16" table:number-columns-repeated="15"/>
          <table:table-cell table:style-name="ce12" table:formula="of:=SUM([.F265:.AA265])" office:value-type="currency" office:currency="EUR" office:value="22210.07" calcext:value-type="currency">
            <text:p>22.210,0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79678" calcext:value-type="currency">
            <text:p>79.678,00 €</text:p>
          </table:table-cell>
          <table:table-cell table:style-name="ce16"/>
          <table:table-cell table:style-name="ce16" office:value-type="currency" office:currency="EUR" office:value="62090.04" calcext:value-type="currency">
            <text:p>62.090,04 €</text:p>
          </table:table-cell>
          <table:table-cell table:style-name="ce16"/>
          <table:table-cell table:style-name="ce12" table:formula="of:=SUM([.F266:.AA266])" office:value-type="currency" office:currency="EUR" office:value="141768.04" calcext:value-type="currency">
            <text:p>141.768,04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0" calcext:value-type="currency">
            <text:p>0,00 €</text:p>
          </table:table-cell>
          <table:table-cell table:style-name="ce12" table:formula="of:=SUM([.F267:.AA267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office:value-type="string" calcext:value-type="string">
            <text:p>Unión Progreso y Democracia</text:p>
          </table:table-cell>
          <table:table-cell table:style-name="ce6"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table:style-name="ce6" office:value-type="string" calcext:value-type="string">
            <text:p>Funcionamiento Ordinario</text:p>
          </table:table-cell>
          <table:table-cell table:style-name="ce15" office:value-type="currency" office:currency="EUR" office:value="788268.99" calcext:value-type="currency">
            <text:p>788.268,99 €</text:p>
          </table:table-cell>
          <table:table-cell table:style-name="ce16" office:value-type="currency" office:currency="EUR" office:value="50092.22" calcext:value-type="currency">
            <text:p>50.092,22 €</text:p>
          </table:table-cell>
          <table:table-cell table:style-name="ce16" office:value-type="currency" office:currency="EUR" office:value="71154.41" calcext:value-type="currency">
            <text:p>71.154,41 €</text:p>
          </table:table-cell>
          <table:table-cell table:style-name="ce16" office:value-type="currency" office:currency="EUR" office:value="82359.35" calcext:value-type="currency">
            <text:p>82.359,35 €</text:p>
          </table:table-cell>
          <table:table-cell table:style-name="ce15"/>
          <table:table-cell table:style-name="ce16" table:number-columns-repeated="17"/>
          <table:table-cell table:style-name="ce12" table:formula="of:=SUM([.F268:.AA268])" office:value-type="currency" office:currency="EUR" office:value="991874.97" calcext:value-type="currency">
            <text:p>991.874,97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3"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style-name="ce16" table:number-columns-repeated="9"/>
          <table:table-cell table:style-name="ce16" office:value-type="currency" office:currency="EUR" office:value="100402.31" calcext:value-type="currency">
            <text:p>100.402,31 €</text:p>
          </table:table-cell>
          <table:table-cell table:style-name="ce16" office:value-type="currency" office:currency="EUR" office:value="715768.49" calcext:value-type="currency">
            <text:p>715.768,49 €</text:p>
          </table:table-cell>
          <table:table-cell table:style-name="ce16" table:number-columns-repeated="11"/>
          <table:table-cell table:style-name="ce12" table:formula="of:=SUM([.F269:.AA269])" office:value-type="currency" office:currency="EUR" office:value="816170.8" calcext:value-type="currency">
            <text:p>816.170,80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table:style-name="ce16" table:number-columns-repeated="18"/>
          <table:table-cell table:style-name="ce16" office:value-type="currency" office:currency="EUR" office:value="834347.01" calcext:value-type="currency">
            <text:p>834.347,01 €</text:p>
          </table:table-cell>
          <table:table-cell table:style-name="ce16" office:value-type="currency" office:currency="EUR" office:value="36456" calcext:value-type="currency">
            <text:p>36.456,00 €</text:p>
          </table:table-cell>
          <table:table-cell table:style-name="ce16" office:value-type="currency" office:currency="EUR" office:value="144356.28" calcext:value-type="currency">
            <text:p>144.356,28 €</text:p>
          </table:table-cell>
          <table:table-cell table:style-name="ce16"/>
          <table:table-cell table:style-name="ce12" table:formula="of:=SUM([.F270:.AA270])" office:value-type="currency" office:currency="EUR" office:value="1015159.29" calcext:value-type="currency">
            <text:p>1.015.159,29 €</text:p>
          </table:table-cell>
          <table:table-cell table:number-columns-repeated="99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style-name="ce16" table:number-columns-repeated="21"/>
          <table:table-cell table:style-name="ce16" office:value-type="currency" office:currency="EUR" office:value="119733.61" calcext:value-type="currency">
            <text:p>119.733,61 €</text:p>
          </table:table-cell>
          <table:table-cell table:style-name="ce12" table:formula="of:=SUM([.F271:.AA271])" office:value-type="currency" office:currency="EUR" office:value="119733.61" calcext:value-type="currency">
            <text:p>119.733,61 €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Total</text:p>
          </table:table-cell>
          <table:table-cell table:style-name="ce2" table:number-columns-repeated="3"/>
          <table:table-cell table:style-name="ce12" table:formula="of:=SUM([.F2:.F271])" office:value-type="currency" office:currency="EUR" office:value="257529040.27" calcext:value-type="currency">
            <text:p>257.529.040,27 €</text:p>
          </table:table-cell>
          <table:table-cell table:style-name="ce12" table:formula="of:=SUM([.G2:.G271])" office:value-type="currency" office:currency="EUR" office:value="29211357.57" calcext:value-type="currency">
            <text:p>29.211.357,57 €</text:p>
          </table:table-cell>
          <table:table-cell table:style-name="ce12" table:formula="of:=SUM([.H2:.H271])" office:value-type="currency" office:currency="EUR" office:value="49448933.53" calcext:value-type="currency">
            <text:p>49.448.933,53 €</text:p>
          </table:table-cell>
          <table:table-cell table:style-name="ce12" table:formula="of:=SUM([.I2:.I271])" office:value-type="currency" office:currency="EUR" office:value="206269653.22" calcext:value-type="currency">
            <text:p>206.269.653,22 €</text:p>
          </table:table-cell>
          <table:table-cell table:style-name="ce12" table:formula="of:=SUM([.J2:.J271])" office:value-type="currency" office:currency="EUR" office:value="174002463.63" calcext:value-type="currency">
            <text:p>174.002.463,63 €</text:p>
          </table:table-cell>
          <table:table-cell table:style-name="ce12" table:formula="of:=SUM([.K2:.K271])" office:value-type="currency" office:currency="EUR" office:value="950258.36" calcext:value-type="currency">
            <text:p>950.258,36 €</text:p>
          </table:table-cell>
          <table:table-cell table:style-name="ce12" table:formula="of:=SUM([.L2:.L271])" office:value-type="currency" office:currency="EUR" office:value="5774904.69" calcext:value-type="currency">
            <text:p>5.774.904,69 €</text:p>
          </table:table-cell>
          <table:table-cell table:style-name="ce12" table:formula="of:=SUM([.M2:.M271])" office:value-type="currency" office:currency="EUR" office:value="1547314.33" calcext:value-type="currency">
            <text:p>1.547.314,33 €</text:p>
          </table:table-cell>
          <table:table-cell table:style-name="ce12" table:formula="of:=SUM([.N2:.N271])" office:value-type="currency" office:currency="EUR" office:value="3863082.54" calcext:value-type="currency">
            <text:p>3.863.082,54 €</text:p>
          </table:table-cell>
          <table:table-cell table:style-name="ce12" table:formula="of:=SUM([.O2:.O271])" office:value-type="currency" office:currency="EUR" office:value="4890896.07" calcext:value-type="currency">
            <text:p>4.890.896,07 €</text:p>
          </table:table-cell>
          <table:table-cell table:style-name="ce12" table:formula="of:=SUM([.P2:.P271])" office:value-type="currency" office:currency="EUR" office:value="28974662.77" calcext:value-type="currency">
            <text:p>28.974.662,77 €</text:p>
          </table:table-cell>
          <table:table-cell table:style-name="ce12" table:formula="of:=SUM([.Q2:.Q271])" office:value-type="currency" office:currency="EUR" office:value="5335.59" calcext:value-type="currency">
            <text:p>5.335,59 €</text:p>
          </table:table-cell>
          <table:table-cell table:style-name="ce12" table:formula="of:=SUM([.R2:.R271])" office:value-type="currency" office:currency="EUR" office:value="7347415.05" calcext:value-type="currency">
            <text:p>7.347.415,05 €</text:p>
          </table:table-cell>
          <table:table-cell table:style-name="ce12" table:formula="of:=SUM([.S2:.S271])" office:value-type="currency" office:currency="EUR" office:value="2819341.83" calcext:value-type="currency">
            <text:p>2.819.341,83 €</text:p>
          </table:table-cell>
          <table:table-cell table:style-name="ce12" table:formula="of:=SUM([.T2:.T271])" office:value-type="currency" office:currency="EUR" office:value="6540135.58" calcext:value-type="currency">
            <text:p>6.540.135,58 €</text:p>
          </table:table-cell>
          <table:table-cell table:style-name="ce12" table:formula="of:=SUM([.U2:.U271])" office:value-type="currency" office:currency="EUR" office:value="42945523.65" calcext:value-type="currency">
            <text:p>42.945.523,65 €</text:p>
          </table:table-cell>
          <table:table-cell table:style-name="ce12" table:formula="of:=SUM([.V2:.V271])" office:value-type="currency" office:currency="EUR" office:value="9958206.83" calcext:value-type="currency">
            <text:p>9.958.206,83 €</text:p>
          </table:table-cell>
          <table:table-cell table:style-name="ce12" table:formula="of:=SUM([.W2:.W271])" office:value-type="currency" office:currency="EUR" office:value="18179230.4" calcext:value-type="currency">
            <text:p>18.179.230,40 €</text:p>
          </table:table-cell>
          <table:table-cell table:style-name="ce12" table:formula="of:=SUM([.X2:.X271])" office:value-type="currency" office:currency="EUR" office:value="125688617.37" calcext:value-type="currency">
            <text:p>125.688.617,37 €</text:p>
          </table:table-cell>
          <table:table-cell table:style-name="ce12" table:formula="of:=SUM([.Y2:.Y271])" office:value-type="currency" office:currency="EUR" office:value="22001295.4" calcext:value-type="currency">
            <text:p>22.001.295,40 €</text:p>
          </table:table-cell>
          <table:table-cell table:style-name="ce12" table:formula="of:=SUM([.Z2:.Z271])" office:value-type="currency" office:currency="EUR" office:value="54457420.37" calcext:value-type="currency">
            <text:p>54.457.420,37 €</text:p>
          </table:table-cell>
          <table:table-cell table:style-name="ce12" table:formula="of:=SUM([.AA2:.AA271])" office:value-type="currency" office:currency="EUR" office:value="730143857.61" calcext:value-type="currency">
            <text:p>730.143.857,61 €</text:p>
          </table:table-cell>
          <table:table-cell table:style-name="ce12" table:formula="of:=SUM([.AB2:.AB271])" office:value-type="currency" office:currency="EUR" office:value="1782548946.66" calcext:value-type="currency">
            <text:p>1.782.548.946,66 €</text:p>
          </table:table-cell>
          <table:table-cell table:style-name="ce2" table:number-columns-repeated="996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sición y refinado" table:style-name="ta1">
        <table:table-column table:style-name="co1" table:default-cell-style-name="ce2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11" table:default-cell-style-name="ce2"/>
        <table:table-column table:style-name="co4" table:number-columns-repeated="1017" table:default-cell-style-name="Default"/>
        <table:table-row table:style-name="ro2">
          <table:table-cell office:value-type="string" calcext:value-type="string">
            <text:p>Año</text:p>
          </table:table-cell>
          <table:table-cell table:style-name="ce2" office:value-type="string" calcext:value-type="string">
            <text:p>Formación Política</text:p>
          </table:table-cell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Fuent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oncepto</text:p>
          </table:table-cell>
          <table:table-cell office:value-type="string" calcext:value-type="string">
            <text:p>Cuantia</text:p>
          </table:table-cell>
          <table:table-cell table:style-name="ce2"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370987.48" calcext:value-type="currency">
            <text:p>370.987,48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89522.59" calcext:value-type="currency">
            <text:p>289.522,59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35832.26" calcext:value-type="currency">
            <text:p>235.832,2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16239.28" calcext:value-type="currency">
            <text:p>16.239,28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table:style-name="ce12" office:value-type="currency" office:currency="EUR" office:value="500619.54" calcext:value-type="currency">
            <text:p>500.619,5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357526.34" calcext:value-type="currency">
            <text:p>357.526,3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000" calcext:value-type="currency">
            <text:p>3.000,0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5120.04" calcext:value-type="currency">
            <text:p>5.120,0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12535.44" calcext:value-type="currency">
            <text:p>212.535,4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653765.64" calcext:value-type="currency">
            <text:p>653.765,6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42308.83" calcext:value-type="currency">
            <text:p>142.308,83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523966.11" calcext:value-type="currency">
            <text:p>523.966,11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629796.38" calcext:value-type="currency">
            <text:p>629.796,38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81961.95" calcext:value-type="currency">
            <text:p>81.961,9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01/03/2009</text:p>
          </table:table-cell>
          <table:table-cell table:style-name="ce12" office:value-type="currency" office:currency="EUR" office:value="957531.76" calcext:value-type="currency">
            <text:p>957.531,7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685591.44" calcext:value-type="currency">
            <text:p>685.591,4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05230.45" calcext:value-type="currency">
            <text:p>305.230,4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942409.25" calcext:value-type="currency">
            <text:p>942.409,2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4329687.38" calcext:value-type="currency">
            <text:p>4.329.687,3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66215.96" calcext:value-type="currency">
            <text:p>566.215,9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42308.83" calcext:value-type="currency">
            <text:p>142.308,8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672600" calcext:value-type="currency">
            <text:p>672.6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646111.83" calcext:value-type="currency">
            <text:p>646.111,8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157800.55" calcext:value-type="currency">
            <text:p>157.800,5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81684.25" calcext:value-type="currency">
            <text:p>281.684,2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60000" calcext:value-type="currency">
            <text:p>60.0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253.93" calcext:value-type="currency">
            <text:p>1.253,9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531044.17" calcext:value-type="currency">
            <text:p>531.044,17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79445.36" calcext:value-type="currency">
            <text:p>279.445,3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82704.84" calcext:value-type="currency">
            <text:p>382.704,8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8215.75" calcext:value-type="currency">
            <text:p>38.215,7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59174.53" calcext:value-type="currency">
            <text:p>59.174,53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243486.34" calcext:value-type="currency">
            <text:p>1.243.486,3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37879.44" calcext:value-type="currency">
            <text:p>137.879,4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535913.87" calcext:value-type="currency">
            <text:p>2.535.913,87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87500" calcext:value-type="currency">
            <text:p>387.500,0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2873853.7" calcext:value-type="currency">
            <text:p>2.873.853,7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551323.36" calcext:value-type="currency">
            <text:p>2.551.323,3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956683.08" calcext:value-type="currency">
            <text:p>956.683,08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917070.12" calcext:value-type="currency">
            <text:p>917.070,12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5897747.8" calcext:value-type="currency">
            <text:p>5.897.747,8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711757.51" calcext:value-type="currency">
            <text:p>2.711.757,51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table:style-name="ce12" office:value-type="currency" office:currency="EUR" office:value="255066.14" calcext:value-type="currency">
            <text:p>255.066,1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218240.11" calcext:value-type="currency">
            <text:p>218.240,11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400" calcext:value-type="currency">
            <text:p>3.400,0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55999.79" calcext:value-type="currency">
            <text:p>55.999,79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2467433.84" calcext:value-type="currency">
            <text:p>12.467.433,8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ntesa Catalana de Progr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543486.96" calcext:value-type="currency">
            <text:p>543.486,9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ntesa Catalana de Progr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94.13" calcext:value-type="currency">
            <text:p>94,13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991682.81" calcext:value-type="currency">
            <text:p>991.682,8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818186" calcext:value-type="currency">
            <text:p>2.818.186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484914.58" calcext:value-type="currency">
            <text:p>1.484.914,5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table:style-name="ce12" office:value-type="currency" office:currency="EUR" office:value="168943.5" calcext:value-type="currency">
            <text:p>168.943,5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127105.45" calcext:value-type="currency">
            <text:p>127.105,4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135665.14" calcext:value-type="currency">
            <text:p>1.135.665,1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08" calcext:value-type="currency">
            <text:p>308,0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18243.07" calcext:value-type="currency">
            <text:p>118.243,07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070066.6" calcext:value-type="currency">
            <text:p>1.070.066,6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82754.56" calcext:value-type="currency">
            <text:p>182.754,5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4507.5" calcext:value-type="currency">
            <text:p>4.507,5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44645.43" calcext:value-type="currency">
            <text:p>44.645,4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380936.74" calcext:value-type="currency">
            <text:p>380.936,7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77377.15" calcext:value-type="currency">
            <text:p>277.377,1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69193.99" calcext:value-type="currency">
            <text:p>169.193,99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493391" calcext:value-type="currency">
            <text:p>493.391,0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46862.4" calcext:value-type="currency">
            <text:p>46.862,4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table:style-name="ce12" office:value-type="currency" office:currency="EUR" office:value="200586.59" calcext:value-type="currency">
            <text:p>200.586,59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504188.4" calcext:value-type="currency">
            <text:p>504.188,4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82712.73" calcext:value-type="currency">
            <text:p>182.712,73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745500.46" calcext:value-type="currency">
            <text:p>2.745.500,4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546006.37" calcext:value-type="currency">
            <text:p>546.006,37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00628.32" calcext:value-type="currency">
            <text:p>100.628,32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270192.6" calcext:value-type="currency">
            <text:p>1.270.192,6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517733.22" calcext:value-type="currency">
            <text:p>517.733,2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287105.67" calcext:value-type="currency">
            <text:p>287.105,6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04842.08" calcext:value-type="currency">
            <text:p>504.842,08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777063.4" calcext:value-type="currency">
            <text:p>1.777.063,4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458711.43" calcext:value-type="currency">
            <text:p>1.458.711,4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table:style-name="ce12" office:value-type="currency" office:currency="EUR" office:value="142998.98" calcext:value-type="currency">
            <text:p>142.998,98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26023.14" calcext:value-type="currency">
            <text:p>26.023,1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51637" calcext:value-type="currency">
            <text:p>251.637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632542.48" calcext:value-type="currency">
            <text:p>632.542,4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1268423.72" calcext:value-type="currency">
            <text:p>11.268.423,7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897718.82" calcext:value-type="currency">
            <text:p>1.897.718,8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36672.32" calcext:value-type="currency">
            <text:p>236.672,3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151974.93" calcext:value-type="currency">
            <text:p>3.151.974,9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3842141.35" calcext:value-type="currency">
            <text:p>3.842.141,3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414738.42" calcext:value-type="currency">
            <text:p>414.738,42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09/03/2008</text:p>
          </table:table-cell>
          <table:table-cell table:style-name="ce12" office:value-type="currency" office:currency="EUR" office:value="750676.63" calcext:value-type="currency">
            <text:p>750.676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table:style-name="ce12" office:value-type="currency" office:currency="EUR" office:value="194861.73" calcext:value-type="currency">
            <text:p>194.861,7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238691.92" calcext:value-type="currency">
            <text:p>2.238.691,9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70789.54" calcext:value-type="currency">
            <text:p>170.789,5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862651.38" calcext:value-type="currency">
            <text:p>862.651,3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5076134.82" calcext:value-type="currency">
            <text:p>15.076.134,8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- Iniciativa per Catalunya Verds - Esquerra Unidad i Alternativa - Blouqe por Asturies: La Izquier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table:style-name="ce12" office:value-type="currency" office:currency="EUR" office:value="1830590.63" calcext:value-type="currency">
            <text:p>1.830.590,63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225571.67" calcext:value-type="currency">
            <text:p>225.571,67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71154.41" calcext:value-type="currency">
            <text:p>71.154,41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613344" calcext:value-type="currency">
            <text:p>613.344,0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45368.44" calcext:value-type="currency">
            <text:p>45.368,4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22038.95" calcext:value-type="currency">
            <text:p>22.038,9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400" calcext:value-type="currency">
            <text:p>4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909.67" calcext:value-type="currency">
            <text:p>3.909,6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5284213.27" calcext:value-type="currency">
            <text:p>5.284.213,27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table:style-name="ce12" office:value-type="currency" office:currency="EUR" office:value="22008.1" calcext:value-type="currency">
            <text:p>22.008,1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413443.35" calcext:value-type="currency">
            <text:p>413.443,3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table:style-name="ce12" office:value-type="currency" office:currency="EUR" office:value="3269323.28" calcext:value-type="currency">
            <text:p>3.269.323,2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63761" calcext:value-type="currency">
            <text:p>463.761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452727.61" calcext:value-type="currency">
            <text:p>3.452.727,6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88488.12" calcext:value-type="currency">
            <text:p>88.488,1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8698.63" calcext:value-type="currency">
            <text:p>18.698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54595.22" calcext:value-type="currency">
            <text:p>354.595,2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370881.74" calcext:value-type="currency">
            <text:p>370.881,7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195806.42" calcext:value-type="currency">
            <text:p>1.195.806,4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722676.56" calcext:value-type="currency">
            <text:p>2.722.676,5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84484.04" calcext:value-type="currency">
            <text:p>484.484,0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122209.31" calcext:value-type="currency">
            <text:p>1.122.209,3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760941.04" calcext:value-type="currency">
            <text:p>2.760.941,0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61236.63" calcext:value-type="currency">
            <text:p>61.236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table:style-name="ce12" office:value-type="currency" office:currency="EUR" office:value="1561643.66" calcext:value-type="currency">
            <text:p>1.561.643,6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970215.87" calcext:value-type="currency">
            <text:p>1.970.215,8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0000" calcext:value-type="currency">
            <text:p>20.00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2654287.32" calcext:value-type="currency">
            <text:p>2.654.287,3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5953311.29" calcext:value-type="currency">
            <text:p>25.953.311,2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35811529.68" calcext:value-type="currency">
            <text:p>35.811.529,6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3090225.01" calcext:value-type="currency">
            <text:p>3.090.225,0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6548949" calcext:value-type="currency">
            <text:p>6.548.949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2833601.2" calcext:value-type="currency">
            <text:p>22.833.601,2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7438235.78" calcext:value-type="currency">
            <text:p>17.438.235,78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table:style-name="ce12" office:value-type="currency" office:currency="EUR" office:value="148734.18" calcext:value-type="currency">
            <text:p>148.734,1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2291173.06" calcext:value-type="currency">
            <text:p>2.291.173,0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09/03/2008</text:p>
          </table:table-cell>
          <table:table-cell table:style-name="ce12" office:value-type="currency" office:currency="EUR" office:value="397664.01" calcext:value-type="currency">
            <text:p>397.664,01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01/03/2009</text:p>
          </table:table-cell>
          <table:table-cell table:style-name="ce12" office:value-type="currency" office:currency="EUR" office:value="1652185.53" calcext:value-type="currency">
            <text:p>1.652.185,5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table:style-name="ce12" office:value-type="currency" office:currency="EUR" office:value="944518" calcext:value-type="currency">
            <text:p>944.518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table:style-name="ce12" office:value-type="currency" office:currency="EUR" office:value="11847753.45" calcext:value-type="currency">
            <text:p>11.847.753,4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0732993.79" calcext:value-type="currency">
            <text:p>10.732.993,7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679820.18" calcext:value-type="currency">
            <text:p>679.820,1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419412.06" calcext:value-type="currency">
            <text:p>1.419.412,06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63662694.39" calcext:value-type="currency">
            <text:p>63.662.694,3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33898935.87" calcext:value-type="currency">
            <text:p>33.898.935,8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3523065.9" calcext:value-type="currency">
            <text:p>3.523.065,9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6480569.49" calcext:value-type="currency">
            <text:p>6.480.569,4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0194874.41" calcext:value-type="currency">
            <text:p>20.194.874,4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7095716.68" calcext:value-type="currency">
            <text:p>17.095.716,6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1486366.66" calcext:value-type="currency">
            <text:p>1.486.366,6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Andalucía 09/03/2008</text:p>
          </table:table-cell>
          <table:table-cell table:style-name="ce12" office:value-type="currency" office:currency="EUR" office:value="398973.69" calcext:value-type="currency">
            <text:p>398.973,69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Galicia 01/03/2009</text:p>
          </table:table-cell>
          <table:table-cell table:style-name="ce12" office:value-type="currency" office:currency="EUR" office:value="1253365.25" calcext:value-type="currency">
            <text:p>1.253.365,2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table:style-name="ce12" office:value-type="currency" office:currency="EUR" office:value="1388264.24" calcext:value-type="currency">
            <text:p>1.388.264,2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table:style-name="ce12" office:value-type="currency" office:currency="EUR" office:value="11311226.92" calcext:value-type="currency">
            <text:p>11.311.226,9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7900436.31" calcext:value-type="currency">
            <text:p>17.900.436,3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560532.94" calcext:value-type="currency">
            <text:p>2.560.532,9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7000179.15" calcext:value-type="currency">
            <text:p>7.000.179,1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71516757.75" calcext:value-type="currency">
            <text:p>71.516.757,7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939393.21" calcext:value-type="currency">
            <text:p>5.939.393,21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4631754.4" calcext:value-type="currency">
            <text:p>4.631.754,4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4231638.45" calcext:value-type="currency">
            <text:p>4.231.638,4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01/11/2006</text:p>
          </table:table-cell>
          <table:table-cell table:style-name="ce12" office:value-type="currency" office:currency="EUR" office:value="212507.46" calcext:value-type="currency">
            <text:p>212.507,4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389370.54" calcext:value-type="currency">
            <text:p>389.370,5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223399.84" calcext:value-type="currency">
            <text:p>1.223.399,8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727923.26" calcext:value-type="currency">
            <text:p>1.727.923,26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62010.03" calcext:value-type="currency">
            <text:p>362.010,03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9603088.94" calcext:value-type="currency">
            <text:p>9.603.088,94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414495.45" calcext:value-type="currency">
            <text:p>414.495,45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41423.18" calcext:value-type="currency">
            <text:p>41.423,18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89750" calcext:value-type="currency">
            <text:p>89.750,0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36500" calcext:value-type="currency">
            <text:p>236.500,00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94401.63" calcext:value-type="currency">
            <text:p>194.401,63 €</text:p>
          </table:table-cell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3602518.27" calcext:value-type="currency">
            <text:p>13.602.518,2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470223.98" calcext:value-type="currency">
            <text:p>470.223,9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80907.29" calcext:value-type="currency">
            <text:p>80.907,2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018510.43" calcext:value-type="currency">
            <text:p>1.018.510,4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71007.63" calcext:value-type="currency">
            <text:p>71.007,63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</text:p>
          </table:table-cell>
          <table:table-cell table:style-name="ce12" office:value-type="currency" office:currency="EUR" office:value="22210.07" calcext:value-type="currency">
            <text:p>22.210,07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79678" calcext:value-type="currency">
            <text:p>79.678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62090.04" calcext:value-type="currency">
            <text:p>62.090,04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788268.99" calcext:value-type="currency">
            <text:p>788.268,9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50092.22" calcext:value-type="currency">
            <text:p>50.092,22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71154.41" calcext:value-type="currency">
            <text:p>71.154,4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82359.35" calcext:value-type="currency">
            <text:p>82.359,35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Vasco 01/03/2009</text:p>
          </table:table-cell>
          <table:table-cell table:style-name="ce12" office:value-type="currency" office:currency="EUR" office:value="100402.31" calcext:value-type="currency">
            <text:p>100.402,3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Europeo 07/06/2009</text:p>
          </table:table-cell>
          <table:table-cell table:style-name="ce12" office:value-type="currency" office:currency="EUR" office:value="715768.49" calcext:value-type="currency">
            <text:p>715.768,49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834347.01" calcext:value-type="currency">
            <text:p>834.347,01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6456" calcext:value-type="currency">
            <text:p>36.456,00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44356.28" calcext:value-type="currency">
            <text:p>144.356,28 €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19733.61" calcext:value-type="currency">
            <text:p>119.733,6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377245.21" calcext:value-type="currency">
            <text:p>377.245,21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69408" calcext:value-type="currency">
            <text:p>369.408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22470.48" calcext:value-type="currency">
            <text:p>122.470,4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43905.87" calcext:value-type="currency">
            <text:p>243.905,8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086.4" calcext:value-type="currency">
            <text:p>1.086,4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20176.96" calcext:value-type="currency">
            <text:p>120.176,96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652458.09" calcext:value-type="currency">
            <text:p>652.458,09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44777.92" calcext:value-type="currency">
            <text:p>144.777,92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518455.08" calcext:value-type="currency">
            <text:p>518.455,08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620451.04" calcext:value-type="currency">
            <text:p>620.451,04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68021.75" calcext:value-type="currency">
            <text:p>68.021,75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714582.38" calcext:value-type="currency">
            <text:p>714.582,38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606551.42" calcext:value-type="currency">
            <text:p>606.551,42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690344.05" calcext:value-type="currency">
            <text:p>690.344,05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3724493.88" calcext:value-type="currency">
            <text:p>3.724.493,8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65083.51" calcext:value-type="currency">
            <text:p>565.083,5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44777.92" calcext:value-type="currency">
            <text:p>144.777,9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672600" calcext:value-type="currency">
            <text:p>672.60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903169.71" calcext:value-type="currency">
            <text:p>903.169,7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69164.24" calcext:value-type="currency">
            <text:p>269.164,2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917.08" calcext:value-type="currency">
            <text:p>1.917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94981.08" calcext:value-type="currency">
            <text:p>194.981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51500.82" calcext:value-type="currency">
            <text:p>251.500,8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80831.69" calcext:value-type="currency">
            <text:p>380.831,6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40259.59" calcext:value-type="currency">
            <text:p>40.259,59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39820.31" calcext:value-type="currency">
            <text:p>39.820,3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861499.04" calcext:value-type="currency">
            <text:p>1.861.499,0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66371.34" calcext:value-type="currency">
            <text:p>66.371,3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903044.64" calcext:value-type="currency">
            <text:p>2.903.044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42254.99" calcext:value-type="currency">
            <text:p>142.254,9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957257.81" calcext:value-type="currency">
            <text:p>3.957.257,8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027607.27" calcext:value-type="currency">
            <text:p>2.027.607,27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27436.72" calcext:value-type="currency">
            <text:p>127.436,72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918772.2" calcext:value-type="currency">
            <text:p>918.772,20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4778012.32" calcext:value-type="currency">
            <text:p>4.778.012,32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645484.52" calcext:value-type="currency">
            <text:p>2.645.484,5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230252.5" calcext:value-type="currency">
            <text:p>230.252,50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table:style-name="ce12" office:value-type="currency" office:currency="EUR" office:value="765198.41" calcext:value-type="currency">
            <text:p>765.198,41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70" calcext:value-type="currency">
            <text:p>270,00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3463.71" calcext:value-type="currency">
            <text:p>13.463,71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2310369.93" calcext:value-type="currency">
            <text:p>12.310.369,93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ntesa Catalana de Progr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543486.96" calcext:value-type="currency">
            <text:p>543.486,96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ntesa Catalana de Progr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576400.91" calcext:value-type="currency">
            <text:p>576.400,9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989699.41" calcext:value-type="currency">
            <text:p>989.699,4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213516.68" calcext:value-type="currency">
            <text:p>2.213.516,6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398862.31" calcext:value-type="currency">
            <text:p>1.398.862,3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125057.55" calcext:value-type="currency">
            <text:p>125.057,55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table:style-name="ce12" office:value-type="currency" office:currency="EUR" office:value="506830.5" calcext:value-type="currency">
            <text:p>506.830,50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994904.56" calcext:value-type="currency">
            <text:p>994.904,56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412" calcext:value-type="currency">
            <text:p>2.412,00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06429.72" calcext:value-type="currency">
            <text:p>106.429,72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615623.08" calcext:value-type="currency">
            <text:p>615.623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80149.77" calcext:value-type="currency">
            <text:p>180.149,7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7111.32" calcext:value-type="currency">
            <text:p>37.111,3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774557.81" calcext:value-type="currency">
            <text:p>774.557,8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131684.18" calcext:value-type="currency">
            <text:p>131.684,1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10026.93" calcext:value-type="currency">
            <text:p>110.026,9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314389.37" calcext:value-type="currency">
            <text:p>314.389,3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27667.85" calcext:value-type="currency">
            <text:p>227.667,8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045.64" calcext:value-type="currency">
            <text:p>2.045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40115.66" calcext:value-type="currency">
            <text:p>140.115,6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572271.1" calcext:value-type="currency">
            <text:p>2.572.271,1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391948.15" calcext:value-type="currency">
            <text:p>391.948,1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880" calcext:value-type="currency">
            <text:p>2.88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71400.3" calcext:value-type="currency">
            <text:p>171.400,3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164755.64" calcext:value-type="currency">
            <text:p>1.164.755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96821.96" calcext:value-type="currency">
            <text:p>496.821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286280.92" calcext:value-type="currency">
            <text:p>286.280,92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03832.38" calcext:value-type="currency">
            <text:p>503.832,38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415202.48" calcext:value-type="currency">
            <text:p>1.415.202,48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369369.1" calcext:value-type="currency">
            <text:p>1.369.369,10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47415.86" calcext:value-type="currency">
            <text:p>47.415,8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table:style-name="ce12" office:value-type="currency" office:currency="EUR" office:value="428996.94" calcext:value-type="currency">
            <text:p>428.996,9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98114.88" calcext:value-type="currency">
            <text:p>298.114,8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656993.05" calcext:value-type="currency">
            <text:p>656.993,0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4171343.5" calcext:value-type="currency">
            <text:p>14.171.343,5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893923.32" calcext:value-type="currency">
            <text:p>1.893.923,3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11120.29" calcext:value-type="currency">
            <text:p>211.120,2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201915.36" calcext:value-type="currency">
            <text:p>3.201.915,3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3997806.87" calcext:value-type="currency">
            <text:p>3.997.806,8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562863.71" calcext:value-type="currency">
            <text:p>562.863,7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183801.53" calcext:value-type="currency">
            <text:p>2.183.801,5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62712.99" calcext:value-type="currency">
            <text:p>162.712,9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579487.59" calcext:value-type="currency">
            <text:p>579.487,5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4276381.19" calcext:value-type="currency">
            <text:p>14.276.381,1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225120.52" calcext:value-type="currency">
            <text:p>225.120,5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72388.92" calcext:value-type="currency">
            <text:p>72.388,9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637824" calcext:value-type="currency">
            <text:p>637.824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44570.51" calcext:value-type="currency">
            <text:p>44.570,51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973.9" calcext:value-type="currency">
            <text:p>1.973,9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5347395.66" calcext:value-type="currency">
            <text:p>5.347.395,6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7/05/2007 2</text:p>
          </table:table-cell>
          <table:table-cell table:style-name="ce12" office:value-type="currency" office:currency="EUR" office:value="5335.59" calcext:value-type="currency">
            <text:p>5.335,5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9243.84" calcext:value-type="currency">
            <text:p>9.243,84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table:style-name="ce12" office:value-type="currency" office:currency="EUR" office:value="33078.44" calcext:value-type="currency">
            <text:p>33.078,4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65152.28" calcext:value-type="currency">
            <text:p>465.152,2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100760.22" calcext:value-type="currency">
            <text:p>3.100.760,2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54724.88" calcext:value-type="currency">
            <text:p>154.724,8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3591" calcext:value-type="currency">
            <text:p>23.591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10425.24" calcext:value-type="currency">
            <text:p>310.425,2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489897.84" calcext:value-type="currency">
            <text:p>489.897,8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193414.78" calcext:value-type="currency">
            <text:p>1.193.414,7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837336.22" calcext:value-type="currency">
            <text:p>2.837.336,2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85937.48" calcext:value-type="currency">
            <text:p>485.937,4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344417.49" calcext:value-type="currency">
            <text:p>1.344.417,4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671982.66" calcext:value-type="currency">
            <text:p>2.671.982,6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87289.99" calcext:value-type="currency">
            <text:p>87.289,9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236866.17" calcext:value-type="currency">
            <text:p>2.236.866,1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7245.62" calcext:value-type="currency">
            <text:p>37.245,6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5497493.15" calcext:value-type="currency">
            <text:p>5.497.493,1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8588068.21" calcext:value-type="currency">
            <text:p>28.588.068,2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35739905.46" calcext:value-type="currency">
            <text:p>35.739.905,4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834525.48" calcext:value-type="currency">
            <text:p>2.834.525,4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6564211.88" calcext:value-type="currency">
            <text:p>6.564.211,8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1962842.6" calcext:value-type="currency">
            <text:p>21.962.842,6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7518460.14" calcext:value-type="currency">
            <text:p>17.518.460,1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3080082.64" calcext:value-type="currency">
            <text:p>3.080.082,64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table:style-name="ce12" office:value-type="currency" office:currency="EUR" office:value="447007.38" calcext:value-type="currency">
            <text:p>447.007,3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1265509.89" calcext:value-type="currency">
            <text:p>11.265.509,8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537679.1" calcext:value-type="currency">
            <text:p>537.679,1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350063.43" calcext:value-type="currency">
            <text:p>1.350.063,4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54259417.05" calcext:value-type="currency">
            <text:p>54.259.417,0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33831136.9" calcext:value-type="currency">
            <text:p>33.831.136,9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3458987.91" calcext:value-type="currency">
            <text:p>3.458.987,9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6509214.09" calcext:value-type="currency">
            <text:p>6.509.214,0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9908246.46" calcext:value-type="currency">
            <text:p>19.908.246,4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7834171.96" calcext:value-type="currency">
            <text:p>17.834.171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1933313.35" calcext:value-type="currency">
            <text:p>1.933.313,35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6384495.37" calcext:value-type="currency">
            <text:p>16.384.495,3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030914.83" calcext:value-type="currency">
            <text:p>3.030.914,83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455152.82" calcext:value-type="currency">
            <text:p>3.455.152,8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56853117.14" calcext:value-type="currency">
            <text:p>56.853.117,14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927514.22" calcext:value-type="currency">
            <text:p>5.927.514,22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673693.76" calcext:value-type="currency">
            <text:p>3.673.693,76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4130226.07" calcext:value-type="currency">
            <text:p>4.130.226,0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542699.34" calcext:value-type="currency">
            <text:p>542.699,3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<text:s/>de Cataluña 28/11/2010</text:p>
          </table:table-cell>
          <table:table-cell table:style-name="ce12" office:value-type="currency" office:currency="EUR" office:value="671308.6" calcext:value-type="currency">
            <text:p>671.308,6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167830.39" calcext:value-type="currency">
            <text:p>1.167.830,39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722971.67" calcext:value-type="currency">
            <text:p>1.722.971,6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05192" calcext:value-type="currency">
            <text:p>305.192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1389467.24" calcext:value-type="currency">
            <text:p>11.389.467,24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620499.71" calcext:value-type="currency">
            <text:p>620.499,71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30059.79" calcext:value-type="currency">
            <text:p>30.059,79 €</text:p>
          </table:table-cell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85650" calcext:value-type="currency">
            <text:p>85.65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709000" calcext:value-type="currency">
            <text:p>709.00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415670.69" calcext:value-type="currency">
            <text:p>415.670,69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4110547.27" calcext:value-type="currency">
            <text:p>14.110.547,27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469283.52" calcext:value-type="currency">
            <text:p>469.283,5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72388.96" calcext:value-type="currency">
            <text:p>72.388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060128" calcext:value-type="currency">
            <text:p>1.060.128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66614.14" calcext:value-type="currency">
            <text:p>66.614,1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60924.3" calcext:value-type="currency">
            <text:p>60.924,3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72721" calcext:value-type="currency">
            <text:p>72.721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53522.78" calcext:value-type="currency">
            <text:p>53.522,7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93836.64" calcext:value-type="currency">
            <text:p>293.836,64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786692.42" calcext:value-type="currency">
            <text:p>786.692,42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53415.41" calcext:value-type="currency">
            <text:p>53.415,4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72388.96" calcext:value-type="currency">
            <text:p>72.388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10631.96" calcext:value-type="currency">
            <text:p>110.631,96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09/03/2008</text:p>
          </table:table-cell>
          <table:table-cell table:style-name="ce12" office:value-type="currency" office:currency="EUR" office:value="23849.31" calcext:value-type="currency">
            <text:p>23.849,31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004875.5" calcext:value-type="currency">
            <text:p>1.004.875,5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42150" calcext:value-type="currency">
            <text:p>42.150,00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11400.08" calcext:value-type="currency">
            <text:p>111.400,08 €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303236.82" calcext:value-type="currency">
            <text:p>303.236,8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56503.06" calcext:value-type="currency">
            <text:p>156.503,0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3647.1" calcext:value-type="currency">
            <text:p>13.647,1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318024.33" calcext:value-type="currency">
            <text:p>318.024,3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377245.21" calcext:value-type="currency">
            <text:p>377.245,21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67808" calcext:value-type="currency">
            <text:p>367.808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40449.68" calcext:value-type="currency">
            <text:p>140.449,6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2098.84" calcext:value-type="currency">
            <text:p>12.098,8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35229.28" calcext:value-type="currency">
            <text:p>235.229,2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8079.42" calcext:value-type="currency">
            <text:p>8.079,4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35858.23" calcext:value-type="currency">
            <text:p>35.858,2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314342.94" calcext:value-type="currency">
            <text:p>314.342,9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49323.43" calcext:value-type="currency">
            <text:p>49.323,4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863359.31" calcext:value-type="currency">
            <text:p>863.359,31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02386" calcext:value-type="currency">
            <text:p>102.386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97976.3" calcext:value-type="currency">
            <text:p>97.976,3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20983.79" calcext:value-type="currency">
            <text:p>220.983,7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9513.43" calcext:value-type="currency">
            <text:p>29.513,4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657226.52" calcext:value-type="currency">
            <text:p>657.226,5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29139.99" calcext:value-type="currency">
            <text:p>129.139,9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518455.08" calcext:value-type="currency">
            <text:p>518.455,0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557019.2" calcext:value-type="currency">
            <text:p>557.019,2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245885.84" calcext:value-type="currency">
            <text:p>245.885,8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215493.13" calcext:value-type="currency">
            <text:p>215.493,1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913139.3" calcext:value-type="currency">
            <text:p>913.139,3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497135.99" calcext:value-type="currency">
            <text:p>497.135,9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691559.06" calcext:value-type="currency">
            <text:p>691.559,0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4709902.48" calcext:value-type="currency">
            <text:p>4.709.902,4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20899.95" calcext:value-type="currency">
            <text:p>20.899,95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28388.07" calcext:value-type="currency">
            <text:p>328.388,07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25524.22" calcext:value-type="currency">
            <text:p>125.524,2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97315.98" calcext:value-type="currency">
            <text:p>197.315,9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75185" calcext:value-type="currency">
            <text:p>75.185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85077.64" calcext:value-type="currency">
            <text:p>185.077,6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202490.65" calcext:value-type="currency">
            <text:p>202.490,65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999762.69" calcext:value-type="currency">
            <text:p>999.762,6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67384.06" calcext:value-type="currency">
            <text:p>567.384,0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29139.99" calcext:value-type="currency">
            <text:p>129.139,9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649605" calcext:value-type="currency">
            <text:p>649.605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942049.49" calcext:value-type="currency">
            <text:p>942.049,4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298990.01" calcext:value-type="currency">
            <text:p>298.990,0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486554.73" calcext:value-type="currency">
            <text:p>486.554,7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24036.31" calcext:value-type="currency">
            <text:p>24.036,3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50000" calcext:value-type="currency">
            <text:p>250.00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00.18" calcext:value-type="currency">
            <text:p>100,1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027719.21" calcext:value-type="currency">
            <text:p>1.027.719,21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69095.12" calcext:value-type="currency">
            <text:p>69.095,1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73799.35" calcext:value-type="currency">
            <text:p>173.799,35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romís p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21252.72" calcext:value-type="currency">
            <text:p>21.252,7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romís-Q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43763.94" calcext:value-type="currency">
            <text:p>43.763,9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romís-Q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996.6" calcext:value-type="currency">
            <text:p>1.996,6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romís-Q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982488.22" calcext:value-type="currency">
            <text:p>1.982.488,2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03866.3" calcext:value-type="currency">
            <text:p>203.866,3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3115007.44" calcext:value-type="currency">
            <text:p>3.115.007,4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50484" calcext:value-type="currency">
            <text:p>50.484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2881741.57" calcext:value-type="currency">
            <text:p>2.881.741,5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atica de Catalu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3607971.83" calcext:value-type="currency">
            <text:p>3.607.971,8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35719.5" calcext:value-type="currency">
            <text:p>135.719,5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902665.99" calcext:value-type="currency">
            <text:p>902.665,9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7924504.52" calcext:value-type="currency">
            <text:p>7.924.504,5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559172.68" calcext:value-type="currency">
            <text:p>2.559.172,6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table:style-name="ce12" office:value-type="currency" office:currency="EUR" office:value="2194360.94" calcext:value-type="currency">
            <text:p>2.194.360,9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681379.26" calcext:value-type="currency">
            <text:p>681.379,2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691330.73" calcext:value-type="currency">
            <text:p>691.330,7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303.89" calcext:value-type="currency">
            <text:p>3.303,8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2609005.27" calcext:value-type="currency">
            <text:p>12.609.005,27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ntesa Catalana de Progr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72768.7" calcext:value-type="currency">
            <text:p>472.768,7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ntesa pel Progré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20461.29" calcext:value-type="currency">
            <text:p>20.461,2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990499" calcext:value-type="currency">
            <text:p>990.499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344.32" calcext:value-type="currency">
            <text:p>4.344,3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900039.63" calcext:value-type="currency">
            <text:p>1.900.039,6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085760.16" calcext:value-type="currency">
            <text:p>1.085.760,1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table:style-name="ce12" office:value-type="currency" office:currency="EUR" office:value="837963.86" calcext:value-type="currency">
            <text:p>837.963,8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068316.08" calcext:value-type="currency">
            <text:p>1.068.316,0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401505.56" calcext:value-type="currency">
            <text:p>401.505,5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895158.62" calcext:value-type="currency">
            <text:p>895.158,6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69676.83" calcext:value-type="currency">
            <text:p>69.676,8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462554.74" calcext:value-type="currency">
            <text:p>1.462.554,7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482161.77" calcext:value-type="currency">
            <text:p>2.482.161,77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24762.71" calcext:value-type="currency">
            <text:p>224.762,71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6362.26" calcext:value-type="currency">
            <text:p>6.362,2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76772.82" calcext:value-type="currency">
            <text:p>76.772,8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769853.53" calcext:value-type="currency">
            <text:p>769.853,5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117675.23" calcext:value-type="currency">
            <text:p>117.675,2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10231.96" calcext:value-type="currency">
            <text:p>110.231,9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40945.69" calcext:value-type="currency">
            <text:p>140.945,6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17404.34" calcext:value-type="currency">
            <text:p>117.404,3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346622.59" calcext:value-type="currency">
            <text:p>346.622,5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045.64" calcext:value-type="currency">
            <text:p>2.045,6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11479.61" calcext:value-type="currency">
            <text:p>111.479,61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396647.55" calcext:value-type="currency">
            <text:p>2.396.647,55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26787.09" calcext:value-type="currency">
            <text:p>126.787,0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4240" calcext:value-type="currency">
            <text:p>4.240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11097.28" calcext:value-type="currency">
            <text:p>111.097,2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 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066123.32" calcext:value-type="currency">
            <text:p>1.066.123,3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36630.47" calcext:value-type="currency">
            <text:p>36.630,4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468278.43" calcext:value-type="currency">
            <text:p>468.278,4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58159.28" calcext:value-type="currency">
            <text:p>158.159,2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211112.16" calcext:value-type="currency">
            <text:p>211.112,1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54168.05" calcext:value-type="currency">
            <text:p>154.168,0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311212.67" calcext:value-type="currency">
            <text:p>311.212,6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21209.2" calcext:value-type="currency">
            <text:p>21.209,2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063403.57" calcext:value-type="currency">
            <text:p>1.063.403,57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20874.6" calcext:value-type="currency">
            <text:p>20.874,6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1996.6" calcext:value-type="currency">
            <text:p>1.996,6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40910.54" calcext:value-type="currency">
            <text:p>440.910,5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266151.43" calcext:value-type="currency">
            <text:p>266.151,4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58968.07" calcext:value-type="currency">
            <text:p>558.968,07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792325.63" calcext:value-type="currency">
            <text:p>1.792.325,6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017465.19" calcext:value-type="currency">
            <text:p>1.017.465,1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table:style-name="ce12" office:value-type="currency" office:currency="EUR" office:value="859607.03" calcext:value-type="currency">
            <text:p>859.607,0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893979.12" calcext:value-type="currency">
            <text:p>893.979,1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247155.33" calcext:value-type="currency">
            <text:p>247.155,3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010279.7" calcext:value-type="currency">
            <text:p>1.010.279,7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 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6136909.31" calcext:value-type="currency">
            <text:p>16.136.909,3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2147659.34" calcext:value-type="currency">
            <text:p>2.147.659,3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63114.89" calcext:value-type="currency">
            <text:p>263.114,8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29663.94" calcext:value-type="currency">
            <text:p>29.663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271795.33" calcext:value-type="currency">
            <text:p>3.271.795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3288117.19" calcext:value-type="currency">
            <text:p>3.288.117,1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4316251.46" calcext:value-type="currency">
            <text:p>4.316.251,4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540556.82" calcext:value-type="currency">
            <text:p>540.556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2230293.88" calcext:value-type="currency">
            <text:p>2.230.293,8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631873" calcext:value-type="currency">
            <text:p>1.631.873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23704.68" calcext:value-type="currency">
            <text:p>123.704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105285.19" calcext:value-type="currency">
            <text:p>1.105.285,1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7420721.95" calcext:value-type="currency">
            <text:p>17.420.721,95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202908.69" calcext:value-type="currency">
            <text:p>202.908,6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62573.4" calcext:value-type="currency">
            <text:p>62.573,4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90564.27" calcext:value-type="currency">
            <text:p>290.564,27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40941.68" calcext:value-type="currency">
            <text:p>40.941,68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242603.22" calcext:value-type="currency">
            <text:p>242.603,2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199.32" calcext:value-type="currency">
            <text:p>1.199,3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6283637.14" calcext:value-type="currency">
            <text:p>6.283.637,1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table:style-name="ce12" office:value-type="currency" office:currency="EUR" office:value="214496.91" calcext:value-type="currency">
            <text:p>214.496,9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987543.51" calcext:value-type="currency">
            <text:p>1.987.543,5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481108.74" calcext:value-type="currency">
            <text:p>481.108,7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743093.33" calcext:value-type="currency">
            <text:p>743.093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19799.63" calcext:value-type="currency">
            <text:p>419.799,6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3827528.74" calcext:value-type="currency">
            <text:p>3.827.528,7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41761.77" calcext:value-type="currency">
            <text:p>41.761,7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448773.51" calcext:value-type="currency">
            <text:p>448.773,5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67625.82" calcext:value-type="currency">
            <text:p>167.625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230764.16" calcext:value-type="currency">
            <text:p>230.764,1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95176.17" calcext:value-type="currency">
            <text:p>95.176,1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07658.13" calcext:value-type="currency">
            <text:p>107.658,1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44580" calcext:value-type="currency">
            <text:p>144.58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52116.68" calcext:value-type="currency">
            <text:p>52.116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887606.42" calcext:value-type="currency">
            <text:p>887.606,4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49374.94" calcext:value-type="currency">
            <text:p>149.374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8553" calcext:value-type="currency">
            <text:p>18.553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95537.03" calcext:value-type="currency">
            <text:p>395.537,0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406228.16" calcext:value-type="currency">
            <text:p>406.228,1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211031.7" calcext:value-type="currency">
            <text:p>1.211.031,7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535491.94" calcext:value-type="currency">
            <text:p>2.535.491,9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470691.49" calcext:value-type="currency">
            <text:p>470.691,4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332720" calcext:value-type="currency">
            <text:p>1.332.720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2446660.38" calcext:value-type="currency">
            <text:p>2.446.660,3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324809.83" calcext:value-type="currency">
            <text:p>1.324.809,8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261870.53" calcext:value-type="currency">
            <text:p>261.870,5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965435.73" calcext:value-type="currency">
            <text:p>1.965.435,7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20702.88" calcext:value-type="currency">
            <text:p>120.702,8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5434684.08" calcext:value-type="currency">
            <text:p>5.434.684,0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7703592.87" calcext:value-type="currency">
            <text:p>27.703.592,8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36823386.29" calcext:value-type="currency">
            <text:p>36.823.386,2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195748.59" calcext:value-type="currency">
            <text:p>2.195.748,5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6317143.18" calcext:value-type="currency">
            <text:p>6.317.143,1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23367279.64" calcext:value-type="currency">
            <text:p>23.367.279,6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7822757.05" calcext:value-type="currency">
            <text:p>17.822.757,05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table:style-name="ce12" office:value-type="currency" office:currency="EUR" office:value="1157540.2" calcext:value-type="currency">
            <text:p>1.157.540,2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5273373.82" calcext:value-type="currency">
            <text:p>15.273.373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4017039.26" calcext:value-type="currency">
            <text:p>4.017.039,2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6842720.33" calcext:value-type="currency">
            <text:p>6.842.720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2078165.31" calcext:value-type="currency">
            <text:p>12.078.165,3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145070.55" calcext:value-type="currency">
            <text:p>2.145.070,5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776137.39" calcext:value-type="currency">
            <text:p>1.776.137,3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77991929.89" calcext:value-type="currency">
            <text:p>77.991.929,8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33051886.63" calcext:value-type="currency">
            <text:p>33.051.886,6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2795237.36" calcext:value-type="currency">
            <text:p>2.795.237,3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6058131.22" calcext:value-type="currency">
            <text:p>6.058.131,2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18702616.18" calcext:value-type="currency">
            <text:p>18.702.616,1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5153967.09" calcext:value-type="currency">
            <text:p>15.153.967,0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3924619.22" calcext:value-type="currency">
            <text:p>13.924.619,2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3610131.33" calcext:value-type="currency">
            <text:p>3.610.131,3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5785144.82" calcext:value-type="currency">
            <text:p>5.785.144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8032378.04" calcext:value-type="currency">
            <text:p>18.032.378,0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2908251.86" calcext:value-type="currency">
            <text:p>2.908.251,8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1833015.08" calcext:value-type="currency">
            <text:p>1.833.015,0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70101938.65" calcext:value-type="currency">
            <text:p>70.101.938,65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5725686.96" calcext:value-type="currency">
            <text:p>5.725.686,9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4030287.19" calcext:value-type="currency">
            <text:p>4.030.287,19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3707929.56" calcext:value-type="currency">
            <text:p>3.707.929,5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Parlamento de Cataluña 28/11/2010</text:p>
          </table:table-cell>
          <table:table-cell table:style-name="ce12" office:value-type="currency" office:currency="EUR" office:value="1243088.2" calcext:value-type="currency">
            <text:p>1.243.088,2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695096.82" calcext:value-type="currency">
            <text:p>1.695.096,8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887545.54" calcext:value-type="currency">
            <text:p>887.545,54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127244.95" calcext:value-type="currency">
            <text:p>1.127.244,95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351846.46" calcext:value-type="currency">
            <text:p>1.351.846,4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286727.36" calcext:value-type="currency">
            <text:p>286.727,36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2967864.53" calcext:value-type="currency">
            <text:p>12.967.864,53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660829.41" calcext:value-type="currency">
            <text:p>660.829,41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78364.32" calcext:value-type="currency">
            <text:p>78.364,32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310075" calcext:value-type="currency">
            <text:p>310.075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627450" calcext:value-type="currency">
            <text:p>627.450,00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843977.27" calcext:value-type="currency">
            <text:p>843.977,27 €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16276780.13" calcext:value-type="currency">
            <text:p>16.276.780,1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476241.2" calcext:value-type="currency">
            <text:p>476.241,2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94459.01" calcext:value-type="currency">
            <text:p>94.459,0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976701.05" calcext:value-type="currency">
            <text:p>976.701,0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67108.48" calcext:value-type="currency">
            <text:p>67.108,4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105358.37" calcext:value-type="currency">
            <text:p>105.358,3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Autonómicas 22/05/2011</text:p>
          </table:table-cell>
          <table:table-cell table:style-name="ce12" office:value-type="currency" office:currency="EUR" office:value="409851.56" calcext:value-type="currency">
            <text:p>409.851,56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Generales 22/11/2011</text:p>
          </table:table-cell>
          <table:table-cell table:style-name="ce12" office:value-type="currency" office:currency="EUR" office:value="96196.24" calcext:value-type="currency">
            <text:p>96.196,24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70053" calcext:value-type="currency">
            <text:p>70.053,00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31360.97" calcext:value-type="currency">
            <text:p>31.360,97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81866.55" calcext:value-type="currency">
            <text:p>281.866,5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Subvención Estatal</text:p>
          </table:table-cell>
          <table:table-cell table:style-name="ce12" office:value-type="currency" office:currency="EUR" office:value="1070570.89" calcext:value-type="currency">
            <text:p>1.070.570,8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Gobiernos Autonómicos</text:p>
          </table:table-cell>
          <table:table-cell table:style-name="ce12" office:value-type="currency" office:currency="EUR" office:value="53415.41" calcext:value-type="currency">
            <text:p>53.415,41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Cortes Generales</text:p>
          </table:table-cell>
          <table:table-cell table:style-name="ce12" office:value-type="currency" office:currency="EUR" office:value="85655.39" calcext:value-type="currency">
            <text:p>85.655,3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12" office:value-type="currency" office:currency="EUR" office:value="476114.45" calcext:value-type="currency">
            <text:p>476.114,45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string" calcext:value-type="string">
            <text:p>Entidades Locales</text:p>
          </table:table-cell>
          <table:table-cell table:style-name="ce12" office:value-type="currency" office:currency="EUR" office:value="192107.68" calcext:value-type="currency">
            <text:p>192.107,6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office:value-type="string" calcext:value-type="string">
            <text:p>Elecciones Locales 22/05/2011</text:p>
          </table:table-cell>
          <table:table-cell table:style-name="ce12" office:value-type="currency" office:currency="EUR" office:value="361224.83" calcext:value-type="currency">
            <text:p>361.224,83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Cuotas y aportaciones de afiliados, adheridos y simpatizantes</text:p>
          </table:table-cell>
          <table:table-cell table:style-name="ce12" office:value-type="currency" office:currency="EUR" office:value="1039982.98" calcext:value-type="currency">
            <text:p>1.039.982,98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Donaciones</text:p>
          </table:table-cell>
          <table:table-cell table:style-name="ce12" office:value-type="currency" office:currency="EUR" office:value="132232.82" calcext:value-type="currency">
            <text:p>132.232,82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table:number-columns-repeated="2" office:value-type="string" calcext:value-type="string">
            <text:p>Particulares</text:p>
          </table:table-cell>
          <table:table-cell office:value-type="string" calcext:value-type="string">
            <text:p>Otros Ingresos Financiación Privada</text:p>
          </table:table-cell>
          <table:table-cell table:style-name="ce12" office:value-type="currency" office:currency="EUR" office:value="95858.09" calcext:value-type="currency">
            <text:p>95.858,09 €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string" calcext:value-type="string">
            <text:p>Deuda con entidades de crédito</text:p>
          </table:table-cell>
          <table:table-cell table:style-name="ce12" office:value-type="currency" office:currency="EUR" office:value="2947216.45" calcext:value-type="currency">
            <text:p>2.947.216,45 €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number-columns-repeated="4"/>
          <table:table-cell table:style-name="ce12" table:formula="of:=SUM([.G2:.G577])" office:value-type="currency" office:currency="EUR" office:value="1782548946.66" calcext:value-type="currency">
            <text:p>1.782.548.946,66 €</text:p>
          </table:table-cell>
          <table:table-cell table:number-columns-repeated="1017"/>
        </table:table-row>
        <table:table-row table:style-name="ro1" table:number-rows-repeated="10479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ublica_ordinario.A1:publica_ordinario.K79">
          <table:sort>
            <table:sort-by table:field-number="0" table:order="descending" table:data-type="automatic"/>
            <table:sort-by table:field-number="10" table:order="descending" table:data-type="automatic"/>
          </table:sort>
        </table:database-range>
        <table:database-range table:name="__Anonymous_Sheet_DB__1" table:target-range-address="publica_electoral.A1:publica_electoral.S51">
          <table:sort>
            <table:sort-by table:field-number="0" table:order="descending" table:data-type="automatic"/>
            <table:sort-by table:field-number="18" table:order="descending" table:data-type="automatic"/>
          </table:sort>
        </table:database-range>
        <table:database-range table:name="__Anonymous_Sheet_DB__2" table:target-range-address="privada_ingresos.A1:privada_ingresos.E72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3" table:target-range-address="privada_creditos.A1:privada_creditos.F72">
          <table:sort>
            <table:sort-by table:field-number="0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4" table:target-range-address="Integrado.A1:Integrado.AB271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5" table:target-range-address="'Transposición y refinado'.A1:'Transposición y refinado'.G57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 style:data-style-name="N2" text:time-value="0000-00-00T00:00:01.3510367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Ontañón</meta:initial-creator>
    <meta:creation-date>2013-11-19T12:09:35</meta:creation-date>
    <dc:date>2013-11-24T14:51:56.272204207</dc:date>
    <dc:creator>J. Ontañón</dc:creator>
    <meta:editing-duration>PT2H4M22S</meta:editing-duration>
    <meta:editing-cycles>51</meta:editing-cycles>
    <meta:generator>LibreOffice/4.1.2.3$Linux_x86 LibreOffice_project/410m0$Build-3</meta:generator>
    <meta:document-statistic meta:table-count="6" meta:cell-count="8496" meta:object-count="0"/>
  </office:meta>
</office:document-meta>
</file>